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ce style:name="Lohit Hindi2" svg:font-family="'Lohit Hindi'"/>
    <style:font-face style:name="Trebuchet MS" svg:font-family="'Trebuchet MS'"/>
    <style:font-face style:name="Helvetica1" svg:font-family="Helvetica" style:font-family-generic="roman"/>
    <style:font-face style:name="Arial" svg:font-family="Arial" style:font-family-generic="swiss"/>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DejaVu Sans Mono" svg:font-family="'DejaVu Sans Mono'" style:font-family-generic="modern" style:font-pitch="fixed"/>
    <style:font-face style:name="Lohit Hindi" svg:font-family="'Lohit Hindi'" style:font-pitch="variable"/>
    <style:font-face style:name="Times New Roman" svg:font-family="'Times New Roman', Times" style:font-pitch="variable"/>
    <style:font-face style:name="Arial2" svg:font-family="Arial"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line-height="150%"/>
      <style:text-properties style:font-name="Arial" fo:language="en" fo:country="US" officeooo:rsid="00012cb8" officeooo:paragraph-rsid="0012d1cd"/>
    </style:style>
    <style:style style:name="P2" style:family="paragraph" style:parent-style-name="Standard">
      <style:paragraph-properties fo:line-height="150%"/>
      <style:text-properties style:font-name="Arial" fo:language="en" fo:country="US" officeooo:rsid="000e2621" officeooo:paragraph-rsid="0039687d"/>
    </style:style>
    <style:style style:name="P3" style:family="paragraph" style:parent-style-name="Standard">
      <style:paragraph-properties fo:line-height="150%"/>
      <style:text-properties style:font-name="Arial" fo:language="en" fo:country="US" officeooo:rsid="00103cae" officeooo:paragraph-rsid="0061625f"/>
    </style:style>
    <style:style style:name="P4" style:family="paragraph" style:parent-style-name="Standard">
      <style:paragraph-properties fo:line-height="150%"/>
      <style:text-properties style:font-name="Arial" fo:language="en" fo:country="US" officeooo:rsid="00260a0e" officeooo:paragraph-rsid="0060a5e2"/>
    </style:style>
    <style:style style:name="P5" style:family="paragraph" style:parent-style-name="Standard">
      <style:paragraph-properties fo:line-height="150%"/>
      <style:text-properties style:font-name="Arial" fo:language="en" fo:country="US" officeooo:rsid="006912cf" officeooo:paragraph-rsid="006912cf"/>
    </style:style>
    <style:style style:name="P6" style:family="paragraph" style:parent-style-name="Standard">
      <style:paragraph-properties fo:line-height="150%"/>
      <style:text-properties style:font-name="Arial" fo:language="en" fo:country="US" officeooo:rsid="001dda1d" officeooo:paragraph-rsid="001f0913"/>
    </style:style>
    <style:style style:name="P7" style:family="paragraph" style:parent-style-name="Standard">
      <style:paragraph-properties fo:line-height="150%"/>
      <style:text-properties style:font-name="Arial" fo:font-size="14pt" fo:language="en" fo:country="US" fo:font-weight="bold" officeooo:rsid="0054909f" officeooo:paragraph-rsid="0054909f" style:font-size-asian="14pt" style:font-weight-asian="bold" style:font-size-complex="14pt" style:font-weight-complex="bold"/>
    </style:style>
    <style:style style:name="P8" style:family="paragraph" style:parent-style-name="Standard">
      <style:paragraph-properties fo:line-height="150%"/>
      <style:text-properties style:font-name="Arial" fo:font-size="14pt" fo:language="en" fo:country="US" fo:font-weight="bold" officeooo:rsid="006912cf" officeooo:paragraph-rsid="006912cf" style:font-size-asian="14pt" style:font-weight-asian="bold" style:font-size-complex="14pt" style:font-weight-complex="bold"/>
    </style:style>
    <style:style style:name="P9" style:family="paragraph" style:parent-style-name="Standard">
      <style:paragraph-properties fo:line-height="150%"/>
      <style:text-properties style:font-name="Arial" fo:font-size="14pt" fo:language="en" fo:country="US" fo:font-weight="bold" officeooo:rsid="006912cf" officeooo:paragraph-rsid="007c2427" style:font-size-asian="14pt" style:font-weight-asian="bold" style:font-size-complex="14pt" style:font-weight-complex="bold"/>
    </style:style>
    <style:style style:name="P10" style:family="paragraph" style:parent-style-name="Standard">
      <style:paragraph-properties fo:line-height="150%"/>
      <style:text-properties style:font-name="Arial" fo:font-size="14pt" fo:language="en" fo:country="US" fo:font-weight="bold" officeooo:rsid="006912cf" officeooo:paragraph-rsid="007e020f" style:font-size-asian="14pt" style:font-weight-asian="bold" style:font-size-complex="14pt" style:font-weight-complex="bold"/>
    </style:style>
    <style:style style:name="P11" style:family="paragraph" style:parent-style-name="Standard">
      <style:paragraph-properties fo:line-height="150%"/>
      <style:text-properties style:font-name="Arial" fo:font-size="14pt" fo:language="en" fo:country="US" fo:font-weight="bold" officeooo:rsid="006912cf" officeooo:paragraph-rsid="007f523d" style:font-size-asian="14pt" style:font-weight-asian="bold" style:font-size-complex="14pt" style:font-weight-complex="bold"/>
    </style:style>
    <style:style style:name="P12" style:family="paragraph" style:parent-style-name="Standard">
      <style:paragraph-properties fo:line-height="150%"/>
      <style:text-properties style:font-name="Arial" fo:font-size="14pt" fo:language="en" fo:country="US" fo:font-weight="bold" officeooo:rsid="006912cf" officeooo:paragraph-rsid="00741715" style:font-size-asian="14pt" style:font-weight-asian="bold" style:font-size-complex="14pt" style:font-weight-complex="bold"/>
    </style:style>
    <style:style style:name="P13" style:family="paragraph" style:parent-style-name="Standard">
      <style:paragraph-properties fo:line-height="150%"/>
      <style:text-properties style:use-window-font-color="true" style:font-name="Arial" fo:language="en" fo:country="US" fo:font-weight="bold" officeooo:rsid="009cb9d7" officeooo:paragraph-rsid="000f951a" style:font-weight-asian="bold" style:font-weight-complex="bold"/>
    </style:style>
    <style:style style:name="P14" style:family="paragraph" style:parent-style-name="Standard">
      <style:paragraph-properties fo:line-height="150%"/>
      <style:text-properties style:font-name="Droid Serif" fo:language="en" fo:country="US" officeooo:rsid="001706da" officeooo:paragraph-rsid="006912cf"/>
    </style:style>
    <style:style style:name="P15" style:family="paragraph" style:parent-style-name="Standard">
      <style:paragraph-properties fo:line-height="150%"/>
      <style:text-properties style:font-name="Droid Serif" fo:language="en" fo:country="US" officeooo:rsid="001706da" officeooo:paragraph-rsid="006b3edd"/>
    </style:style>
    <style:style style:name="P16" style:family="paragraph" style:parent-style-name="Standard">
      <style:paragraph-properties fo:line-height="150%"/>
      <style:text-properties style:font-name="Droid Serif" fo:language="en" fo:country="US" officeooo:rsid="001706da" officeooo:paragraph-rsid="006dec0b"/>
    </style:style>
    <style:style style:name="P17" style:family="paragraph" style:parent-style-name="Standard">
      <style:paragraph-properties fo:line-height="150%"/>
      <style:text-properties style:font-name="Droid Serif" fo:language="en" fo:country="US" officeooo:rsid="001706da" officeooo:paragraph-rsid="006e2ad8"/>
    </style:style>
    <style:style style:name="P18" style:family="paragraph" style:parent-style-name="Standard">
      <style:paragraph-properties fo:line-height="150%"/>
      <style:text-properties style:font-name="Droid Serif" fo:language="en" fo:country="US" officeooo:rsid="001706da" officeooo:paragraph-rsid="0071e558"/>
    </style:style>
    <style:style style:name="P19" style:family="paragraph" style:parent-style-name="Standard">
      <style:paragraph-properties fo:line-height="150%"/>
      <style:text-properties style:font-name="Droid Serif" fo:language="en" fo:country="US" officeooo:rsid="001706da" officeooo:paragraph-rsid="00741715"/>
    </style:style>
    <style:style style:name="P20" style:family="paragraph" style:parent-style-name="Standard">
      <style:paragraph-properties fo:line-height="150%"/>
      <style:text-properties style:font-name="Droid Serif" fo:language="en" fo:country="US" officeooo:rsid="001706da" officeooo:paragraph-rsid="007aff0e"/>
    </style:style>
    <style:style style:name="P21" style:family="paragraph" style:parent-style-name="Standard">
      <style:paragraph-properties fo:line-height="150%"/>
      <style:text-properties style:font-name="Droid Serif" officeooo:paragraph-rsid="006912cf"/>
    </style:style>
    <style:style style:name="P22" style:family="paragraph" style:parent-style-name="Standard">
      <style:paragraph-properties fo:line-height="150%"/>
      <style:text-properties fo:font-size="12pt" officeooo:paragraph-rsid="006912cf" style:font-size-asian="12pt" style:font-size-complex="12pt"/>
    </style:style>
    <style:style style:name="P23" style:family="paragraph" style:parent-style-name="Standard">
      <style:paragraph-properties fo:line-height="150%"/>
      <style:text-properties officeooo:paragraph-rsid="00472da9"/>
    </style:style>
    <style:style style:name="P24" style:family="paragraph" style:parent-style-name="Standard">
      <style:paragraph-properties fo:line-height="150%"/>
      <style:text-properties officeooo:paragraph-rsid="004e8e36"/>
    </style:style>
    <style:style style:name="P25" style:family="paragraph" style:parent-style-name="Standard">
      <style:paragraph-properties fo:line-height="150%"/>
      <style:text-properties officeooo:paragraph-rsid="0012d1cd"/>
    </style:style>
    <style:style style:name="P26" style:family="paragraph" style:parent-style-name="Standard">
      <style:paragraph-properties fo:line-height="150%"/>
      <style:text-properties officeooo:paragraph-rsid="005c7963"/>
    </style:style>
    <style:style style:name="P27" style:family="paragraph" style:parent-style-name="Standard">
      <style:paragraph-properties fo:line-height="150%"/>
      <style:text-properties officeooo:paragraph-rsid="0060a5e2"/>
    </style:style>
    <style:style style:name="P28" style:family="paragraph" style:parent-style-name="Heading_20_1">
      <style:paragraph-properties fo:line-height="150%" fo:break-before="page"/>
      <style:text-properties style:font-name="Arial" fo:language="en" fo:country="US" officeooo:paragraph-rsid="00668a9f" fo:background-color="transparent"/>
    </style:style>
    <style:style style:name="P29" style:family="paragraph" style:parent-style-name="Heading_20_1">
      <style:paragraph-properties fo:line-height="150%" fo:break-before="page"/>
      <style:text-properties style:font-name="Arial" fo:language="en" fo:country="US" officeooo:rsid="007ea95f" officeooo:paragraph-rsid="00668a9f"/>
    </style:style>
    <style:style style:name="P30" style:family="paragraph" style:parent-style-name="Standard">
      <style:paragraph-properties fo:line-height="115%" style:writing-mode="lr-tb"/>
      <style:text-properties style:font-name="Droid Serif" fo:language="en" fo:country="US" officeooo:rsid="001706da" officeooo:paragraph-rsid="006912cf"/>
    </style:style>
    <style:style style:name="P31" style:family="paragraph" style:parent-style-name="Standard">
      <style:paragraph-properties fo:line-height="115%" style:writing-mode="lr-tb"/>
      <style:text-properties style:font-name="Droid Serif" fo:language="en" fo:country="US" officeooo:rsid="001706da" officeooo:paragraph-rsid="006b3edd"/>
    </style:style>
    <style:style style:name="P32" style:family="paragraph" style:parent-style-name="Text_20_body">
      <style:paragraph-properties fo:margin-left="0in" fo:margin-right="0in" fo:line-height="150%" fo:text-indent="0in" style:auto-text-indent="false"/>
      <style:text-properties style:font-name="Arial" fo:language="en" fo:country="US" officeooo:paragraph-rsid="00668a9f"/>
    </style:style>
    <style:style style:name="P33" style:family="paragraph" style:parent-style-name="Text_20_body">
      <style:paragraph-properties fo:margin-left="0in" fo:margin-right="0in" fo:line-height="150%" fo:text-indent="0in" style:auto-text-indent="false"/>
      <style:text-properties officeooo:paragraph-rsid="00668a9f"/>
    </style:style>
    <style:style style:name="P34" style:family="paragraph" style:parent-style-name="Text_20_body">
      <style:paragraph-properties fo:margin-left="0in" fo:margin-right="0in" fo:line-height="150%" fo:text-indent="0in" style:auto-text-indent="false"/>
      <style:text-properties officeooo:paragraph-rsid="0075dbba"/>
    </style:style>
    <style:style style:name="P35" style:family="paragraph" style:parent-style-name="Text_20_body">
      <style:paragraph-properties fo:line-height="150%"/>
      <style:text-properties style:font-name="Arial" fo:font-size="12pt" fo:language="en" fo:country="US" fo:font-weight="normal" officeooo:rsid="003d7c36" officeooo:paragraph-rsid="00668a9f" fo:background-color="transparent" style:font-size-asian="12pt" style:font-weight-asian="normal" style:font-size-complex="12pt" style:font-weight-complex="normal"/>
    </style:style>
    <style:style style:name="P36" style:family="paragraph" style:parent-style-name="Text_20_body">
      <style:paragraph-properties fo:line-height="150%"/>
      <style:text-properties style:font-name="Arial" fo:font-size="12pt" fo:language="en" fo:country="US" officeooo:rsid="003163f3" officeooo:paragraph-rsid="00668a9f" style:font-size-asian="12pt" style:font-size-complex="12pt"/>
    </style:style>
    <style:style style:name="P37" style:family="paragraph" style:parent-style-name="Text_20_body">
      <style:paragraph-properties fo:line-height="150%"/>
      <style:text-properties style:font-name="Arial" fo:font-size="12pt" fo:language="en" fo:country="US" officeooo:rsid="003163f3" officeooo:paragraph-rsid="00668a9f" fo:background-color="transparent" style:font-size-asian="12pt" style:font-size-complex="12pt"/>
    </style:style>
    <style:style style:name="P38" style:family="paragraph" style:parent-style-name="Text_20_body">
      <style:paragraph-properties fo:line-height="150%"/>
      <style:text-properties style:font-name="Arial" fo:language="en" fo:country="US" officeooo:paragraph-rsid="00670e6f"/>
    </style:style>
    <style:style style:name="P39" style:family="paragraph" style:parent-style-name="Text_20_body">
      <style:paragraph-properties fo:line-height="150%"/>
      <style:text-properties officeooo:paragraph-rsid="00668a9f"/>
    </style:style>
    <style:style style:name="P40" style:family="paragraph" style:parent-style-name="Text_20_body">
      <style:paragraph-properties fo:line-height="150%"/>
      <style:text-properties officeooo:paragraph-rsid="00670e6f"/>
    </style:style>
    <style:style style:name="P41" style:family="paragraph" style:parent-style-name="Text_20_body">
      <style:paragraph-properties fo:line-height="150%"/>
      <style:text-properties officeooo:paragraph-rsid="0087cd37"/>
    </style:style>
    <style:style style:name="P42" style:family="paragraph" style:parent-style-name="Text_20_body">
      <style:paragraph-properties fo:line-height="150%"/>
      <style:text-properties officeooo:paragraph-rsid="008790c0"/>
    </style:style>
    <style:style style:name="P43" style:family="paragraph" style:parent-style-name="Heading_20_2">
      <style:paragraph-properties fo:line-height="150%"/>
      <style:text-properties style:font-name="Arial" fo:language="en" fo:country="US" officeooo:paragraph-rsid="00670e6f"/>
    </style:style>
    <style:style style:name="P44" style:family="paragraph" style:parent-style-name="Heading_20_2">
      <style:paragraph-properties fo:line-height="150%"/>
      <style:text-properties style:font-name="Arial" fo:language="en" fo:country="US" officeooo:paragraph-rsid="00668a9f"/>
    </style:style>
    <style:style style:name="P45" style:family="paragraph" style:parent-style-name="Heading_20_2">
      <style:text-properties officeooo:paragraph-rsid="00a37770"/>
    </style:style>
    <style:style style:name="P46" style:family="paragraph" style:parent-style-name="Heading_20_1">
      <style:paragraph-properties fo:line-height="150%"/>
      <style:text-properties style:font-name="Arial" fo:language="en" fo:country="US" officeooo:paragraph-rsid="00668a9f" fo:background-color="transparent"/>
    </style:style>
    <style:style style:name="P47" style:family="paragraph" style:parent-style-name="Heading_20_1">
      <style:paragraph-properties fo:line-height="150%"/>
      <style:text-properties style:font-name="Arial" fo:font-size="12pt" fo:language="en" fo:country="US" fo:font-weight="normal" officeooo:rsid="007ea95f" officeooo:paragraph-rsid="00668a9f" style:font-size-asian="10.5pt" style:font-weight-asian="normal" style:font-size-complex="12pt" style:font-weight-complex="normal"/>
    </style:style>
    <style:style style:name="P48" style:family="paragraph" style:parent-style-name="Heading_20_1">
      <style:paragraph-properties fo:line-height="150%"/>
      <style:text-properties style:font-name="Arial" fo:font-size="12pt" fo:language="en" fo:country="US" fo:font-weight="normal" officeooo:rsid="007470f0" officeooo:paragraph-rsid="007470f0" style:font-size-asian="10.5pt" style:font-weight-asian="normal" style:font-size-complex="12pt" style:font-weight-complex="normal"/>
    </style:style>
    <style:style style:name="P49" style:family="paragraph" style:parent-style-name="Heading_20_1">
      <style:paragraph-properties fo:line-height="150%"/>
      <style:text-properties style:font-name="Arial" fo:font-size="12pt" fo:language="en" fo:country="US" fo:font-weight="normal" officeooo:rsid="007470f0" officeooo:paragraph-rsid="0075dbba" style:font-size-asian="10.5pt" style:font-weight-asian="normal" style:font-size-complex="12pt" style:font-weight-complex="normal"/>
    </style:style>
    <style:style style:name="P50" style:family="paragraph" style:parent-style-name="Standard">
      <style:paragraph-properties fo:line-height="150%" fo:background-color="transparent">
        <style:background-image/>
      </style:paragraph-properties>
      <style:text-properties officeooo:paragraph-rsid="0077e7c7"/>
    </style:style>
    <style:style style:name="P51" style:family="paragraph" style:parent-style-name="Bibliography_20_1">
      <style:paragraph-properties fo:margin-left="0.2953in" fo:margin-right="0in" fo:line-height="100%" fo:text-indent="-0.2866in" style:auto-text-indent="false">
        <style:tab-stops/>
      </style:paragraph-properties>
      <style:text-properties style:font-name="Arial" fo:font-size="14pt" fo:language="en" fo:country="US" fo:font-weight="bold" officeooo:rsid="006912cf" officeooo:paragraph-rsid="00a2fb3e" style:font-size-asian="14pt" style:font-weight-asian="bold" style:font-size-complex="14pt" style:font-weight-complex="bold"/>
    </style:style>
    <style:style style:name="P52" style:family="paragraph" style:parent-style-name="Bibliography_20_1">
      <style:paragraph-properties fo:margin-left="0.2953in" fo:margin-right="0in" fo:line-height="100%" fo:text-indent="-0.2866in" style:auto-text-indent="false">
        <style:tab-stops/>
      </style:paragraph-properties>
      <style:text-properties officeooo:paragraph-rsid="00a2fb3e"/>
    </style:style>
    <style:style style:name="P53" style:family="paragraph" style:parent-style-name="Bibliography_20_Heading">
      <style:text-properties officeooo:paragraph-rsid="00a2fb3e"/>
    </style:style>
    <style:style style:name="P54" style:family="paragraph" style:parent-style-name="Bibliography_20_Heading">
      <style:text-properties style:font-name="Arial" fo:font-size="14pt" officeooo:paragraph-rsid="00a2fb3e" style:font-size-asian="14pt" style:font-size-complex="14pt"/>
    </style:style>
    <style:style style:name="P55" style:family="paragraph" style:parent-style-name="Text_20_body">
      <style:paragraph-properties fo:line-height="150%"/>
      <style:text-properties style:font-name="Arial" fo:language="en" fo:country="US" officeooo:rsid="0050cd72" officeooo:paragraph-rsid="00a37770"/>
    </style:style>
    <style:style style:name="P56" style:family="paragraph" style:parent-style-name="Text_20_body" style:list-style-name="">
      <style:paragraph-properties fo:margin-left="0in" fo:margin-right="0in" fo:line-height="150%" fo:text-indent="0in" style:auto-text-indent="false"/>
      <style:text-properties officeooo:paragraph-rsid="00670e6f"/>
    </style:style>
    <style:style style:name="P57" style:family="paragraph" style:parent-style-name="Text_20_body" style:list-style-name="">
      <style:paragraph-properties fo:margin-left="0in" fo:margin-right="0in" fo:line-height="150%" fo:text-indent="0in" style:auto-text-indent="false"/>
      <style:text-properties officeooo:paragraph-rsid="0045e353"/>
    </style:style>
    <style:style style:name="P58" style:family="paragraph" style:parent-style-name="Text_20_body" style:list-style-name="">
      <style:paragraph-properties fo:margin-left="0in" fo:margin-right="0in" fo:line-height="150%" fo:text-indent="0in" style:auto-text-indent="false"/>
      <style:text-properties style:font-name="Arial" fo:language="en" fo:country="US" officeooo:paragraph-rsid="00670e6f"/>
    </style:style>
    <style:style style:name="P59" style:family="paragraph" style:parent-style-name="Text_20_body" style:list-style-name="">
      <style:paragraph-properties fo:margin-left="0in" fo:margin-right="0in" fo:line-height="150%" fo:text-indent="0in" style:auto-text-indent="false"/>
      <style:text-properties style:font-name="Arial" fo:language="en" fo:country="US" officeooo:rsid="000e2621" officeooo:paragraph-rsid="004121a0"/>
    </style:style>
    <style:style style:name="P60" style:family="paragraph" style:parent-style-name="Text_20_body" style:list-style-name="">
      <style:paragraph-properties fo:margin-left="0in" fo:margin-right="0in" fo:line-height="150%" fo:text-indent="0in" style:auto-text-indent="false"/>
      <style:text-properties style:font-name="Arial" fo:font-size="12pt" fo:language="en" fo:country="US" officeooo:rsid="001f343a" officeooo:paragraph-rsid="00670e6f" style:font-size-asian="10.5pt" style:font-size-complex="12pt"/>
    </style:style>
    <style:style style:name="P61" style:family="paragraph" style:parent-style-name="Text_20_body" style:list-style-name="">
      <style:paragraph-properties fo:margin-left="0in" fo:margin-right="0in" fo:line-height="150%" fo:text-indent="0in" style:auto-text-indent="false"/>
      <style:text-properties style:use-window-font-color="true" style:font-name="Arial" fo:language="en" fo:country="US" officeooo:rsid="00320f05" officeooo:paragraph-rsid="004121a0"/>
    </style:style>
    <style:style style:name="P62" style:family="paragraph" style:parent-style-name="Text_20_body" style:list-style-name="">
      <style:paragraph-properties fo:margin-left="0in" fo:margin-right="0in" fo:line-height="150%" fo:text-indent="0in" style:auto-text-indent="false"/>
      <style:text-properties style:use-window-font-color="true" style:font-name="Arial" fo:language="en" fo:country="US" officeooo:rsid="00b2aa13" officeooo:paragraph-rsid="004121a0"/>
    </style:style>
    <style:style style:name="P63" style:family="paragraph" style:parent-style-name="Text_20_body" style:list-style-name="">
      <style:paragraph-properties fo:margin-left="0in" fo:margin-right="0in" fo:line-height="150%" fo:text-indent="0in" style:auto-text-indent="false"/>
      <style:text-properties style:use-window-font-color="true" style:font-name="Arial" fo:language="en" fo:country="US" fo:font-weight="bold" officeooo:rsid="000e2621" officeooo:paragraph-rsid="004121a0" style:font-weight-asian="bold" style:font-weight-complex="bold"/>
    </style:style>
    <style:style style:name="P64" style:family="paragraph" style:parent-style-name="Text_20_body" style:list-style-name="">
      <style:paragraph-properties fo:margin-left="0in" fo:margin-right="0in" fo:margin-top="0in" fo:margin-bottom="0in" style:contextual-spacing="false" fo:line-height="150%" fo:text-align="start" style:justify-single-word="false" fo:text-indent="0in" style:auto-text-indent="false" style:text-autospace="none" style:writing-mode="lr-tb"/>
      <style:text-properties style:font-name="Arial" fo:language="en" fo:country="US" officeooo:rsid="00f1cd7f" officeooo:paragraph-rsid="003d1e14"/>
    </style:style>
    <style:style style:name="P65" style:family="paragraph" style:parent-style-name="Heading_20_1" style:master-page-name="Standard">
      <style:paragraph-properties fo:line-height="150%" style:page-number="auto"/>
      <style:text-properties style:font-name="Arial" fo:font-size="16pt" fo:language="en" fo:country="US" fo:font-weight="bold" officeooo:rsid="007470f0" officeooo:paragraph-rsid="007470f0" style:font-size-asian="16pt" style:font-weight-asian="bold" style:font-size-complex="16pt" style:font-weight-complex="bold"/>
    </style:style>
    <style:style style:name="P66" style:family="paragraph" style:parent-style-name="Heading_20_1" style:master-page-name="Standard">
      <style:paragraph-properties fo:margin-left="0.5in" fo:margin-right="0in" fo:line-height="150%" fo:text-indent="0in" style:auto-text-indent="false" style:page-number="auto"/>
      <style:text-properties style:font-name="Arial" fo:language="en" fo:country="US" officeooo:paragraph-rsid="00670e6f"/>
    </style:style>
    <style:style style:name="P67" style:family="paragraph" style:parent-style-name="Heading_20_1" style:list-style-name="">
      <style:paragraph-properties fo:margin-left="0in" fo:margin-right="0in" fo:line-height="150%" fo:text-indent="0in" style:auto-text-indent="false" fo:break-before="page"/>
      <style:text-properties style:font-name="Arial" fo:language="en" fo:country="US" officeooo:rsid="001f343a" officeooo:paragraph-rsid="00668a9f"/>
    </style:style>
    <style:style style:name="P68" style:family="paragraph" style:parent-style-name="Heading_20_2">
      <style:paragraph-properties fo:line-height="150%"/>
      <style:text-properties style:font-name="Arial" fo:language="en" fo:country="US" officeooo:rsid="004c501b" officeooo:paragraph-rsid="00670e6f"/>
    </style:style>
    <style:style style:name="P69" style:family="paragraph" style:parent-style-name="Heading_20_2" style:list-style-name="">
      <style:paragraph-properties fo:line-height="150%"/>
      <style:text-properties style:font-name="Arial" fo:language="en" fo:country="US" officeooo:paragraph-rsid="00670e6f"/>
    </style:style>
    <style:style style:name="P70" style:family="paragraph" style:parent-style-name="Heading_20_2" style:list-style-name="">
      <style:paragraph-properties fo:line-height="150%"/>
      <style:text-properties style:font-name="Arial" fo:language="en" fo:country="US" officeooo:paragraph-rsid="00668a9f"/>
    </style:style>
    <style:style style:name="P71" style:family="paragraph" style:parent-style-name="Heading_20_2">
      <style:paragraph-properties fo:line-height="150%"/>
      <style:text-properties style:font-name="Arial" fo:language="en" fo:country="US" officeooo:paragraph-rsid="00670e6f"/>
    </style:style>
    <style:style style:name="T1" style:family="text">
      <style:text-properties officeooo:rsid="001e1dd9"/>
    </style:style>
    <style:style style:name="T2"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font-name="Arial" fo:font-size="12pt" fo:language="en" fo:country="US" fo:font-style="normal" fo:text-shadow="none" style:text-underline-style="none" fo:font-weight="normal" officeooo:rsid="0017f708"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4" style:family="text">
      <style:text-properties style:use-window-font-color="true" style:text-outline="false" style:text-line-through-style="none" style:font-name="Arial" fo:font-size="12pt" fo:language="en" fo:country="US" fo:font-style="normal" fo:text-shadow="none" style:text-underline-style="none" fo:font-weight="normal" officeooo:rsid="0017f70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style:font-name="Arial" fo:font-size="12pt" fo:language="en" fo:country="US" fo:font-style="normal" fo:text-shadow="none" style:text-underline-style="none" fo:font-weight="normal" officeooo:rsid="006dec0b"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font-name="Arial" fo:font-size="12pt" fo:language="en" fo:country="US" fo:font-style="normal" fo:text-shadow="none" style:text-underline-style="none" fo:font-weight="bold" officeooo:rsid="0017f70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7" style:family="text">
      <style:text-properties style:use-window-font-color="true" style:text-outline="false" style:text-line-through-style="none" style:font-name="Arial" fo:font-size="12pt" fo:font-style="normal" fo:text-shadow="none" style:text-underline-style="none" fo:font-weight="normal" officeooo:rsid="0017f708"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font-name="Arial" fo:font-size="12pt" fo:font-style="normal" fo:text-shadow="none" style:text-underline-style="none" fo:font-weight="normal" officeooo:rsid="0017f70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9" style:family="text">
      <style:text-properties style:use-window-font-color="true" style:text-outline="false" style:text-line-through-style="none" style:font-name="Arial" fo:font-size="12pt" fo:font-style="normal" fo:text-shadow="none" style:text-underline-style="none" fo:font-weight="normal" officeooo:rsid="006e7369"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Arial" fo:font-size="12pt" fo:font-style="normal" fo:text-shadow="none" style:text-underline-style="none" fo:font-weight="normal" officeooo:rsid="006efd3a"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font-name="Arial" fo:font-size="12pt" fo:font-style="normal" fo:text-shadow="none" style:text-underline-style="none" fo:font-weight="normal" officeooo:rsid="006e2ad8" style:letter-kerning="true"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Arial" fo:font-size="12pt" fo:font-style="normal" fo:text-shadow="none" style:text-underline-style="none" fo:font-weight="bold" officeooo:rsid="0017f708" style:letter-kerning="true"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3" style:family="text">
      <style:text-properties style:use-window-font-color="true" style:text-outline="false" style:text-line-through-style="none" style:font-name="Arial" fo:font-size="12pt" fo:font-style="normal" fo:text-shadow="none" style:text-underline-style="none" fo:font-weight="bold" officeooo:rsid="0017f70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14" style:family="text">
      <style:text-properties style:use-window-font-color="true" style:text-outline="false" style:text-line-through-style="none" style:font-name="Arial" fo:font-size="12pt" fo:font-style="normal" fo:text-shadow="none" style:text-underline-style="none" fo:font-weight="bold" officeooo:rsid="006e2ad8" style:letter-kerning="true" style:font-name-asian="Lucida Sans" style:font-size-asian="12pt" style:font-style-asian="normal" style:font-weight-asian="bold" style:font-name-complex="Lucida Sans" style:font-size-complex="12pt" style:font-style-complex="normal" style:font-weight-complex="bold" style:text-emphasize="none" style:text-overline-style="none" style:text-overline-color="font-color"/>
    </style:style>
    <style:style style:name="T1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2e4a50"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e47ebe"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8bcd36"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ac4072"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1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5213b"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012cb8"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7a349"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824e4" style:letter-kerning="false"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2e60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489495"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f389b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45e353"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cec34c"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ac4072"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98050f"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8e3992"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5213b"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2e4a5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7a349"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012cb8"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824e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7"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69e7a"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3ca60"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42e81"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3d1e14"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1"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d7f0ec" style:letter-kerning="false" fo:background-color="transparent"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font-name="Arial" fo:font-size="12pt" fo:letter-spacing="normal" fo:language="en" fo:country="US" fo:font-style="normal" fo:text-shadow="none" style:text-underline-style="none" fo:font-weight="normal" officeooo:rsid="00f389b4" style:letter-kerning="false" fo:background-color="#ffffff" style:font-name-asian="Lucida Grande" style:font-size-asian="12pt" style:font-style-asian="normal" style:font-weight-asian="normal" style:font-name-complex="Lucida Grande" style:font-size-complex="12pt" style:font-style-complex="normal" style:font-weight-complex="normal" style:text-emphasize="none" style:text-overline-style="none" style:text-overline-color="font-color"/>
    </style:style>
    <style:style style:name="T43" style:family="text">
      <style:text-properties style:use-window-font-color="true" style:text-outline="false" style:text-line-through-style="none" style:font-name="Arial" fo:font-size="12pt" fo:letter-spacing="normal" fo:language="en" fo:country="US" fo:font-style="italic" fo:text-shadow="none" style:text-underline-style="none" fo:font-weight="normal" officeooo:rsid="008e3992" style:letter-kerning="false" fo:background-color="transparent" style:font-name-asian="Lucida Grande" style:font-size-asian="12pt" style:font-style-asian="italic" style:font-weight-asian="normal" style:font-name-complex="Lucida Grande" style:font-size-complex="12pt" style:font-style-complex="italic" style:font-weight-complex="normal" style:text-emphasize="none" style:text-overline-style="none" style:text-overline-color="font-color"/>
    </style:style>
    <style:style style:name="T44" style:family="text">
      <style:text-properties style:use-window-font-color="true" fo:font-weight="bold" style:font-weight-asian="bold" style:font-weight-complex="bold"/>
    </style:style>
    <style:style style:name="T45" style:family="text">
      <style:text-properties style:use-window-font-color="true" fo:font-weight="bold" officeooo:rsid="00527ef4" style:font-weight-asian="bold" style:font-weight-complex="bold"/>
    </style:style>
    <style:style style:name="T46" style:family="text">
      <style:text-properties style:use-window-font-color="true" style:font-name="Arial" fo:language="en" fo:country="US" officeooo:rsid="009d82a9"/>
    </style:style>
    <style:style style:name="T47" style:family="text">
      <style:text-properties style:use-window-font-color="true" style:font-name="Arial" fo:language="en" fo:country="US" fo:font-style="italic" officeooo:rsid="009d82a9" style:font-style-asian="italic" style:font-style-complex="italic"/>
    </style:style>
    <style:style style:name="T48" style:family="text">
      <style:text-properties style:use-window-font-color="true" style:font-name="Arial" fo:language="en" fo:country="US" fo:font-style="italic" officeooo:rsid="00a25260" style:font-style-asian="italic" style:font-style-complex="italic"/>
    </style:style>
    <style:style style:name="T49" style:family="text">
      <style:text-properties style:use-window-font-color="true" style:font-name="Arial" fo:language="en" fo:country="US" fo:font-style="italic" officeooo:rsid="003d1e14" fo:background-color="transparent" style:font-style-asian="italic" style:font-style-complex="italic"/>
    </style:style>
    <style:style style:name="T50" style:family="text">
      <style:text-properties style:use-window-font-color="true" style:font-name="Arial" fo:language="en" fo:country="US" officeooo:rsid="003fb743"/>
    </style:style>
    <style:style style:name="T51" style:family="text">
      <style:text-properties style:use-window-font-color="true" style:font-name="Arial" fo:language="en" fo:country="US" officeooo:rsid="003fc591"/>
    </style:style>
    <style:style style:name="T52" style:family="text">
      <style:text-properties style:use-window-font-color="true" style:font-name="Arial" fo:language="en" fo:country="US" officeooo:rsid="0056f9ce"/>
    </style:style>
    <style:style style:name="T53" style:family="text">
      <style:text-properties style:use-window-font-color="true" style:font-name="Arial" fo:language="en" fo:country="US" officeooo:rsid="0045e353"/>
    </style:style>
    <style:style style:name="T54" style:family="text">
      <style:text-properties style:use-window-font-color="true" style:font-name="Arial" fo:language="en" fo:country="US" officeooo:rsid="006080e0"/>
    </style:style>
    <style:style style:name="T55" style:family="text">
      <style:text-properties style:use-window-font-color="true" style:font-name="Arial" fo:language="en" fo:country="US" officeooo:rsid="00a25260"/>
    </style:style>
    <style:style style:name="T56" style:family="text">
      <style:text-properties style:use-window-font-color="true" style:font-name="Arial" fo:language="en" fo:country="US" officeooo:rsid="00945891"/>
    </style:style>
    <style:style style:name="T57" style:family="text">
      <style:text-properties style:use-window-font-color="true" style:font-name="Arial" fo:language="en" fo:country="US" officeooo:rsid="00a25260" fo:background-color="transparent"/>
    </style:style>
    <style:style style:name="T58" style:family="text">
      <style:text-properties style:use-window-font-color="true" style:font-name="Arial" fo:language="en" fo:country="US" officeooo:rsid="0040162d" fo:background-color="transparent"/>
    </style:style>
    <style:style style:name="T59" style:family="text">
      <style:text-properties style:use-window-font-color="true" style:font-name="Arial" fo:language="en" fo:country="US" officeooo:rsid="00f1cd7f" fo:background-color="transparent"/>
    </style:style>
    <style:style style:name="T60" style:family="text">
      <style:text-properties style:use-window-font-color="true" style:font-name="Arial" fo:language="en" fo:country="US" officeooo:rsid="003d1e14" fo:background-color="transparent"/>
    </style:style>
    <style:style style:name="T61" style:family="text">
      <style:text-properties style:use-window-font-color="true" style:font-name="Arial" fo:language="en" fo:country="US" officeooo:rsid="004d0828" fo:background-color="transparent"/>
    </style:style>
    <style:style style:name="T62" style:family="text">
      <style:text-properties style:use-window-font-color="true" style:font-name="Arial" fo:language="en" fo:country="US" officeooo:rsid="003db105" fo:background-color="transparent"/>
    </style:style>
    <style:style style:name="T63" style:family="text">
      <style:text-properties style:use-window-font-color="true" style:font-name="Arial" fo:language="en" fo:country="US" officeooo:rsid="0058f705" fo:background-color="transparent"/>
    </style:style>
    <style:style style:name="T64" style:family="text">
      <style:text-properties style:use-window-font-color="true" style:font-name="Arial" fo:language="en" fo:country="US" officeooo:rsid="0059fdf5" fo:background-color="transparent"/>
    </style:style>
    <style:style style:name="T65" style:family="text">
      <style:text-properties style:use-window-font-color="true" style:font-name="Arial" fo:language="en" fo:country="US" officeooo:rsid="004e8e36" fo:background-color="transparent"/>
    </style:style>
    <style:style style:name="T66" style:family="text">
      <style:text-properties style:use-window-font-color="true" style:font-name="Arial" fo:language="en" fo:country="US" officeooo:rsid="003eeb99" fo:background-color="transparent"/>
    </style:style>
    <style:style style:name="T67" style:family="text">
      <style:text-properties style:use-window-font-color="true" style:font-name="Arial" fo:language="en" fo:country="US" officeooo:rsid="0012d1cd" fo:background-color="transparent"/>
    </style:style>
    <style:style style:name="T68" style:family="text">
      <style:text-properties style:use-window-font-color="true" style:font-name="Arial" fo:language="en" fo:country="US" officeooo:rsid="0050e07a" fo:background-color="transparent"/>
    </style:style>
    <style:style style:name="T69" style:family="text">
      <style:text-properties style:use-window-font-color="true" style:font-name="Arial" fo:language="en" fo:country="US" officeooo:rsid="004bef38" fo:background-color="transparent"/>
    </style:style>
    <style:style style:name="T70" style:family="text">
      <style:text-properties style:use-window-font-color="true" style:font-name="Arial" fo:language="en" fo:country="US" fo:font-style="normal" officeooo:rsid="003d1e14" fo:background-color="transparent" style:font-style-asian="normal" style:font-style-complex="normal"/>
    </style:style>
    <style:style style:name="T71" style:family="text">
      <style:text-properties style:use-window-font-color="true" style:font-name="Arial" fo:language="en" fo:country="US" officeooo:rsid="003d1e14"/>
    </style:style>
    <style:style style:name="T72" style:family="text">
      <style:text-properties style:use-window-font-color="true" style:font-name="Arial" fo:language="en" fo:country="US" officeooo:rsid="00f1cd7f"/>
    </style:style>
    <style:style style:name="T73" style:family="text">
      <style:text-properties style:use-window-font-color="true" style:font-name="Arial" fo:language="en" fo:country="US" officeooo:rsid="003db105"/>
    </style:style>
    <style:style style:name="T74" style:family="text">
      <style:text-properties style:use-window-font-color="true" style:font-name="Arial" fo:language="en" fo:country="US" officeooo:rsid="004a8939"/>
    </style:style>
    <style:style style:name="T75" style:family="text">
      <style:text-properties style:use-window-font-color="true" style:font-name="Arial" fo:language="en" fo:country="US" officeooo:rsid="003eeb99"/>
    </style:style>
    <style:style style:name="T76" style:family="text">
      <style:text-properties style:use-window-font-color="true" style:font-name="Arial" fo:language="en" fo:country="US" officeooo:rsid="0012d1cd"/>
    </style:style>
    <style:style style:name="T77" style:family="text">
      <style:text-properties style:use-window-font-color="true" style:font-name="Arial" fo:language="en" fo:country="US" officeooo:rsid="000e2621"/>
    </style:style>
    <style:style style:name="T78" style:family="text">
      <style:text-properties style:use-window-font-color="true" style:font-name="Arial" fo:language="en" fo:country="US" officeooo:rsid="00516985"/>
    </style:style>
    <style:style style:name="T79" style:family="text">
      <style:text-properties fo:font-weight="bold" officeooo:rsid="009cb9d7" style:font-weight-asian="bold" style:font-weight-complex="bold"/>
    </style:style>
    <style:style style:name="T80" style:family="text">
      <style:text-properties fo:font-weight="bold" officeooo:rsid="00ac4072" style:font-weight-asian="bold" style:font-weight-complex="bold"/>
    </style:style>
    <style:style style:name="T81" style:family="text">
      <style:text-properties officeooo:rsid="00451839"/>
    </style:style>
    <style:style style:name="T82" style:family="text">
      <style:text-properties officeooo:rsid="0061625f"/>
    </style:style>
    <style:style style:name="T83" style:family="text">
      <style:text-properties fo:font-style="italic" style:font-style-asian="italic" style:font-style-complex="italic"/>
    </style:style>
    <style:style style:name="T84" style:family="text">
      <style:text-properties fo:font-style="italic" officeooo:rsid="0061625f" style:font-style-asian="italic" style:font-style-complex="italic"/>
    </style:style>
    <style:style style:name="T85" style:family="text">
      <style:text-properties fo:font-style="italic" officeooo:rsid="00719f79" style:font-style-asian="italic" style:font-style-complex="italic"/>
    </style:style>
    <style:style style:name="T86" style:family="text">
      <style:text-properties fo:font-style="italic" officeooo:rsid="007fb0e9" style:font-style-asian="italic" style:font-style-complex="italic"/>
    </style:style>
    <style:style style:name="T87" style:family="text">
      <style:text-properties fo:font-style="italic" officeooo:rsid="007ea95f" style:font-style-asian="italic" style:font-style-complex="italic"/>
    </style:style>
    <style:style style:name="T88" style:family="text">
      <style:text-properties style:text-position="sub 58%"/>
    </style:style>
    <style:style style:name="T89" style:family="text">
      <style:text-properties style:text-position="sub 58%" officeooo:rsid="003dfbe4"/>
    </style:style>
    <style:style style:name="T90" style:family="text">
      <style:text-properties style:text-position="sub 58%" style:font-name="Arial" fo:language="en" fo:country="US"/>
    </style:style>
    <style:style style:name="T91" style:family="text">
      <style:text-properties style:text-position="sub 58%" style:font-name="Arial" fo:language="en" fo:country="US" officeooo:rsid="00619839"/>
    </style:style>
    <style:style style:name="T92" style:family="text">
      <style:text-properties style:text-position="sub 58%" style:font-name="Arial" fo:language="en" fo:country="US" officeooo:rsid="00547a85"/>
    </style:style>
    <style:style style:name="T93" style:family="text">
      <style:text-properties style:text-position="sub 58%" style:font-name="Arial" fo:language="en" fo:country="US" officeooo:rsid="004b118d" fo:background-color="transparent"/>
    </style:style>
    <style:style style:name="T94" style:family="text">
      <style:text-properties style:text-position="sub 58%" style:font-name="Arial" fo:language="en" fo:country="US" officeooo:rsid="004ccc3a" fo:background-color="transparent"/>
    </style:style>
    <style:style style:name="T95" style:family="text">
      <style:text-properties style:text-position="sub 58%" style:font-name="Arial" fo:language="en" fo:country="US" officeooo:rsid="005056f2" fo:background-color="transparent"/>
    </style:style>
    <style:style style:name="T96" style:family="text">
      <style:text-properties style:text-position="sub 58%" style:font-name="Arial" fo:language="en" fo:country="US" officeooo:rsid="0058b811" fo:background-color="transparent"/>
    </style:style>
    <style:style style:name="T97" style:family="text">
      <style:text-properties style:text-position="sub 58%" style:font-name="Arial" fo:language="en" fo:country="US" officeooo:rsid="004e47d8" fo:background-color="transparent"/>
    </style:style>
    <style:style style:name="T98" style:family="text">
      <style:text-properties style:text-position="sub 58%" style:font-name="Arial" fo:language="en" fo:country="US" officeooo:rsid="00452a9c" fo:background-color="transparent"/>
    </style:style>
    <style:style style:name="T99" style:family="text">
      <style:text-properties style:text-position="sub 58%" style:font-name="Arial" fo:language="en" fo:country="US" officeooo:rsid="00192b13" fo:background-color="transparent"/>
    </style:style>
    <style:style style:name="T100" style:family="text">
      <style:text-properties style:text-position="sub 58%" officeooo:rsid="003a109c"/>
    </style:style>
    <style:style style:name="T101" style:family="text">
      <style:text-properties style:text-position="sub 58%" officeooo:rsid="00452a9c" fo:background-color="transparent"/>
    </style:style>
    <style:style style:name="T102" style:family="text">
      <style:text-properties officeooo:rsid="0052706e"/>
    </style:style>
    <style:style style:name="T103" style:family="text">
      <style:text-properties style:text-position="0% 100%" style:font-name="Arial" fo:language="en" fo:country="US"/>
    </style:style>
    <style:style style:name="T104" style:family="text">
      <style:text-properties style:text-position="0% 100%" style:font-name="Arial" fo:language="en" fo:country="US" officeooo:rsid="0048277c"/>
    </style:style>
    <style:style style:name="T105" style:family="text">
      <style:text-properties style:text-position="0% 100%" style:font-name="Arial" fo:language="en" fo:country="US" officeooo:rsid="004ccc3a"/>
    </style:style>
    <style:style style:name="T106" style:family="text">
      <style:text-properties style:text-position="0% 100%" style:font-name="Arial" fo:language="en" fo:country="US" fo:background-color="transparent"/>
    </style:style>
    <style:style style:name="T107" style:family="text">
      <style:text-properties style:text-position="0% 100%" style:font-name="Arial" fo:language="en" fo:country="US" officeooo:rsid="005c5fdf" fo:background-color="transparent"/>
    </style:style>
    <style:style style:name="T108" style:family="text">
      <style:text-properties style:text-position="0% 100%" style:font-name="Arial" fo:language="en" fo:country="US" officeooo:rsid="002bcc65" fo:background-color="transparent"/>
    </style:style>
    <style:style style:name="T109" style:family="text">
      <style:text-properties style:text-position="0% 100%" style:font-name="Arial" fo:font-style="normal" style:font-style-asian="normal" style:font-style-complex="normal"/>
    </style:style>
    <style:style style:name="T110" style:family="text">
      <style:text-properties style:text-position="0% 100%" style:font-name="Arial" fo:font-style="normal" officeooo:rsid="002bcc65" style:font-style-asian="normal" style:font-style-complex="normal"/>
    </style:style>
    <style:style style:name="T111" style:family="text">
      <style:text-properties style:text-position="0% 100%" style:font-name="Arial" fo:font-style="normal" officeooo:rsid="00741715" style:font-style-asian="normal" style:font-style-complex="normal"/>
    </style:style>
    <style:style style:name="T112" style:family="text">
      <style:text-properties style:text-position="0% 100%" style:font-name="Arial" fo:font-style="normal" officeooo:rsid="0071e558" style:font-style-asian="normal" style:font-style-complex="normal"/>
    </style:style>
    <style:style style:name="T113" style:family="text">
      <style:text-properties style:text-position="0% 100%" style:font-name="Arial" fo:font-style="normal" officeooo:rsid="007aff0e" style:font-style-asian="normal" style:font-style-complex="normal"/>
    </style:style>
    <style:style style:name="T114" style:family="text">
      <style:text-properties style:text-position="0% 100%" style:font-name="Arial" fo:font-style="normal" officeooo:rsid="007c2427" style:font-style-asian="normal" style:font-style-complex="normal"/>
    </style:style>
    <style:style style:name="T115" style:family="text">
      <style:text-properties style:text-position="0% 100%" style:font-name="Arial" fo:font-style="normal" fo:font-weight="bold" officeooo:rsid="0071e558" style:font-style-asian="normal" style:font-weight-asian="bold" style:font-style-complex="normal" style:font-weight-complex="bold"/>
    </style:style>
    <style:style style:name="T116" style:family="text">
      <style:text-properties style:text-position="0% 100%" style:font-name="Arial" fo:font-size="14pt" fo:font-style="normal" fo:font-weight="bold" officeooo:rsid="00741715" style:font-size-asian="14pt" style:font-style-asian="normal" style:font-weight-asian="bold" style:font-size-complex="14pt" style:font-style-complex="normal" style:font-weight-complex="bold"/>
    </style:style>
    <style:style style:name="T117" style:family="text">
      <style:text-properties style:text-position="0% 100%" style:font-name="Arial" fo:font-size="12pt" fo:font-style="normal" fo:font-weight="normal" officeooo:rsid="007c2427" style:font-size-asian="12pt" style:font-style-asian="normal" style:font-weight-asian="normal" style:font-size-complex="12pt" style:font-style-complex="normal" style:font-weight-complex="normal"/>
    </style:style>
    <style:style style:name="T118" style:family="text">
      <style:text-properties style:text-position="0% 100%" style:font-name="Arial" fo:font-size="12pt" fo:font-style="normal" fo:font-weight="normal" officeooo:rsid="007e020f" style:font-size-asian="12pt" style:font-style-asian="normal" style:font-weight-asian="normal" style:font-size-complex="12pt" style:font-style-complex="normal" style:font-weight-complex="normal"/>
    </style:style>
    <style:style style:name="T119" style:family="text">
      <style:text-properties style:text-position="0% 100%" style:font-name="Arial" fo:font-size="12pt" fo:font-style="normal" officeooo:rsid="007e020f" style:font-size-asian="12pt" style:font-style-asian="normal" style:font-size-complex="12pt" style:font-style-complex="normal"/>
    </style:style>
    <style:style style:name="T120" style:family="text">
      <style:text-properties style:text-position="0% 100%" style:font-name="Arial" fo:font-size="12pt" fo:font-style="normal" officeooo:rsid="007f523d" style:font-size-asian="12pt" style:font-style-asian="normal" style:font-size-complex="12pt" style:font-style-complex="normal"/>
    </style:style>
    <style:style style:name="T121" style:family="text">
      <style:text-properties style:text-position="0% 100%" style:font-name="Arial" fo:font-size="12pt" fo:font-style="normal" officeooo:rsid="007fa544" style:font-size-asian="12pt" style:font-style-asian="normal" style:font-size-complex="12pt" style:font-style-complex="normal"/>
    </style:style>
    <style:style style:name="T122" style:family="text">
      <style:text-properties fo:font-style="normal" officeooo:rsid="007ea95f" style:font-style-asian="normal" style:font-style-complex="normal"/>
    </style:style>
    <style:style style:name="T123" style:family="text">
      <style:text-properties officeooo:rsid="0055c8a0"/>
    </style:style>
    <style:style style:name="T124" style:family="text">
      <style:text-properties officeooo:rsid="003dfbe4"/>
    </style:style>
    <style:style style:name="T125" style:family="text">
      <style:text-properties officeooo:rsid="005d1c8b"/>
    </style:style>
    <style:style style:name="T126" style:family="text">
      <style:text-properties officeooo:rsid="005dcb89"/>
    </style:style>
    <style:style style:name="T127" style:family="text">
      <style:text-properties style:font-name="Arial"/>
    </style:style>
    <style:style style:name="T128" style:family="text">
      <style:text-properties style:font-name="Arial" fo:font-style="normal" officeooo:rsid="002a910c" style:font-style-asian="normal" style:font-style-complex="normal"/>
    </style:style>
    <style:style style:name="T129" style:family="text">
      <style:text-properties style:font-name="Arial" fo:font-style="normal" officeooo:rsid="002bcc65" style:font-style-asian="normal" style:font-style-complex="normal"/>
    </style:style>
    <style:style style:name="T130" style:family="text">
      <style:text-properties style:font-name="Arial" fo:font-style="normal" officeooo:rsid="0071e558" style:font-style-asian="normal" style:font-style-complex="normal"/>
    </style:style>
    <style:style style:name="T131" style:family="text">
      <style:text-properties style:font-name="Arial" fo:font-style="normal" officeooo:rsid="0072bca2" style:font-style-asian="normal" style:font-style-complex="normal"/>
    </style:style>
    <style:style style:name="T132" style:family="text">
      <style:text-properties style:font-name="Arial" fo:font-style="normal" officeooo:rsid="006dec0b" style:font-style-asian="normal" style:font-style-complex="normal"/>
    </style:style>
    <style:style style:name="T133" style:family="text">
      <style:text-properties style:font-name="Arial" fo:font-style="normal" officeooo:rsid="0017f708" style:font-style-asian="normal" style:font-style-complex="normal"/>
    </style:style>
    <style:style style:name="T134" style:family="text">
      <style:text-properties style:font-name="Arial" fo:font-style="normal" officeooo:rsid="006e2ad8" style:font-style-asian="normal" style:font-style-complex="normal"/>
    </style:style>
    <style:style style:name="T135" style:family="text">
      <style:text-properties style:font-name="Arial" fo:font-style="normal" officeooo:rsid="00193f98" style:font-style-asian="normal" style:font-style-complex="normal"/>
    </style:style>
    <style:style style:name="T136" style:family="text">
      <style:text-properties style:font-name="Arial" fo:font-style="normal" officeooo:rsid="001f711f" style:font-style-asian="normal" style:font-style-complex="normal"/>
    </style:style>
    <style:style style:name="T137" style:family="text">
      <style:text-properties style:font-name="Arial" fo:font-style="normal" officeooo:rsid="0020aa1b" style:font-style-asian="normal" style:font-style-complex="normal"/>
    </style:style>
    <style:style style:name="T138" style:family="text">
      <style:text-properties style:font-name="Arial" fo:font-style="normal" officeooo:rsid="00214715" style:font-style-asian="normal" style:font-style-complex="normal"/>
    </style:style>
    <style:style style:name="T139" style:family="text">
      <style:text-properties style:font-name="Arial" fo:font-style="normal" officeooo:rsid="007c2427" style:font-style-asian="normal" style:font-style-complex="normal"/>
    </style:style>
    <style:style style:name="T140" style:family="text">
      <style:text-properties style:font-name="Arial" fo:font-style="normal" fo:font-weight="bold" officeooo:rsid="006dec0b" style:font-style-asian="normal" style:font-weight-asian="bold" style:font-style-complex="normal" style:font-weight-complex="bold"/>
    </style:style>
    <style:style style:name="T141" style:family="text">
      <style:text-properties style:font-name="Arial" fo:font-style="normal" fo:font-weight="bold" officeooo:rsid="006e2ad8" style:font-style-asian="normal" style:font-weight-asian="bold" style:font-style-complex="normal" style:font-weight-complex="bold"/>
    </style:style>
    <style:style style:name="T142" style:family="text">
      <style:text-properties style:font-name="Arial" fo:font-style="normal" fo:font-weight="bold" officeooo:rsid="0071e558" style:font-style-asian="normal" style:font-weight-asian="bold" style:font-style-complex="normal" style:font-weight-complex="bold"/>
    </style:style>
    <style:style style:name="T143" style:family="text">
      <style:text-properties style:font-name="Arial" fo:font-style="normal" fo:font-weight="normal" officeooo:rsid="00741715" style:font-style-asian="normal" style:font-weight-asian="normal" style:font-style-complex="normal" style:font-weight-complex="normal"/>
    </style:style>
    <style:style style:name="T144" style:family="text">
      <style:text-properties style:font-name="Arial" fo:language="en" fo:country="US"/>
    </style:style>
    <style:style style:name="T145" style:family="text">
      <style:text-properties style:font-name="Arial" fo:language="en" fo:country="US" officeooo:rsid="0032d8f3"/>
    </style:style>
    <style:style style:name="T146" style:family="text">
      <style:text-properties style:font-name="Arial" fo:language="en" fo:country="US" officeooo:rsid="0045ece3"/>
    </style:style>
    <style:style style:name="T147" style:family="text">
      <style:text-properties style:font-name="Arial" fo:language="en" fo:country="US" officeooo:rsid="00473cae"/>
    </style:style>
    <style:style style:name="T148" style:family="text">
      <style:text-properties style:font-name="Arial" fo:language="en" fo:country="US" officeooo:rsid="004c501b"/>
    </style:style>
    <style:style style:name="T149" style:family="text">
      <style:text-properties style:font-name="Arial" fo:language="en" fo:country="US" officeooo:rsid="004092e3"/>
    </style:style>
    <style:style style:name="T150" style:family="text">
      <style:text-properties style:font-name="Arial" fo:language="en" fo:country="US" officeooo:rsid="0048277c"/>
    </style:style>
    <style:style style:name="T151" style:family="text">
      <style:text-properties style:font-name="Arial" fo:language="en" fo:country="US" officeooo:rsid="004e5839"/>
    </style:style>
    <style:style style:name="T152" style:family="text">
      <style:text-properties style:font-name="Arial" fo:language="en" fo:country="US" officeooo:rsid="002fc941" style:font-name-asian="Droid Serif1" style:font-name-complex="Droid Serif1"/>
    </style:style>
    <style:style style:name="T153" style:family="text">
      <style:text-properties style:font-name="Arial" fo:language="en" fo:country="US" fo:font-style="italic" style:font-style-asian="italic" style:font-style-complex="italic"/>
    </style:style>
    <style:style style:name="T154" style:family="text">
      <style:text-properties style:font-name="Arial" fo:language="en" fo:country="US" fo:font-style="italic" officeooo:rsid="0050cd72" style:font-style-asian="italic" style:font-style-complex="italic"/>
    </style:style>
    <style:style style:name="T155" style:family="text">
      <style:text-properties style:font-name="Arial" fo:language="en" fo:country="US" fo:font-style="italic" officeooo:rsid="0056e9ac" style:font-style-asian="italic" style:font-style-complex="italic"/>
    </style:style>
    <style:style style:name="T156" style:family="text">
      <style:text-properties style:font-name="Arial" fo:language="en" fo:country="US" fo:font-style="italic" officeooo:rsid="00591911" style:font-style-asian="italic" style:font-style-complex="italic"/>
    </style:style>
    <style:style style:name="T157" style:family="text">
      <style:text-properties style:font-name="Arial" fo:language="en" fo:country="US" fo:font-style="italic" officeooo:rsid="004b118d" style:font-style-asian="italic" style:font-style-complex="italic"/>
    </style:style>
    <style:style style:name="T158" style:family="text">
      <style:text-properties style:font-name="Arial" fo:language="en" fo:country="US" fo:font-style="italic" officeooo:rsid="0035ab2b" style:font-style-asian="italic" style:font-style-complex="italic"/>
    </style:style>
    <style:style style:name="T159" style:family="text">
      <style:text-properties style:font-name="Arial" fo:language="en" fo:country="US" fo:font-style="italic" officeooo:rsid="002fc941" style:font-name-asian="Droid Serif1" style:font-style-asian="italic" style:font-name-complex="Droid Serif1" style:font-style-complex="italic"/>
    </style:style>
    <style:style style:name="T160" style:family="text">
      <style:text-properties style:font-name="Arial" fo:language="en" fo:country="US" fo:font-style="italic" officeooo:rsid="0052706e" fo:background-color="transparent" style:font-style-asian="italic" style:font-style-complex="italic"/>
    </style:style>
    <style:style style:name="T161" style:family="text">
      <style:text-properties style:font-name="Arial" fo:language="en" fo:country="US" fo:font-style="italic" officeooo:rsid="0050c3b3" fo:background-color="transparent" style:font-style-asian="italic" style:font-style-complex="italic"/>
    </style:style>
    <style:style style:name="T162" style:family="text">
      <style:text-properties style:font-name="Arial" fo:language="en" fo:country="US" officeooo:rsid="004fab25"/>
    </style:style>
    <style:style style:name="T163" style:family="text">
      <style:text-properties style:font-name="Arial" fo:language="en" fo:country="US" officeooo:rsid="0050cd72"/>
    </style:style>
    <style:style style:name="T164" style:family="text">
      <style:text-properties style:font-name="Arial" fo:language="en" fo:country="US" officeooo:rsid="005329c5"/>
    </style:style>
    <style:style style:name="T165" style:family="text">
      <style:text-properties style:font-name="Arial" fo:language="en" fo:country="US" officeooo:rsid="0035e151"/>
    </style:style>
    <style:style style:name="T166" style:family="text">
      <style:text-properties style:font-name="Arial" fo:language="en" fo:country="US" officeooo:rsid="0054dd02"/>
    </style:style>
    <style:style style:name="T167" style:family="text">
      <style:text-properties style:font-name="Arial" fo:language="en" fo:country="US" officeooo:rsid="00552ce4"/>
    </style:style>
    <style:style style:name="T168" style:family="text">
      <style:text-properties style:font-name="Arial" fo:language="en" fo:country="US" officeooo:rsid="0056e9ac"/>
    </style:style>
    <style:style style:name="T169" style:family="text">
      <style:text-properties style:font-name="Arial" fo:language="en" fo:country="US" officeooo:rsid="0057b6bf"/>
    </style:style>
    <style:style style:name="T170" style:family="text">
      <style:text-properties style:font-name="Arial" fo:language="en" fo:country="US" fo:font-style="normal" style:font-style-asian="normal" style:font-style-complex="normal"/>
    </style:style>
    <style:style style:name="T171" style:family="text">
      <style:text-properties style:font-name="Arial" fo:language="en" fo:country="US" fo:font-style="normal" officeooo:rsid="00591911" style:font-style-asian="normal" style:font-style-complex="normal"/>
    </style:style>
    <style:style style:name="T172" style:family="text">
      <style:text-properties style:font-name="Arial" fo:language="en" fo:country="US" fo:font-style="normal" officeooo:rsid="0017f708" style:font-style-asian="normal" style:font-style-complex="normal"/>
    </style:style>
    <style:style style:name="T173" style:family="text">
      <style:text-properties style:font-name="Arial" fo:language="en" fo:country="US" fo:font-style="normal" officeooo:rsid="0056d77c" fo:background-color="transparent" style:font-style-asian="normal" style:font-style-complex="normal"/>
    </style:style>
    <style:style style:name="T174" style:family="text">
      <style:text-properties style:font-name="Arial" fo:language="en" fo:country="US" officeooo:rsid="001b8923"/>
    </style:style>
    <style:style style:name="T175" style:family="text">
      <style:text-properties style:font-name="Arial" fo:language="en" fo:country="US" fo:background-color="transparent"/>
    </style:style>
    <style:style style:name="T176" style:family="text">
      <style:text-properties style:font-name="Arial" fo:language="en" fo:country="US" officeooo:rsid="004b118d" fo:background-color="transparent"/>
    </style:style>
    <style:style style:name="T177" style:family="text">
      <style:text-properties style:font-name="Arial" fo:language="en" fo:country="US" officeooo:rsid="0081f74c" fo:background-color="transparent"/>
    </style:style>
    <style:style style:name="T178" style:family="text">
      <style:text-properties style:font-name="Arial" fo:language="en" fo:country="US" officeooo:rsid="004ccc3a" fo:background-color="transparent"/>
    </style:style>
    <style:style style:name="T179" style:family="text">
      <style:text-properties style:font-name="Arial" fo:language="en" fo:country="US" officeooo:rsid="005b5a84" fo:background-color="transparent"/>
    </style:style>
    <style:style style:name="T180" style:family="text">
      <style:text-properties style:font-name="Arial" fo:language="en" fo:country="US" officeooo:rsid="005056f2" fo:background-color="transparent"/>
    </style:style>
    <style:style style:name="T181" style:family="text">
      <style:text-properties style:font-name="Arial" fo:language="en" fo:country="US" officeooo:rsid="003b540c" fo:background-color="transparent"/>
    </style:style>
    <style:style style:name="T182" style:family="text">
      <style:text-properties style:font-name="Arial" fo:language="en" fo:country="US" officeooo:rsid="004db321" fo:background-color="transparent"/>
    </style:style>
    <style:style style:name="T183" style:family="text">
      <style:text-properties style:font-name="Arial" fo:language="en" fo:country="US" officeooo:rsid="004da405" fo:background-color="transparent"/>
    </style:style>
    <style:style style:name="T184" style:family="text">
      <style:text-properties style:font-name="Arial" fo:language="en" fo:country="US" officeooo:rsid="004f1d80" fo:background-color="transparent"/>
    </style:style>
    <style:style style:name="T185" style:family="text">
      <style:text-properties style:font-name="Arial" fo:language="en" fo:country="US" officeooo:rsid="005c5fdf" fo:background-color="transparent"/>
    </style:style>
    <style:style style:name="T186" style:family="text">
      <style:text-properties style:font-name="Arial" fo:language="en" fo:country="US" officeooo:rsid="00526ef1" fo:background-color="transparent"/>
    </style:style>
    <style:style style:name="T187" style:family="text">
      <style:text-properties style:font-name="Arial" fo:language="en" fo:country="US" officeooo:rsid="0058b811" fo:background-color="transparent"/>
    </style:style>
    <style:style style:name="T188" style:family="text">
      <style:text-properties style:font-name="Arial" fo:language="en" fo:country="US" officeooo:rsid="0052706e" fo:background-color="transparent"/>
    </style:style>
    <style:style style:name="T189" style:family="text">
      <style:text-properties style:font-name="Arial" fo:language="en" fo:country="US" officeooo:rsid="004d684e" fo:background-color="transparent"/>
    </style:style>
    <style:style style:name="T190" style:family="text">
      <style:text-properties style:font-name="Arial" fo:language="en" fo:country="US" officeooo:rsid="005f938e" fo:background-color="transparent"/>
    </style:style>
    <style:style style:name="T191" style:family="text">
      <style:text-properties style:font-name="Arial" fo:language="en" fo:country="US" officeooo:rsid="0017e55d" fo:background-color="transparent"/>
    </style:style>
    <style:style style:name="T192" style:family="text">
      <style:text-properties style:font-name="Arial" fo:language="en" fo:country="US" officeooo:rsid="0050c3b3" fo:background-color="transparent"/>
    </style:style>
    <style:style style:name="T193" style:family="text">
      <style:text-properties style:font-name="Arial" fo:language="en" fo:country="US" officeooo:rsid="003c06d6" fo:background-color="transparent"/>
    </style:style>
    <style:style style:name="T194" style:family="text">
      <style:text-properties style:font-name="Arial" fo:language="en" fo:country="US" officeooo:rsid="004e47d8" fo:background-color="transparent"/>
    </style:style>
    <style:style style:name="T195" style:family="text">
      <style:text-properties style:font-name="Arial" fo:language="en" fo:country="US" officeooo:rsid="007eb6e2" fo:background-color="transparent"/>
    </style:style>
    <style:style style:name="T196" style:family="text">
      <style:text-properties style:font-name="Arial" fo:language="en" fo:country="US" officeooo:rsid="00452a9c" fo:background-color="transparent"/>
    </style:style>
    <style:style style:name="T197" style:family="text">
      <style:text-properties style:font-name="Arial" fo:language="en" fo:country="US" officeooo:rsid="00192b13" fo:background-color="transparent"/>
    </style:style>
    <style:style style:name="T198" style:family="text">
      <style:text-properties style:font-name="Arial" fo:language="en" fo:country="US" officeooo:rsid="002a910c" fo:background-color="transparent"/>
    </style:style>
    <style:style style:name="T199" style:family="text">
      <style:text-properties style:font-name="Arial" fo:language="en" fo:country="US" officeooo:rsid="002bcc65" fo:background-color="transparent"/>
    </style:style>
    <style:style style:name="T200" style:family="text">
      <style:text-properties style:font-name="Arial" fo:language="en" fo:country="US" officeooo:rsid="0044508a" fo:background-color="transparent"/>
    </style:style>
    <style:style style:name="T201" style:family="text">
      <style:text-properties style:font-name="Arial" fo:language="en" fo:country="US" officeooo:rsid="0033db5c" fo:background-color="transparent"/>
    </style:style>
    <style:style style:name="T202" style:family="text">
      <style:text-properties style:font-name="Arial" fo:language="en" fo:country="US" officeooo:rsid="009355fb" fo:background-color="transparent"/>
    </style:style>
    <style:style style:name="T203" style:family="text">
      <style:text-properties style:font-name="Arial" fo:language="en" fo:country="US" officeooo:rsid="0071e558" fo:background-color="transparent"/>
    </style:style>
    <style:style style:name="T204" style:family="text">
      <style:text-properties style:font-name="Arial" fo:language="en" fo:country="US" officeooo:rsid="00547a85" fo:background-color="transparent"/>
    </style:style>
    <style:style style:name="T205" style:family="text">
      <style:text-properties style:font-name="Arial" fo:language="en" fo:country="US" officeooo:rsid="0055e81e" fo:background-color="transparent"/>
    </style:style>
    <style:style style:name="T206" style:family="text">
      <style:text-properties style:font-name="Arial" fo:language="en" fo:country="US" officeooo:rsid="0048277c" fo:background-color="transparent"/>
    </style:style>
    <style:style style:name="T207" style:family="text">
      <style:text-properties style:font-name="Arial" fo:language="en" fo:country="US" officeooo:rsid="00451839" fo:background-color="transparent"/>
    </style:style>
    <style:style style:name="T208" style:family="text">
      <style:text-properties style:font-name="Arial" fo:language="en" fo:country="US" officeooo:rsid="000f505c" fo:background-color="transparent"/>
    </style:style>
    <style:style style:name="T209" style:family="text">
      <style:text-properties style:font-name="Arial" fo:language="en" fo:country="US" officeooo:rsid="0022c5cf"/>
    </style:style>
    <style:style style:name="T210" style:family="text">
      <style:text-properties style:font-name="Arial" fo:language="en" fo:country="US" officeooo:rsid="005a2993"/>
    </style:style>
    <style:style style:name="T211" style:family="text">
      <style:text-properties style:font-name="Arial" fo:language="en" fo:country="US" officeooo:rsid="005afbae"/>
    </style:style>
    <style:style style:name="T212" style:family="text">
      <style:text-properties style:font-name="Arial" fo:language="en" fo:country="US" officeooo:rsid="005f8136"/>
    </style:style>
    <style:style style:name="T213" style:family="text">
      <style:text-properties style:font-name="Arial" fo:language="en" fo:country="US" officeooo:rsid="00605b31"/>
    </style:style>
    <style:style style:name="T214" style:family="text">
      <style:text-properties style:font-name="Arial" fo:language="en" fo:country="US" officeooo:rsid="00619839"/>
    </style:style>
    <style:style style:name="T215" style:family="text">
      <style:text-properties style:font-name="Arial" fo:language="en" fo:country="US" officeooo:rsid="00633b17"/>
    </style:style>
    <style:style style:name="T216" style:family="text">
      <style:text-properties style:font-name="Arial" fo:language="en" fo:country="US" officeooo:rsid="0063a9ac"/>
    </style:style>
    <style:style style:name="T217" style:family="text">
      <style:text-properties style:font-name="Arial" fo:language="en" fo:country="US" officeooo:rsid="00422b46"/>
    </style:style>
    <style:style style:name="T218" style:family="text">
      <style:text-properties style:font-name="Arial" fo:language="en" fo:country="US" officeooo:rsid="0064f684"/>
    </style:style>
    <style:style style:name="T219" style:family="text">
      <style:text-properties style:font-name="Arial" fo:language="en" fo:country="US" officeooo:rsid="006bb2f0"/>
    </style:style>
    <style:style style:name="T220" style:family="text">
      <style:text-properties style:font-name="Arial" fo:language="en" fo:country="US" officeooo:rsid="004b118d"/>
    </style:style>
    <style:style style:name="T221" style:family="text">
      <style:text-properties style:font-name="Arial" fo:language="en" fo:country="US" officeooo:rsid="004ccc3a"/>
    </style:style>
    <style:style style:name="T222" style:family="text">
      <style:text-properties style:font-name="Arial" fo:language="en" fo:country="US" officeooo:rsid="003b540c"/>
    </style:style>
    <style:style style:name="T223" style:family="text">
      <style:text-properties style:font-name="Arial" fo:language="en" fo:country="US" officeooo:rsid="004d684e"/>
    </style:style>
    <style:style style:name="T224" style:family="text">
      <style:text-properties style:font-name="Arial" fo:language="en" fo:country="US" officeooo:rsid="0017e55d"/>
    </style:style>
    <style:style style:name="T225" style:family="text">
      <style:text-properties style:font-name="Arial" fo:language="en" fo:country="US" officeooo:rsid="0050c3b3"/>
    </style:style>
    <style:style style:name="T226" style:family="text">
      <style:text-properties style:font-name="Arial" fo:language="en" fo:country="US" officeooo:rsid="003c06d6"/>
    </style:style>
    <style:style style:name="T227" style:family="text">
      <style:text-properties style:font-name="Arial" fo:language="en" fo:country="US" officeooo:rsid="0022128b"/>
    </style:style>
    <style:style style:name="T228" style:family="text">
      <style:text-properties style:font-name="Arial" fo:language="en" fo:country="US" officeooo:rsid="002a910c"/>
    </style:style>
    <style:style style:name="T229" style:family="text">
      <style:text-properties style:font-name="Arial" fo:language="en" fo:country="US" officeooo:rsid="009355fb"/>
    </style:style>
    <style:style style:name="T230" style:family="text">
      <style:text-properties style:font-name="Arial" fo:language="en" fo:country="US" officeooo:rsid="0038fa6c"/>
    </style:style>
    <style:style style:name="T231" style:family="text">
      <style:text-properties style:font-name="Arial" fo:language="en" fo:country="US" officeooo:rsid="0035ab2b"/>
    </style:style>
    <style:style style:name="T232" style:family="text">
      <style:text-properties style:font-name="Arial" fo:language="en" fo:country="US" officeooo:rsid="00547a85"/>
    </style:style>
    <style:style style:name="T233" style:family="text">
      <style:text-properties style:font-name="Arial" fo:language="en" fo:country="US" officeooo:rsid="003d469f"/>
    </style:style>
    <style:style style:name="T234" style:family="text">
      <style:text-properties style:font-name="Arial" fo:language="en" fo:country="US" officeooo:rsid="0021160c"/>
    </style:style>
    <style:style style:name="T235" style:family="text">
      <style:text-properties style:font-name="Arial" fo:language="en" fo:country="US" officeooo:rsid="000f505c"/>
    </style:style>
    <style:style style:name="T236" style:family="text">
      <style:text-properties style:font-name="Arial" fo:language="en" fo:country="US" officeooo:rsid="00012cb8"/>
    </style:style>
    <style:style style:name="T237" style:family="text">
      <style:text-properties style:font-name="Arial" fo:language="en" fo:country="US" officeooo:rsid="00451839"/>
    </style:style>
    <style:style style:name="T238" style:family="text">
      <style:text-properties style:font-name="Arial" fo:language="en" fo:country="US" officeooo:rsid="00965d4a"/>
    </style:style>
    <style:style style:name="T239" style:family="text">
      <style:text-properties style:font-name="Arial" fo:language="en" fo:country="US" officeooo:rsid="0012d1cd"/>
    </style:style>
    <style:style style:name="T240" style:family="text">
      <style:text-properties style:font-name="Arial" fo:language="en" fo:country="US" officeooo:rsid="00995f42"/>
    </style:style>
    <style:style style:name="T241" style:family="text">
      <style:text-properties style:font-name="Arial" fo:language="en" fo:country="US" fo:font-weight="normal" style:font-weight-asian="normal" style:font-weight-complex="normal"/>
    </style:style>
    <style:style style:name="T242" style:family="text">
      <style:text-properties style:font-name="Arial" fo:language="en" fo:country="US" officeooo:rsid="00a38dc2"/>
    </style:style>
    <style:style style:name="T243" style:family="text">
      <style:text-properties style:font-name="Arial" officeooo:rsid="006912cf"/>
    </style:style>
    <style:style style:name="T244" style:family="text">
      <style:text-properties style:font-name="Arial" officeooo:rsid="001f711f"/>
    </style:style>
    <style:style style:name="T245" style:family="text">
      <style:text-properties style:font-name="Arial" officeooo:rsid="0020aa1b"/>
    </style:style>
    <style:style style:name="T246" style:family="text">
      <style:text-properties style:font-name="Arial" style:font-name-asian="Droid Serif1" style:font-name-complex="Droid Serif1"/>
    </style:style>
    <style:style style:name="T247" style:family="text">
      <style:text-properties style:font-name="Arial" officeooo:rsid="00127408" style:font-name-asian="Droid Serif1" style:font-name-complex="Droid Serif1"/>
    </style:style>
    <style:style style:name="T248" style:family="text">
      <style:text-properties style:font-name="Arial" officeooo:rsid="001ea3fa" style:font-name-asian="Droid Serif1" style:font-name-complex="Droid Serif1"/>
    </style:style>
    <style:style style:name="T249" style:family="text">
      <style:text-properties style:font-name="Arial" officeooo:rsid="001ea775" style:font-name-asian="Droid Serif1" style:font-name-complex="Droid Serif1"/>
    </style:style>
    <style:style style:name="T250" style:family="text">
      <style:text-properties style:font-name="Arial" officeooo:rsid="001a75cb" style:font-name-asian="Droid Serif1" style:font-name-complex="Droid Serif1"/>
    </style:style>
    <style:style style:name="T251" style:family="text">
      <style:text-properties style:font-name="Arial" officeooo:rsid="0020a464" style:font-name-asian="Droid Serif1" style:font-name-complex="Droid Serif1"/>
    </style:style>
    <style:style style:name="T252" style:family="text">
      <style:text-properties style:font-name="Arial" officeooo:rsid="00228760" style:font-name-asian="Droid Serif1" style:font-name-complex="Droid Serif1"/>
    </style:style>
    <style:style style:name="T253" style:family="text">
      <style:text-properties style:font-name="Arial" officeooo:rsid="001b9f92" style:font-name-asian="Droid Serif1" style:font-name-complex="Droid Serif1"/>
    </style:style>
    <style:style style:name="T254" style:family="text">
      <style:text-properties style:font-name="Arial" officeooo:rsid="00237c6c" style:font-name-asian="Droid Serif1" style:font-name-complex="Droid Serif1"/>
    </style:style>
    <style:style style:name="T255" style:family="text">
      <style:text-properties style:font-name="Arial" officeooo:rsid="001d718a" style:font-name-asian="Droid Serif1" style:font-name-complex="Droid Serif1"/>
    </style:style>
    <style:style style:name="T256" style:family="text">
      <style:text-properties style:font-name="Arial" officeooo:rsid="001e6ceb" style:font-name-asian="Droid Serif1" style:font-name-complex="Droid Serif1"/>
    </style:style>
    <style:style style:name="T257" style:family="text">
      <style:text-properties style:font-name="Arial" officeooo:rsid="0023bec8" style:font-name-asian="Droid Serif1" style:font-name-complex="Droid Serif1"/>
    </style:style>
    <style:style style:name="T258" style:family="text">
      <style:text-properties style:font-name="Arial" officeooo:rsid="00248e73" style:font-name-asian="Droid Serif1" style:font-name-complex="Droid Serif1"/>
    </style:style>
    <style:style style:name="T259" style:family="text">
      <style:text-properties style:font-name="Arial" officeooo:rsid="0014dd2f" style:font-name-asian="Droid Serif1" style:font-name-complex="Droid Serif1"/>
    </style:style>
    <style:style style:name="T260" style:family="text">
      <style:text-properties style:font-name="Arial" officeooo:rsid="001841b1" style:font-name-asian="Droid Serif1" style:font-name-complex="Droid Serif1"/>
    </style:style>
    <style:style style:name="T261" style:family="text">
      <style:text-properties style:font-name="Arial" officeooo:rsid="006b3edd" style:font-name-asian="Droid Serif1" style:font-name-complex="Droid Serif1"/>
    </style:style>
    <style:style style:name="T262" style:family="text">
      <style:text-properties style:font-name="Arial" officeooo:rsid="00193710" style:font-name-asian="Droid Serif1" style:font-name-complex="Droid Serif1"/>
    </style:style>
    <style:style style:name="T263" style:family="text">
      <style:text-properties style:font-name="Arial" officeooo:rsid="006912cf" style:font-name-asian="Droid Serif1" style:font-name-complex="Droid Serif1"/>
    </style:style>
    <style:style style:name="T264" style:family="text">
      <style:text-properties style:font-name="Arial" officeooo:rsid="001ae69f" style:font-name-asian="Droid Serif1" style:font-name-complex="Droid Serif1"/>
    </style:style>
    <style:style style:name="T265" style:family="text">
      <style:text-properties style:font-name="Arial" officeooo:rsid="001c5bfd" style:font-name-asian="Droid Serif1" style:font-name-complex="Droid Serif1"/>
    </style:style>
    <style:style style:name="T266" style:family="text">
      <style:text-properties style:font-name="Arial" officeooo:rsid="0016bf22" style:font-name-asian="Droid Serif1" style:font-name-complex="Droid Serif1"/>
    </style:style>
    <style:style style:name="T267" style:family="text">
      <style:text-properties style:font-name="Arial" fo:font-weight="normal" officeooo:rsid="006912cf" style:font-weight-asian="normal" style:font-weight-complex="normal"/>
    </style:style>
    <style:style style:name="T268" style:family="text">
      <style:text-properties style:font-name="Arial" fo:font-weight="normal" officeooo:rsid="00741715" style:font-style-asian="normal" style:font-weight-asian="normal" style:font-style-complex="normal" style:font-weight-complex="normal"/>
    </style:style>
    <style:style style:name="T269" style:family="text">
      <style:text-properties style:font-name="Arial" fo:font-weight="bold" officeooo:rsid="006c705a" style:font-weight-asian="bold" style:font-weight-complex="bold"/>
    </style:style>
    <style:style style:name="T270" style:family="text">
      <style:text-properties style:font-name="Arial" fo:font-weight="bold" officeooo:rsid="006b3edd" style:font-weight-asian="bold" style:font-weight-complex="bold"/>
    </style:style>
    <style:style style:name="T271" style:family="text">
      <style:text-properties style:font-name="Arial" officeooo:rsid="001c091c"/>
    </style:style>
    <style:style style:name="T272" style:family="text">
      <style:text-properties style:font-name="Arial" officeooo:rsid="001cde30"/>
    </style:style>
    <style:style style:name="T273" style:family="text">
      <style:text-properties style:font-name="Arial" fo:font-size="14pt" fo:font-style="normal" fo:font-weight="bold" officeooo:rsid="006912cf" style:font-size-asian="14pt" style:font-style-asian="normal" style:font-weight-asian="bold" style:font-size-complex="14pt" style:font-style-complex="normal" style:font-weight-complex="bold"/>
    </style:style>
    <style:style style:name="T274" style:family="text">
      <style:text-properties style:font-name="Arial" fo:font-size="12pt" fo:font-style="normal" fo:font-weight="normal" officeooo:rsid="007c2427" style:font-size-asian="12pt" style:font-style-asian="normal" style:font-weight-asian="normal" style:font-size-complex="12pt" style:font-style-complex="normal" style:font-weight-complex="normal"/>
    </style:style>
    <style:style style:name="T275" style:family="text">
      <style:text-properties style:font-name="Arial" fo:font-size="12pt" fo:font-style="normal" fo:font-weight="normal" officeooo:rsid="007fa544" style:font-size-asian="12pt" style:font-style-asian="normal" style:font-weight-asian="normal" style:font-size-complex="12pt" style:font-style-complex="normal" style:font-weight-complex="normal"/>
    </style:style>
    <style:style style:name="T276" style:family="text">
      <style:text-properties style:font-name="Arial" fo:font-size="12pt" fo:language="en" fo:country="US" officeooo:rsid="003163f3" fo:background-color="transparent" style:font-size-asian="12pt" style:font-size-complex="12pt"/>
    </style:style>
    <style:style style:name="T277" style:family="text">
      <style:text-properties style:font-name="Arial" fo:font-size="12pt" fo:language="en" fo:country="US" officeooo:rsid="00802f99" fo:background-color="transparent" style:font-size-asian="12pt" style:font-size-complex="12pt"/>
    </style:style>
    <style:style style:name="T278" style:family="text">
      <style:text-properties style:font-name="Arial" fo:font-size="12pt" fo:language="en" fo:country="US" officeooo:rsid="0048f7bf" fo:background-color="transparent" style:font-size-asian="12pt" style:font-size-complex="12pt"/>
    </style:style>
    <style:style style:name="T279" style:family="text">
      <style:text-properties style:font-name="Arial" fo:font-size="12pt" fo:language="en" fo:country="US" officeooo:rsid="00830771" fo:background-color="transparent" style:font-size-asian="12pt" style:font-size-complex="12pt"/>
    </style:style>
    <style:style style:name="T280" style:family="text">
      <style:text-properties style:font-name="Arial" fo:font-size="12pt" fo:language="en" fo:country="US" officeooo:rsid="00495bf4" fo:background-color="transparent" style:font-size-asian="12pt" style:font-size-complex="12pt"/>
    </style:style>
    <style:style style:name="T281" style:family="text">
      <style:text-properties style:font-name="Arial" fo:font-size="12pt" fo:language="en" fo:country="US" officeooo:rsid="0031b005" fo:background-color="transparent" style:font-size-asian="12pt" style:font-size-complex="12pt"/>
    </style:style>
    <style:style style:name="T282" style:family="text">
      <style:text-properties style:font-name="Arial" fo:font-size="12pt" fo:language="en" fo:country="US" officeooo:rsid="005cf446" fo:background-color="transparent" style:font-size-asian="12pt" style:font-size-complex="12pt"/>
    </style:style>
    <style:style style:name="T283" style:family="text">
      <style:text-properties style:font-name="Arial" fo:font-size="12pt" fo:language="en" fo:country="US" officeooo:rsid="005d646b" fo:background-color="transparent" style:font-size-asian="12pt" style:font-size-complex="12pt"/>
    </style:style>
    <style:style style:name="T284" style:family="text">
      <style:text-properties style:font-name="Arial" fo:font-size="12pt" fo:language="en" fo:country="US" officeooo:rsid="00841946" fo:background-color="transparent" style:font-size-asian="12pt" style:font-size-complex="12pt"/>
    </style:style>
    <style:style style:name="T285" style:family="text">
      <style:text-properties style:font-name="Arial" fo:font-size="12pt" fo:language="en" fo:country="US" officeooo:rsid="0060033a" fo:background-color="transparent" style:font-size-asian="12pt" style:font-size-complex="12pt"/>
    </style:style>
    <style:style style:name="T286" style:family="text">
      <style:text-properties style:font-name="Arial" fo:font-size="12pt" fo:language="en" fo:country="US" officeooo:rsid="007d6f45" fo:background-color="transparent" style:font-size-asian="12pt" style:font-size-complex="12pt"/>
    </style:style>
    <style:style style:name="T287" style:family="text">
      <style:text-properties style:font-name="Arial" fo:font-size="12pt" fo:language="en" fo:country="US" officeooo:rsid="006b5d6c" fo:background-color="transparent" style:font-size-asian="12pt" style:font-size-complex="12pt"/>
    </style:style>
    <style:style style:name="T288" style:family="text">
      <style:text-properties style:font-name="Arial" fo:font-size="12pt" fo:language="en" fo:country="US" officeooo:rsid="00327888" fo:background-color="transparent" style:font-size-asian="12pt" style:font-size-complex="12pt"/>
    </style:style>
    <style:style style:name="T289" style:family="text">
      <style:text-properties style:font-name="Arial" fo:font-size="12pt" fo:language="en" fo:country="US" officeooo:rsid="008606c3" fo:background-color="transparent" style:font-size-asian="12pt" style:font-size-complex="12pt"/>
    </style:style>
    <style:style style:name="T290" style:family="text">
      <style:text-properties style:font-name="Arial" fo:font-size="12pt" fo:language="en" fo:country="US" officeooo:rsid="003c4d18" fo:background-color="transparent" style:font-size-asian="12pt" style:font-size-complex="12pt"/>
    </style:style>
    <style:style style:name="T291" style:family="text">
      <style:text-properties style:font-name="Arial" fo:font-size="12pt" fo:language="en" fo:country="US" officeooo:rsid="008790c0" fo:background-color="transparent" style:font-size-asian="12pt" style:font-size-complex="12pt"/>
    </style:style>
    <style:style style:name="T292" style:family="text">
      <style:text-properties style:font-name="Arial" fo:font-size="12pt" fo:language="en" fo:country="US" officeooo:rsid="0060bd69" fo:background-color="transparent" style:font-size-asian="12pt" style:font-size-complex="12pt"/>
    </style:style>
    <style:style style:name="T293" style:family="text">
      <style:text-properties style:font-name="Arial" fo:font-size="12pt" fo:language="en" fo:country="US" officeooo:rsid="0061a453" fo:background-color="transparent" style:font-size-asian="12pt" style:font-size-complex="12pt"/>
    </style:style>
    <style:style style:name="T294" style:family="text">
      <style:text-properties style:font-name="Arial" fo:font-size="12pt" fo:language="en" fo:country="US" officeooo:rsid="0062b9f2" fo:background-color="transparent" style:font-size-asian="12pt" style:font-size-complex="12pt"/>
    </style:style>
    <style:style style:name="T295" style:family="text">
      <style:text-properties style:font-name="Arial" fo:font-size="12pt" fo:language="en" fo:country="US" officeooo:rsid="00643cee" fo:background-color="transparent" style:font-size-asian="12pt" style:font-size-complex="12pt"/>
    </style:style>
    <style:style style:name="T296" style:family="text">
      <style:text-properties style:font-name="Arial" fo:font-size="12pt" fo:language="en" fo:country="US" officeooo:rsid="0081f772" fo:background-color="transparent" style:font-size-asian="12pt" style:font-size-complex="12pt"/>
    </style:style>
    <style:style style:name="T297" style:family="text">
      <style:text-properties style:font-name="Arial" fo:font-size="12pt" fo:language="en" fo:country="US" officeooo:rsid="0064de52" fo:background-color="transparent" style:font-size-asian="12pt" style:font-size-complex="12pt"/>
    </style:style>
    <style:style style:name="T298" style:family="text">
      <style:text-properties style:font-name="Arial" fo:font-size="12pt" fo:language="en" fo:country="US" officeooo:rsid="00659679" fo:background-color="transparent" style:font-size-asian="12pt" style:font-size-complex="12pt"/>
    </style:style>
    <style:style style:name="T299" style:family="text">
      <style:text-properties style:font-name="Arial" fo:font-size="12pt" fo:language="en" fo:country="US" officeooo:rsid="00680eec" fo:background-color="transparent" style:font-size-asian="12pt" style:font-size-complex="12pt"/>
    </style:style>
    <style:style style:name="T300" style:family="text">
      <style:text-properties style:font-name="Arial" fo:font-size="12pt" fo:language="en" fo:country="US" officeooo:rsid="006b97ad" fo:background-color="transparent" style:font-size-asian="12pt" style:font-size-complex="12pt"/>
    </style:style>
    <style:style style:name="T301" style:family="text">
      <style:text-properties style:font-name="Arial" fo:font-size="12pt" fo:language="en" fo:country="US" officeooo:rsid="00345bdc" fo:background-color="transparent" style:font-size-asian="12pt" style:font-size-complex="12pt"/>
    </style:style>
    <style:style style:name="T302" style:family="text">
      <style:text-properties style:font-name="Arial" fo:font-size="12pt" fo:language="en" fo:country="US" officeooo:rsid="006f2d29" fo:background-color="transparent" style:font-size-asian="12pt" style:font-size-complex="12pt"/>
    </style:style>
    <style:style style:name="T303" style:family="text">
      <style:text-properties style:font-name="Arial" fo:font-size="12pt" fo:language="en" fo:country="US" officeooo:rsid="006d79a1" fo:background-color="transparent" style:font-size-asian="12pt" style:font-size-complex="12pt"/>
    </style:style>
    <style:style style:name="T304" style:family="text">
      <style:text-properties style:font-name="Arial" fo:font-size="12pt" fo:language="en" fo:country="US" officeooo:rsid="006e2329" fo:background-color="transparent" style:font-size-asian="12pt" style:font-size-complex="12pt"/>
    </style:style>
    <style:style style:name="T305" style:family="text">
      <style:text-properties style:font-name="Arial" fo:font-size="12pt" fo:language="en" fo:country="US" officeooo:rsid="004b75fd" fo:background-color="transparent" style:font-size-asian="12pt" style:font-size-complex="12pt"/>
    </style:style>
    <style:style style:name="T306" style:family="text">
      <style:text-properties style:font-name="Arial" fo:font-size="12pt" fo:language="en" fo:country="US" officeooo:rsid="004177ec" fo:background-color="transparent" style:font-size-asian="12pt" style:font-size-complex="12pt"/>
    </style:style>
    <style:style style:name="T307" style:family="text">
      <style:text-properties style:font-name="Arial" fo:font-size="12pt" fo:language="en" fo:country="US" officeooo:rsid="00459c53" fo:background-color="transparent" style:font-size-asian="12pt" style:font-size-complex="12pt"/>
    </style:style>
    <style:style style:name="T308" style:family="text">
      <style:text-properties style:font-name="Arial" fo:font-size="12pt" fo:language="en" fo:country="US" officeooo:rsid="003f8ece" fo:background-color="transparent" style:font-size-asian="12pt" style:font-size-complex="12pt"/>
    </style:style>
    <style:style style:name="T309" style:family="text">
      <style:text-properties style:font-name="Arial" fo:font-size="12pt" fo:language="en" fo:country="US" officeooo:rsid="00710c70" fo:background-color="transparent" style:font-size-asian="12pt" style:font-size-complex="12pt"/>
    </style:style>
    <style:style style:name="T310" style:family="text">
      <style:text-properties style:font-name="Arial" fo:font-size="12pt" fo:language="en" fo:country="US" officeooo:rsid="00508c01" fo:background-color="transparent" style:font-size-asian="12pt" style:font-size-complex="12pt"/>
    </style:style>
    <style:style style:name="T311" style:family="text">
      <style:text-properties style:font-name="Arial" fo:font-size="12pt" fo:language="en" fo:country="US" officeooo:rsid="00719f79" fo:background-color="transparent" style:font-size-asian="12pt" style:font-size-complex="12pt"/>
    </style:style>
    <style:style style:name="T312" style:family="text">
      <style:text-properties style:font-name="Arial" fo:font-size="12pt" fo:language="en" fo:country="US" officeooo:rsid="0050ed26" fo:background-color="transparent" style:font-size-asian="12pt" style:font-size-complex="12pt"/>
    </style:style>
    <style:style style:name="T313" style:family="text">
      <style:text-properties style:font-name="Arial" fo:font-size="12pt" fo:language="en" fo:country="US" officeooo:rsid="0037cce6" fo:background-color="transparent" style:font-size-asian="12pt" style:font-size-complex="12pt"/>
    </style:style>
    <style:style style:name="T314" style:family="text">
      <style:text-properties style:font-name="Arial" fo:font-size="12pt" fo:language="en" fo:country="US" officeooo:rsid="00511435" fo:background-color="transparent" style:font-size-asian="12pt" style:font-size-complex="12pt"/>
    </style:style>
    <style:style style:name="T315" style:family="text">
      <style:text-properties style:font-name="Arial" fo:font-size="12pt" fo:language="en" fo:country="US" officeooo:rsid="0052f644" fo:background-color="transparent" style:font-size-asian="12pt" style:font-size-complex="12pt"/>
    </style:style>
    <style:style style:name="T316" style:family="text">
      <style:text-properties style:font-name="Arial" fo:font-size="12pt" fo:language="en" fo:country="US" style:text-underline-style="none" officeooo:rsid="003163f3" fo:background-color="transparent" style:font-size-asian="12pt" style:font-size-complex="12pt"/>
    </style:style>
    <style:style style:name="T317" style:family="text">
      <style:text-properties style:font-name="Arial" fo:font-size="12pt" fo:language="en" fo:country="US" style:text-underline-style="none" officeooo:rsid="0044ff34" fo:background-color="transparent" style:font-size-asian="12pt" style:font-size-complex="12pt"/>
    </style:style>
    <style:style style:name="T318" style:family="text">
      <style:text-properties style:font-name="Arial" fo:font-size="12pt" fo:language="en" fo:country="US" style:text-underline-style="none" officeooo:rsid="0080e0f6" fo:background-color="transparent" style:font-size-asian="12pt" style:font-size-complex="12pt"/>
    </style:style>
    <style:style style:name="T319" style:family="text">
      <style:text-properties style:font-name="Arial" fo:font-size="12pt" fo:language="en" fo:country="US" style:text-underline-style="none" officeooo:rsid="00680eec" fo:background-color="transparent" style:font-size-asian="12pt" style:font-size-complex="12pt"/>
    </style:style>
    <style:style style:name="T320" style:family="text">
      <style:text-properties style:font-name="Arial" fo:font-size="12pt" fo:language="en" fo:country="US" style:text-underline-style="none" officeooo:rsid="0064de52" fo:background-color="transparent" style:font-size-asian="12pt" style:font-size-complex="12pt"/>
    </style:style>
    <style:style style:name="T321" style:family="text">
      <style:text-properties style:font-name="Arial" fo:font-size="12pt" fo:language="en" fo:country="US" style:text-underline-style="none" officeooo:rsid="00659679" fo:background-color="transparent" style:font-size-asian="12pt" style:font-size-complex="12pt"/>
    </style:style>
    <style:style style:name="T322" style:family="text">
      <style:text-properties style:font-name="Arial" fo:font-size="12pt" fo:language="en" fo:country="US" style:text-underline-style="none" officeooo:rsid="0069bbfa" fo:background-color="transparent" style:font-size-asian="12pt" style:font-size-complex="12pt"/>
    </style:style>
    <style:style style:name="T323" style:family="text">
      <style:text-properties style:font-name="Arial" fo:font-size="12pt" fo:language="en" fo:country="US" style:text-underline-style="none" officeooo:rsid="008282cf" fo:background-color="transparent" style:font-size-asian="12pt" style:font-size-complex="12pt"/>
    </style:style>
    <style:style style:name="T324" style:family="text">
      <style:text-properties style:font-name="Arial" fo:font-size="12pt" fo:language="en" fo:country="US" style:text-underline-style="none" officeooo:rsid="00803813" fo:background-color="transparent" style:font-size-asian="12pt" style:font-size-complex="12pt"/>
    </style:style>
    <style:style style:name="T325" style:family="text">
      <style:text-properties style:font-name="Arial" fo:font-size="12pt" fo:language="en" fo:country="US" fo:font-style="italic" style:text-underline-style="none" officeooo:rsid="0080e0f6" fo:background-color="transparent" style:font-size-asian="12pt" style:font-style-asian="italic" style:font-size-complex="12pt" style:font-style-complex="italic"/>
    </style:style>
    <style:style style:name="T326" style:family="text">
      <style:text-properties style:font-name="Arial" fo:font-size="12pt" fo:language="en" fo:country="US" fo:font-style="italic" style:text-underline-style="none" officeooo:rsid="006b5bed" fo:background-color="transparent" style:font-size-asian="12pt" style:font-style-asian="italic" style:font-size-complex="12pt" style:font-style-complex="italic"/>
    </style:style>
    <style:style style:name="T327" style:family="text">
      <style:text-properties style:font-name="Arial" fo:font-size="12pt" fo:language="en" fo:country="US" fo:font-style="italic" style:text-underline-style="none" officeooo:rsid="006b76c4" fo:background-color="transparent" style:font-size-asian="12pt" style:font-style-asian="italic" style:font-size-complex="12pt" style:font-style-complex="italic"/>
    </style:style>
    <style:style style:name="T328" style:family="text">
      <style:text-properties style:font-name="Arial" fo:font-size="12pt" fo:language="en" fo:country="US" fo:font-style="italic" officeooo:rsid="006b97ad" fo:background-color="transparent" style:font-size-asian="12pt" style:font-style-asian="italic" style:font-size-complex="12pt" style:font-style-complex="italic"/>
    </style:style>
    <style:style style:name="T329" style:family="text">
      <style:text-properties style:font-name="Arial" fo:font-size="12pt" fo:language="en" fo:country="US" fo:font-style="normal" style:text-underline-style="none" officeooo:rsid="006b5bed" fo:background-color="transparent" style:font-size-asian="12pt" style:font-style-asian="normal" style:font-size-complex="12pt" style:font-style-complex="normal"/>
    </style:style>
    <style:style style:name="T330" style:family="text">
      <style:text-properties style:font-name="Arial" fo:font-size="12pt" fo:language="en" fo:country="US" fo:font-style="normal" style:text-underline-style="none" officeooo:rsid="006b76c4" fo:background-color="transparent" style:font-size-asian="12pt" style:font-style-asian="normal" style:font-size-complex="12pt" style:font-style-complex="normal"/>
    </style:style>
    <style:style style:name="T331" style:family="text">
      <style:text-properties style:font-name="Arial" fo:font-size="12pt" fo:language="en" fo:country="US" fo:font-weight="normal" officeooo:rsid="00719f79" fo:background-color="transparent" style:font-size-asian="12pt" style:font-weight-asian="normal" style:font-size-complex="12pt" style:font-weight-complex="normal"/>
    </style:style>
    <style:style style:name="T332" style:family="text">
      <style:text-properties style:font-name="Arial" fo:font-size="12pt" fo:font-weight="normal" officeooo:rsid="007fa544" style:font-size-asian="12pt" style:font-style-asian="normal" style:font-weight-asian="normal" style:font-size-complex="12pt" style:font-style-complex="normal" style:font-weight-complex="normal"/>
    </style:style>
    <style:style style:name="T333" style:family="text">
      <style:text-properties style:font-name="Arial" officeooo:rsid="001e1dd9"/>
    </style:style>
    <style:style style:name="T334" style:family="text">
      <style:text-properties officeooo:rsid="00719f79"/>
    </style:style>
    <style:style style:name="T335" style:family="text">
      <style:text-properties officeooo:rsid="0054eebd"/>
    </style:style>
    <style:style style:name="T336" style:family="text">
      <style:text-properties fo:color="#000000" style:text-line-through-style="none" style:font-name="Arial" fo:font-size="12pt" fo:language="en" fo:country="US" fo:font-style="normal" style:text-underline-style="none" fo:font-weight="normal" officeooo:rsid="00659679" fo:background-color="transparent" style:font-name-asian="Droid Serif1" style:font-size-asian="12pt" style:font-style-asian="normal" style:font-weight-asian="normal" style:font-name-complex="Droid Serif1" style:font-size-complex="12pt" style:font-style-complex="normal" style:font-weight-complex="normal"/>
    </style:style>
    <style:style style:name="T337" style:family="text">
      <style:text-properties fo:color="#000000" style:font-name="Helvetica1"/>
    </style:style>
    <style:style style:name="T338" style:family="text">
      <style:text-properties fo:color="#000000" style:font-name="Helvetica1" fo:font-size="12pt" style:font-size-asian="12pt"/>
    </style:style>
    <style:style style:name="T339" style:family="text">
      <style:text-properties fo:color="#000000" style:font-name="Helvetica1" fo:language="en" fo:country="US" officeooo:rsid="006912cf"/>
    </style:style>
    <style:style style:name="T340" style:family="text">
      <style:text-properties fo:color="#000000" style:font-name="Helvetica1" officeooo:rsid="0076ad2b"/>
    </style:style>
    <style:style style:name="T341" style:family="text">
      <style:text-properties fo:color="#000000" style:font-name="Helvetica" fo:font-size="12pt" fo:language="en" fo:country="US" officeooo:rsid="0045ece3" fo:background-color="transparent" style:font-size-asian="12pt"/>
    </style:style>
    <style:style style:name="T342" style:family="text">
      <style:text-properties fo:color="#000000" style:font-name="Helvetica" fo:font-size="12pt" fo:language="en" fo:country="US" officeooo:rsid="0075dbba" fo:background-color="transparent" style:font-size-asian="12pt"/>
    </style:style>
    <style:style style:name="T343" style:family="text">
      <style:text-properties officeooo:rsid="00862e9a"/>
    </style:style>
    <style:style style:name="T344" style:family="text">
      <style:text-properties officeooo:rsid="007fb0e9"/>
    </style:style>
    <style:style style:name="T345" style:family="text">
      <style:text-properties officeooo:rsid="007ea95f"/>
    </style:style>
    <style:style style:name="T346" style:family="text">
      <style:text-properties officeooo:rsid="003d469f"/>
    </style:style>
    <style:style style:name="T347" style:family="text">
      <style:text-properties officeooo:rsid="0045ece3"/>
    </style:style>
    <style:style style:name="T348" style:family="text">
      <style:text-properties officeooo:rsid="004db64c"/>
    </style:style>
    <style:style style:name="T349" style:family="text">
      <style:text-properties style:text-position="super 58%" style:font-name="Arial" fo:language="en" fo:country="US"/>
    </style:style>
    <style:style style:name="T350" style:family="text">
      <style:text-properties style:text-position="super 58%" style:font-name="Arial" fo:language="en" fo:country="US" officeooo:rsid="002fc941" style:font-name-asian="Droid Serif1" style:font-name-complex="Droid Serif1"/>
    </style:style>
    <style:style style:name="T351" style:family="text">
      <style:text-properties officeooo:rsid="003878b0"/>
    </style:style>
    <style:style style:name="T352" style:family="text">
      <style:text-properties officeooo:rsid="003a109c"/>
    </style:style>
    <style:style style:name="T353" style:family="text">
      <style:text-properties fo:font-size="12pt" fo:language="en" fo:country="US" officeooo:rsid="00963f10" style:font-size-asian="12pt" style:font-size-complex="12pt"/>
    </style:style>
    <style:style style:name="T354" style:family="text">
      <style:text-properties fo:font-size="12pt" fo:language="en" fo:country="US" officeooo:rsid="008790c0" fo:background-color="transparent" style:font-size-asian="12pt" style:font-size-complex="12pt"/>
    </style:style>
    <style:style style:name="T355" style:family="text">
      <style:text-properties officeooo:rsid="0075dbba"/>
    </style:style>
    <style:style style:name="T356" style:family="text">
      <style:text-properties style:font-name="Arial1" fo:language="fr" fo:country="FR" style:font-size-asian="12pt" style:font-name-complex="Times New Roman"/>
    </style:style>
    <style:style style:name="T357" style:family="text">
      <style:text-properties fo:background-color="transparent"/>
    </style:style>
    <style:style style:name="T358" style:family="text">
      <style:text-properties officeooo:rsid="003dfbe4" fo:background-color="transparent"/>
    </style:style>
    <style:style style:name="T359" style:family="text">
      <style:text-properties officeooo:rsid="00452a9c" fo:background-color="transparent"/>
    </style:style>
    <style:style style:name="T360" style:family="text">
      <style:text-properties fo:color="#262626" style:font-name="ArialMT" fo:font-size="12pt" fo:language="en" fo:country="US" fo:font-style="normal" officeooo:rsid="00260a0e" fo:background-color="transparent" style:font-name-asian="ArialMT" style:font-size-asian="12pt" style:font-style-asian="normal" style:font-name-complex="ArialMT" style:font-size-complex="12pt" style:font-style-complex="normal"/>
    </style:style>
    <style:style style:name="T361" style:family="text">
      <style:text-properties fo:color="#262626" style:font-name="Arial" fo:font-size="12pt" fo:language="en" fo:country="US" fo:font-style="normal" officeooo:rsid="00260a0e" style:font-name-asian="ArialMT" style:font-size-asian="12pt" style:font-style-asian="normal" style:font-name-complex="ArialMT" style:font-size-complex="12pt" style:font-style-complex="normal"/>
    </style:style>
    <style:style style:name="T362" style:family="text">
      <style:text-properties fo:color="#262626" style:font-name="Arial" fo:font-size="12pt" fo:language="en" fo:country="US" fo:font-style="normal" officeooo:rsid="0076b797" style:font-name-asian="ArialMT" style:font-size-asian="12pt" style:font-style-asian="normal" style:font-name-complex="ArialMT" style:font-size-complex="12pt" style:font-style-complex="normal"/>
    </style:style>
    <style:style style:name="T363" style:family="text">
      <style:text-properties fo:color="#262626" style:font-name="Arial" fo:font-size="12pt" fo:language="en" fo:country="US" fo:font-style="normal" officeooo:rsid="0077e7c7" style:font-name-asian="ArialMT" style:font-size-asian="12pt" style:font-style-asian="normal" style:font-name-complex="ArialMT" style:font-size-complex="12pt" style:font-style-complex="normal"/>
    </style:style>
    <style:style style:name="T364" style:family="text">
      <style:text-properties fo:color="#262626" style:font-name="Arial" fo:font-size="12pt" fo:language="en" fo:country="US" fo:font-style="normal" fo:font-weight="normal" officeooo:rsid="0077e7c7" fo:background-color="transparent" style:font-name-asian="ArialMT" style:font-size-asian="12pt" style:font-style-asian="normal" style:font-weight-asian="normal" style:font-name-complex="ArialMT" style:font-size-complex="12pt" style:font-style-complex="normal" style:font-weight-complex="normal"/>
    </style:style>
    <style:style style:name="T365" style:family="text">
      <style:text-properties fo:color="#262626" style:font-name="Arial" fo:font-size="12pt" fo:language="en" fo:country="US" fo:font-style="normal" fo:font-weight="normal" officeooo:rsid="00260a0e" fo:background-color="transparent" style:font-name-asian="ArialMT" style:font-size-asian="12pt" style:font-style-asian="normal" style:font-weight-asian="normal" style:font-name-complex="ArialMT"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Crosstalk between glucocorticoid and thyroid hormone signaling at post-embryonic transition.</text:p>
      <text:p text:style-name="P47"/>
      <text:p text:style-name="P48">Alexis Grimaldi1, Nicolas Buisine1, <text:span text:style-name="T355">Corinne Blugeon</text:span>2, <text:span text:style-name="T355">Adeline Couvé</text:span>2 and Laurent Sachs1*.</text:p>
      <text:p text:style-name="P47"/>
      <text:p text:style-name="P48">1: UMR7221 CNRS, Museum National d'Histoire Naturelle, <text:span text:style-name="T355">5</text:span>7 Rue Cuvier, 75231 Paris Cedex 05, France.</text:p>
      <text:p text:style-name="P49">2: <text:span text:style-name="T356">Plateforme Génomique de l'Institut de Biologie de l'Ecole Normale Supérieure-IBENS, 46 rue d'Ulm F75230 Paris cédex 05, France.</text:span></text:p>
      <text:p text:style-name="P48">*: Corresponding author, sachs@mnhn.fr </text:p>
      <text:p text:style-name="P49">UMR7221 CNRS, Museum National d'Histoire Naturelle, <text:span text:style-name="T355">CP32, </text:span>7 Rue Cuvier, 75231 Paris Cedex 05, France.</text:p>
      <text:p text:style-name="P48"/>
      <text:p text:style-name="P48">Keywords : glucocorticoid, thyroid hormone, crosstalk, post-embryonic development</text:p>
      <text:p text:style-name="P48"/>
      <text:p text:style-name="P29">Abstract</text:p>
      <text:p text:style-name="P36"/>
      <text:p text:style-name="P36"><text:span text:style-name="T345">Endocrine signaling mediated by nuclear receptors form a set of highly conserved pathway among chordates. Thyroid hormones signaling has a wide range of biological effects involved in the control of homeostasis and development. TH also control the onset of amphibian metamorphosis, which resemble the mammalian perinatal period. Indeed, </text:span><text:span text:style-name="T122">Xenopus</text:span><text:span text:style-name="T87"> </text:span><text:span text:style-name="T345">metamorphosis has been an instrumental model in building our current understanding of TH signaling during vertebrates development. Glucocorticoids (GC) mediate stress response in a physiological or developmental context. They also act as a relay that channel environmental inputs and modulate the corresponding biological processes. Although deeply adaptative in nature, GC mediated responses may also promote more detrimental long term effects. Similarly, the clinical use of GC is limited by long term adverse effects. Surprisingly, although functional interactions between TH and GC signaling are known, there are supported by little molecular data.</text:span></text:p>
      <text:p text:style-name="P37">Here, we used extensive analysis of RNA-Seq data to <text:span text:style-name="T343">collect</text:span> the molecular details of <text:span text:style-name="T344">the </text:span>crosstalk <text:span text:style-name="T344">between </text:span>TH and GC <text:span text:style-name="T344">signaling during limb development</text:span>, <text:span text:style-name="T86">in vivo</text:span><text:span text:style-name="T344">. We show that the transcriptional response to TH and GC is highly archetypal and that crosstalk affects expression of a restricted number of genes (~ 300), mostly involved in bone formation and resorption or linked to human skeletal pathologies. We also show that GC treated metamorphic tadpoles have a strong phenotype with early ossification of long bones. Thus, our work provide a first molecular landscape of TH and GC crosstalk with potential applications for human health.</text:span></text:p>
      <text:p text:style-name="P28"/>
      <text:p text:style-name="P46">Introduction</text:p>
      <text:p text:style-name="P37"/>
      <text:p text:style-name="P41"><text:span text:style-name="T276">Adversity early in life is </text:span><text:span text:style-name="T277">thought</text:span><text:span text:style-name="T276"> to elicit developmental adaptations that serve to improve </text:span><text:span text:style-name="T278">perinatal</text:span><text:span text:style-name="T276"> survival and prepare the organism for a range of postnatal environments </text:span><text:span text:style-name="T279">(</text:span><text:span text:style-name="bibus_5f_cit_5f_base"><text:span text:style-name="T279">[1]</text:span></text:span><text:span text:style-name="T279">; </text:span><text:span text:style-name="bibus_5f_cit_5f_base"><text:span text:style-name="T279">[2]</text:span></text:span><text:span text:style-name="T279">;</text:span><text:span text:style-name="bibus_5f_cit_5f_base"><text:span text:style-name="T279">[3]</text:span></text:span><text:span text:style-name="T279">)</text:span><text:span text:style-name="T276">. These processes, although </text:span><text:span text:style-name="T280">adaptive</text:span><text:span text:style-name="T276"> in their nature, may later prove to be </text:span><text:span text:style-name="T281">inadequate</text:span><text:span text:style-name="T276"> or disadvantageous </text:span><text:span text:style-name="T279">(</text:span><text:span text:style-name="bibus_5f_cit_5f_base"><text:span text:style-name="T360">[1]</text:span></text:span><text:span text:style-name="T279">)</text:span><text:span text:style-name="T276">. Early life conditions are now known to contribute to several pathologies such as mental </text:span><text:span text:style-name="T278">and</text:span><text:span text:style-name="T276"> cardiovascular diseases, obesity and cancer, </text:span><text:span text:style-name="T282">occurring much </text:span><text:span text:style-name="T276">later </text:span><text:span text:style-name="T282">in life </text:span><text:span text:style-name="T279">(</text:span><text:span text:style-name="bibus_5f_cit_5f_base"><text:span text:style-name="T279">[4]</text:span></text:span><text:span text:style-name="T279">)</text:span><text:span text:style-name="T276">. Furthermore, as dysfunctions could involve epigenetic modifications </text:span><text:span text:style-name="T282">set</text:span><text:span text:style-name="T276"> early </text:span><text:span text:style-name="T282">in </text:span><text:span text:style-name="T276">life, they </text:span><text:span text:style-name="T282">have the potential,</text:span><text:span text:style-name="T276"> in certain cases, </text:span><text:span text:style-name="T282">to </text:span><text:span text:style-name="T276">be transferred to </text:span><text:span text:style-name="T281">subsequent</text:span><text:span text:style-name="T276"> generations. The perinatal period is marked by endocrine signaling pathways that control </text:span><text:span text:style-name="T283">a number of </text:span><text:span text:style-name="T276">morphological, </text:span><text:span text:style-name="T283">developmental</text:span><text:span text:style-name="T276"> and physiological processes. Two of these endocrine signals are thyroid hormones (TH) and glucocorticoids (GC).</text:span></text:p>
      <text:p text:style-name="P42"><text:span text:style-name="T276">TH have prominent effects on growth, development, and metabolism of virtually every cell and organ </text:span><text:span text:style-name="T284">(</text:span><text:span text:style-name="bibus_5f_cit_5f_base"><text:span text:style-name="T353">[5]</text:span></text:span><text:span text:style-name="T284">)</text:span><text:span text:style-name="T276">. Thyroid diseases are among the most common endocrine disorders worldwide </text:span><text:span text:style-name="T284">(</text:span><text:span text:style-name="bibus_5f_cit_5f_base"><text:span text:style-name="T284">[5]</text:span></text:span><text:span text:style-name="T284">)</text:span><text:span text:style-name="T276">. On the one hand, TH deficiency </text:span><text:span text:style-name="T285">has a large spectrum of effects,</text:span><text:span text:style-name="T276"> ranging from </text:span><text:span text:style-name="T286">lower strength </text:span><text:span text:style-name="T276">and mild </text:span><text:span text:style-name="T286">impairment of </text:span><text:span text:style-name="T276">cognitive development to severe brain and neurological damage. On the other hand, excess TH leads to thyrotoxicosis and death. Both hypothyroid and hyperthyroidism have been linked </text:span><text:span text:style-name="T285">to</text:span><text:span text:style-name="T276"> increase</text:span><text:span text:style-name="T281">d</text:span><text:span text:style-name="T276"> risk </text:span><text:span text:style-name="T285">of</text:span><text:span text:style-name="T276"> cardiovascular disease and osteoporosis. Th</text:span><text:span text:style-name="T287">i</text:span><text:span text:style-name="T276">s </text:span><text:span text:style-name="T285">also</text:span><text:span text:style-name="T276"> have well characterized effects on mitogenesis and apoptosis, </text:span><text:span text:style-name="T281">probably</text:span><text:span text:style-name="T276"> explaining the fact that </text:span><text:span text:style-name="T285">some </text:span><text:span text:style-name="T276">thyroid disease</text:span><text:span text:style-name="T288">s</text:span><text:span text:style-name="T276"> </text:span><text:span text:style-name="T285">may be linked to</text:span><text:span text:style-name="T276"> increased risk of malignant disorder </text:span><text:span text:style-name="T289">(</text:span><text:span text:style-name="bibus_5f_cit_5f_base"><text:span text:style-name="T289">[6]</text:span></text:span><text:span text:style-name="T289">)</text:span><text:span text:style-name="T276">. </text:span><text:span text:style-name="T290">Moreover, while thyroid dysfunction can have strong adverse effect on quality of life, symptoms are very general and frequently misleading. As a result, thyroid dysfunction is difficult to diagnose and often fail to be appropriately treated. Importantly, TH signaling is critical at the perinatal period in mammals, since deficiency results in abnormal development with severe mental retardation and growth defects. This syndrome, dubbed cretinism, is prevented by a single pulse of exogenous TH at birth </text:span><text:span text:style-name="T289">(</text:span><text:span text:style-name="bibus_5f_cit_5f_base"><text:span text:style-name="T354">[7]</text:span></text:span><text:span text:style-name="T289">)</text:span><text:span text:style-name="T290">.</text:span></text:p>
      <text:p text:style-name="P42"><text:span text:style-name="T288">GC also</text:span><text:span text:style-name="T276"> mediate various physiologic processes including metabolism, immune responses, stress responses and electrolyte homeostasis </text:span><text:span text:style-name="T291">(</text:span><text:span text:style-name="bibus_5f_cit_5f_base"><text:span text:style-name="T291">[8]</text:span></text:span><text:span text:style-name="T291">)</text:span><text:span text:style-name="T276">. </text:span><text:span text:style-name="T292">S</text:span><text:span text:style-name="T276">ynthetic GCs </text:span><text:span text:style-name="T292">are</text:span><text:span text:style-name="T276"> a large class of </text:span><text:span text:style-name="T292">potent </text:span><text:span text:style-name="T276">drugs </text:span><text:span text:style-name="T292">used since five decades</text:span><text:span text:style-name="T276"> for treat</text:span><text:span text:style-name="T292">ment of</text:span><text:span text:style-name="T276"> inflammation, autoimmune disorders, brain </text:span><text:soft-page-break/><text:span text:style-name="T276">oedema, organ transplant rejection and cancer, </text:span><text:span text:style-name="T292">to name a few</text:span><text:span text:style-name="T276">. </text:span><text:span text:style-name="T292">However, despite clinically relevant effects, GC also promote a wide range of adverse outcomes. For example, p</text:span><text:span text:style-name="T276">renatal exposure to elevated GC levels, either clinically or through maternal stress or malnutrition, can </text:span><text:span text:style-name="T292">re-</text:span><text:span text:style-name="T276">program gene expression </text:span><text:span text:style-name="T292">and</text:span><text:span text:style-name="T276"> increased </text:span><text:span text:style-name="T288">blood pressure (</text:span><text:span text:style-name="T276">a </text:span><text:span text:style-name="T292">risk </text:span><text:span text:style-name="T276">factor </text:span><text:span text:style-name="T292">of </text:span><text:span text:style-name="T276">cardiovascular-related diseases</text:span><text:span text:style-name="T292">)</text:span><text:span text:style-name="T276">, </text:span><text:span text:style-name="T293">retardation of </text:span><text:span text:style-name="T276">childhood cognition </text:span><text:span text:style-name="T293">development</text:span><text:span text:style-name="T276">, </text:span><text:span text:style-name="T293">alterations of </text:span><text:span text:style-name="T276">long-term behavio</text:span><text:span text:style-name="T292">r</text:span><text:span text:style-name="T276">, </text:span><text:span text:style-name="T288">increased</text:span><text:span text:style-name="T276"> insulin </text:span><text:span text:style-name="T288">resistance, impaired peripheral glucose intake and increased adipose tissue lypolysis (</text:span><text:span text:style-name="bibus_5f_cit_5f_base"><text:span text:style-name="T291">[9]</text:span></text:span><text:span text:style-name="T288">)</text:span><text:span text:style-name="T276">. This </text:span><text:span text:style-name="T294">is a</text:span><text:span text:style-name="T276"> cause </text:span><text:span text:style-name="T294">of</text:span><text:span text:style-name="T276"> concern, </text:span><text:span text:style-name="T287">since</text:span><text:span text:style-name="T276"> synthetic GCs are also used in perinatal medicine to </text:span><text:span text:style-name="T288">induce</text:span><text:span text:style-name="T276"> lung </text:span><text:span text:style-name="T288">maturation</text:span><text:span text:style-name="T276"> in </text:span><text:span text:style-name="T294">case</text:span><text:span text:style-name="T276"> of threatened or preterm birth </text:span><text:span text:style-name="bibus_5f_cit_5f_base"><text:span text:style-name="T294">[10]</text:span></text:span><text:span text:style-name="T276">. </text:span><text:span text:style-name="T295">Importantly, a few molecular details of crosstalk</text:span><text:span text:style-name="T276"> </text:span><text:span text:style-name="T295">between GC and</text:span><text:span text:style-name="T276"> TH signaling ha</text:span><text:span text:style-name="T296">ve</text:span><text:span text:style-name="T276"> been </text:span><text:span text:style-name="T296">addressed, mainly through the regulation of TH metabolizing enzymes (Dio2, Dio3, </text:span><text:span text:style-name="bibus_5f_cit_5f_base"><text:span text:style-name="T291">[11;12]</text:span></text:span><text:span text:style-name="MISSING_20_REFERENCE"><text:span text:style-name="T354"> </text:span></text:span><text:span text:style-name="T296">)</text:span><text:span text:style-name="T276">. It is noteworthy that antenatal </text:span><text:span text:style-name="T297">GC</text:span><text:span text:style-name="T276"> treatment increases early total TH levels in premature infants, and that GC regulate peripheral metabolism of TH. </text:span><text:span text:style-name="T298">In addition</text:span><text:span text:style-name="T276">, human population</text:span><text:span text:style-name="T297">s</text:span><text:span text:style-name="T276"> </text:span><text:span text:style-name="T297">are</text:span><text:span text:style-name="T276"> exposed to </text:span><text:span text:style-name="T297">increasing amounts of </text:span><text:span text:style-name="T276">TH and/or GC-disrupt</text:span><text:span text:style-name="T297">ors</text:span><text:span text:style-name="T276">, </text:span><text:span text:style-name="T299">which are found in biological fluids</text:span><text:span text:style-name="T276"> in adults, children, pregnant women and even amniot</text:span><text:span text:style-name="T316">ic </text:span><text:span text:style-name="T317">fluid</text:span><text:span text:style-name="T316">. <text:s/></text:span><text:span text:style-name="T318">It should be emphasized that endocrine disruptors can perturb not only the TH and GC signaling </text:span><text:span text:style-name="T325">per se</text:span><text:span text:style-name="T318">, but also their functional interactions. </text:span><text:span text:style-name="T319">However, although t</text:span><text:span text:style-name="T320">he</text:span><text:span text:style-name="T319">ir</text:span><text:span text:style-name="T320"> medical, </text:span><text:span text:style-name="T319">environmental</text:span><text:span text:style-name="T320"> and societal cost </text:span><text:span text:style-name="T319">are</text:span><text:span text:style-name="T321"> increasingly recognized and </text:span><text:span text:style-name="T319">are</text:span><text:span text:style-name="T321"> </text:span><text:span text:style-name="T336">believed</text:span><text:span text:style-name="T321"> to be high, </text:span><text:span text:style-name="T322">this point</text:span><text:span text:style-name="T319"> is difficult to address fully because </text:span><text:span text:style-name="T322">the </text:span><text:span text:style-name="T319">molecular basis </text:span><text:span text:style-name="T322">of many of these effects </text:span><text:span text:style-name="T319">are </text:span><text:span text:style-name="T322">not known</text:span><text:span text:style-name="T320">. </text:span><text:span text:style-name="T323">In this context, </text:span><text:span text:style-name="T324">we </text:span><text:span text:style-name="T323">set out</text:span><text:span text:style-name="T324"> to address </text:span><text:span text:style-name="T329">the molecular and phenotypic crosstalk between TH and GC, </text:span><text:span text:style-name="T326">in </text:span><text:span text:style-name="T327">vivo</text:span><text:span text:style-name="T330">, in a</text:span><text:span text:style-name="T329"> model of perinatal development.</text:span></text:p>
      <text:p text:style-name="P39"><text:span text:style-name="T300">Our working model is </text:span><text:span text:style-name="T301">amphibian </text:span><text:span text:style-name="T300">metamorphosis, </text:span><text:span text:style-name="T302">the</text:span><text:span text:style-name="T300"> well known </text:span><text:span text:style-name="T301">post-embryonic development</text:span><text:span text:style-name="T300">al</text:span><text:span text:style-name="T301"> </text:span><text:span text:style-name="T300">transformation of</text:span><text:span text:style-name="T276"> a</text:span><text:span text:style-name="T300">n aquatic</text:span><text:span text:style-name="T276"> tadpole into a</text:span><text:span text:style-name="T300">n</text:span><text:span text:style-name="T276"> </text:span><text:span text:style-name="T300">air breathing </text:span><text:span text:style-name="T276">frog. </text:span><text:span text:style-name="T302">This complex process</text:span><text:span text:style-name="T276"> implies the </text:span><text:span text:style-name="T300">growth</text:span><text:span text:style-name="T276"> </text:span><text:span text:style-name="T328">de novo</text:span><text:span text:style-name="T300"> </text:span><text:span text:style-name="T276">of new body parts (limbs) and the remodeling of </text:span><text:span text:style-name="T300">(almost all)</text:span><text:span text:style-name="T276"> organs. </text:span><text:span text:style-name="T302">Interestingly, m</text:span><text:span text:style-name="T303">etamorphosis </text:span><text:span text:style-name="T302">parallels</text:span><text:span text:style-name="T303"> </text:span><text:span text:style-name="T302">many aspects of </text:span><text:span text:style-name="T304">the perinatal period o</text:span><text:span text:style-name="T302">f</text:span><text:span text:style-name="T304"> mammals (</text:span><text:span text:style-name="T302">transition aquatic vs air breathing life style, </text:span><text:span text:style-name="T305">conserved </text:span><text:span text:style-name="T302">gene </text:span><text:span text:style-name="T305">regulatory network</text:span><text:span text:style-name="T302">s, tissue resorption... <text:s/></text:span><text:span text:style-name="bibus_5f_cit_5f_base"><text:span text:style-name="T304">[13]</text:span></text:span><text:span text:style-name="T304">)</text:span><text:span text:style-name="T302">, including their strict control on regulation by TH. In fact, it has been proposed that </text:span><text:span text:style-name="T306">TH driven metamorphosis </text:span><text:span text:style-name="T302">would</text:span><text:span text:style-name="T306"> </text:span><text:span text:style-name="T302">be </text:span><text:span text:style-name="T306">an ancestral feature of vertebrates </text:span><text:span text:style-name="T302">and that </text:span><text:span text:style-name="T305">e</text:span><text:span text:style-name="T306">volutionary and ecological inputs </text:span><text:span text:style-name="T302">would </text:span><text:span text:style-name="T306">provide the basis of “variations on </text:span><text:span text:style-name="T307">a</text:span><text:span text:style-name="T306"> theme”, where </text:span><text:span text:style-name="T308">subtle variations in a core signaling pathway in a range of species translates into diverse post-embryonic developmental scenarios.</text:span><text:span text:style-name="T309"> During natural m</text:span><text:span text:style-name="T276">etamorphosis, </text:span><text:span text:style-name="T309">p</text:span><text:span text:style-name="T276">lasma GC </text:span><text:span text:style-name="T309">levels</text:span><text:span text:style-name="T276"> rise markedly </text:span><text:span text:style-name="T309">at</text:span><text:span text:style-name="T276"> metamorphic climax </text:span><text:span text:style-name="T310">and follow that of circulating</text:span><text:span text:style-name="T276"> TH. </text:span><text:span text:style-name="T311">Interestingly, t</text:span><text:span text:style-name="T312">he timing of </text:span><text:span text:style-name="T276">metamorphosis </text:span><text:span text:style-name="T312">is in part</text:span><text:span text:style-name="T276"> </text:span><text:span text:style-name="T311">mod</text:span><text:span text:style-name="T313">ulated</text:span><text:span text:style-name="T276"> </text:span><text:span text:style-name="T312">by </text:span><text:span text:style-name="T276">environment</text:span><text:span text:style-name="T312">al inputs </text:span><text:span text:style-name="T311">through </text:span><text:span text:style-name="T276">GC </text:span><text:span text:style-name="T311">signaling, which </text:span><text:soft-page-break/><text:span text:style-name="T311">thus </text:span><text:span text:style-name="T314">act</text:span><text:span text:style-name="T311">s</text:span><text:span text:style-name="T314"> as a physiological interface</text:span><text:span text:style-name="T276"> </text:span><text:span text:style-name="T313">t</text:span><text:span text:style-name="T311">hat</text:span><text:span text:style-name="T313"> integrate</text:span><text:span text:style-name="T311">s</text:span><text:span text:style-name="T276"> environmental cues </text:span><text:span text:style-name="T313">in</text:span><text:span text:style-name="T276">to </text:span><text:span text:style-name="T315">regulatory networks. </text:span><text:span text:style-name="T311">The genomic effects of TH and GC signaling are mediated by their cognate receptors, which </text:span><text:span text:style-name="T331">are ligand-dependant transcription factors belonging to the super family of nuclear receptors.</text:span></text:p>
      <text:p text:style-name="P35">In <text:span text:style-name="T334">this paper, we</text:span> probe the crosstalk between TH and GC<text:span text:style-name="T335"> at the onset of </text:span><text:span text:style-name="T85">Xenopus tropicalis</text:span><text:span text:style-name="T334"> metamorposis. To this end, we measured transcripts levels by RNA sequencing of developing limbs and we provide evidence of a crosstalk between TH and GC signaling. This crosstalk is quite general and is not limited to the regulation by GC of the TH metabolizing factors Dio2 and Dio3, as previously acknowledged. Strikingly, GC/TH crosstalk also impact the expression of many genes involved in skeletal development, which translate in early ossification of long bones. Given that some of these genes (REL, LEPR and Dio2) are known biomarkers of human bone pathologies, our work provide the scientific community with a set of novel candidates genes which might be of interest for the development of new molecular markers of bone pathologies.</text:span></text:p>
      <text:h text:style-name="P66" text:outline-level="10">Material and Methods</text:h>
      <text:h text:style-name="P68" text:outline-level="10">Animal care</text:h>
      <text:p text:style-name="P40"><text:span text:style-name="T153">X. tropicalis</text:span><text:span text:style-name="T144"> adult frogs were obtained from NASCO (Fort Atkinson, WI) and maintained at </text:span><text:span text:style-name="T233">24°C</text:span><text:span text:style-name="T144"> in aquatic housing system (MPAquarien, Rockenhausen, Germany). Mating was induced by injection of 200 U of human chorionic gonadotropine for females and 100 U for males (Chorulon; Intervet, Beaucouze, France). Tadpoles were raised at 26</text:span><text:span text:style-name="T233">°</text:span><text:span text:style-name="T144">C.</text:span><text:span text:style-name="T148">Animal care was in accordance with institutional and national guidelines (</text:span><text:span text:style-name="T338">ref: 68008, delivered by the Cuvier Ethic Committee</text:span><text:span text:style-name="T148">).</text:span></text:p>
      <text:p text:style-name="P43">Hormonal treatments</text:p>
      <text:p text:style-name="P34"><text:span text:style-name="T144">T</text:span><text:span text:style-name="T90">3 </text:span><text:span text:style-name="T145">(</text:span><text:span text:style-name="Article_20_-_20_Product"><text:span text:style-name="T341">T2752, </text:span></text:span><text:span text:style-name="Article_20_-_20_Product"><text:span text:style-name="T342">SIGMA</text:span></text:span><text:span text:style-name="T145">) </text:span><text:span text:style-name="T144">was dissolved in 0.1N NaOH and added to the culture medium to a final concentration of 10 nM. CORT </text:span><text:span text:style-name="T146">(C2505, SIGMA)</text:span><text:span text:style-name="T144"> was dissolved in 100% DMSO </text:span><text:span text:style-name="T147">(D8418, SIGMA)</text:span><text:span text:style-name="T144">, and added to the culture medium </text:span><text:span text:style-name="T148">or the tank</text:span><text:span text:style-name="T144"> to a final concentration of 100 nM. All treatments received an equivalent amount of DMSO vehicle (0.001%).</text:span></text:p>
      <text:h text:style-name="P71" text:outline-level="10"><text:bookmark text:name="h.t8xw34t6tcl0"/>Hindlimb culture</text:h>
      <text:p text:style-name="P38">Hindlimb explant cultures were carried out in order to investigate the peripheral effects of TH and GC on a developing tissue. We dissected Nieuwkoop-Faber stage 52-54 <text:span text:style-name="T83">X. tropicalis</text:span> tadpoles anesthetized on ice. The hind limb buds were amputated just above the bud and separated from the tail by resection. Special care was taken not to separate the two buds or damage the tissue between them. The pairs of hind limb buds were then dipped in 100% ethanol and washed with 65% L15 <text:span text:style-name="T347">(11415-049, GIBCO</text:span>) + antibiotic/antimycotic <text:span text:style-name="T347">(15240-96, GIBCO</text:span>). Each pair of hindlimbs were then cultured in 24 wells culture plates <text:span text:style-name="T348">(FALCON)</text:span>, with 1 ml 65% L15 + antibiotic/antimycotic and T<text:span text:style-name="T88">3</text:span> and/or CORT at 24<text:span text:style-name="T347">°</text:span>C, protected from light. For each treatment, 5 hind limb buds were used. After 24 hours, the hind limb buds were dissected from the mass of tissue, snap frozen in liquid nitrogen, and stored at -80C. Three independent biological replicates were used for <text:span text:style-name="T346">the RNA-Seq and three independent replicates were used for RT-qPCR validations</text:span>.</text:p>
      <text:h text:style-name="P71" text:outline-level="10"><text:bookmark text:name="h.xzpzvf2xkev"/>RNA isolation and gene expression assessment</text:h>
      <text:p text:style-name="P40"><text:span text:style-name="T144">The tissues from </text:span><text:span text:style-name="T149">either</text:span><text:span text:style-name="T144"> cultured hindlimb buds </text:span><text:span text:style-name="T149">or whole tadpoles</text:span><text:span text:style-name="T144"> were </text:span><text:span text:style-name="T149">processed as described in </text:span><text:span text:style-name="bibus_5f_cit_5f_base"><text:span text:style-name="T149">[14]</text:span></text:span><text:span text:style-name="T149">⁠</text:span><text:span text:style-name="T144">. </text:span><text:span text:style-name="T150">The endogenous control </text:span><text:span text:style-name="Article_20_-_20_Gene_20_Name"><text:span text:style-name="T144">rpl8</text:span></text:span><text:span text:style-name="T150"> was selected based on NormFinder </text:span><text:span text:style-name="bibus_5f_cit_5f_base"><text:span text:style-name="T206">[15]</text:span></text:span><text:span text:style-name="T150">analysis of a panel of candidates genes.</text:span><text:span text:style-name="T144"> </text:span><text:span text:style-name="T150">R</text:span><text:span text:style-name="T144">aw results were processed using the -2</text:span><text:span text:style-name="T350">ΔΔ</text:span><text:span text:style-name="T349">Ct</text:span><text:span text:style-name="T144"> </text:span><text:soft-page-break/><text:span text:style-name="T144">method: </text:span><text:span text:style-name="T151">D</text:span><text:span text:style-name="T144">ata </text:span><text:span text:style-name="T151">were</text:span><text:span text:style-name="T144"> normalized on the endogenous control </text:span><text:span text:style-name="Article_20_-_20_Gene_20_Name"><text:span text:style-name="T144">rpl8 </text:span></text:span><text:span text:style-name="T144">(</text:span><text:span text:style-name="T152">Δ</text:span><text:span text:style-name="T144">Ct)</text:span><text:span text:style-name="T153">.</text:span><text:span text:style-name="T144"> </text:span><text:span text:style-name="T151">F</text:span><text:span text:style-name="T144">or each treatment (T</text:span><text:span text:style-name="T90">3</text:span><text:span text:style-name="T144">, CORT, T</text:span><text:span text:style-name="T90">3</text:span><text:span text:style-name="T144">+CORT), </text:span><text:span text:style-name="T152">Δ</text:span><text:span text:style-name="T144">Ct </text:span><text:span text:style-name="T151">were</text:span><text:span text:style-name="T144"> normalized on the non-treated control. </text:span><text:span text:style-name="T151">R</text:span><text:span text:style-name="T144">esulting value</text:span><text:span text:style-name="T151">s</text:span><text:span text:style-name="T144"> corresponds to </text:span><text:span text:style-name="T162">the</text:span><text:span text:style-name="T144"> expression fold-change compared to the non-treated control. </text:span><text:span text:style-name="T163">Statistical significance was addressed with a two-tailed student </text:span><text:span text:style-name="T154">t</text:span><text:span text:style-name="T163">-test.</text:span></text:p>
      <text:p text:style-name="P45">cDNA library preparation and sequencing</text:p>
      <text:p text:style-name="P55">Library preparation and Illumina sequencing were performed at the Genomic Center of Paris (France) – IBENS platform, member of the “France Génomique” (ANR10-INBS-09-08). Messenger (polyA+) RNAs were purified from 1 µg of total RNA using oligo(dT). Libraries were prepared using the strand non-specific RNA-Seq library preparation TruSeq RNA Sample Prep Kits v1 and v2 (Illumina). Libraries were multiplexed by 2 on a single flowcell lane and subjected to 50 bp single read sequencing on a HiSeq 2000 device. A mean of 85.8 ± 117.3 million passing Illumina quality filter reads was obtained for each samples.</text:p>
      <text:h text:style-name="P71" text:outline-level="10"><text:bookmark text:name="h.sg6hdj86hcwx"/>RNA-Seq data processing</text:h>
      <text:h text:style-name="P56" text:outline-level="10"><text:span text:style-name="T164">S</text:span><text:span text:style-name="T144">equencing runs </text:span><text:span text:style-name="T164">quality</text:span><text:span text:style-name="T144"> was assessed with the FASTQC toolkit </text:span><text:span text:style-name="T165">(</text:span><text:a xlink:type="simple" xlink:href="http://www.bioinformatics.babraham.ac.uk/projects/fastqc/">http://www.bioinformatics.babraham.ac.uk/projects/fastqc/</text:a><text:a xlink:type="simple" xlink:href="http://www.bioinformatics.babraham.ac.uk/projects/fastqc/">)</text:a><text:span text:style-name="T144">. </text:span><text:span text:style-name="T166">R</text:span><text:span text:style-name="T144">edundan</text:span><text:span text:style-name="T167">t reads</text:span><text:span text:style-name="T144"> w</text:span><text:span text:style-name="T167">ere</text:span><text:span text:style-name="T144"> </text:span><text:span text:style-name="T167">filtered</text:span><text:span text:style-name="T144"> by keeping the </text:span><text:span text:style-name="T167">read with the best quality score</text:span><text:span text:style-name="T144">. <text:s/></text:span><text:span text:style-name="T168">We used </text:span><text:span text:style-name="T155">fastx </text:span><text:span text:style-name="T168">toolkit (v 0.0.13) to clip the 3' end of reads when score dropped below 30 on the Sanger scale (Phred+33).</text:span><text:span text:style-name="T144"> Preprocessed reads wer</text:span><text:span text:style-name="T169">e</text:span><text:span text:style-name="T144"> mapped on the version 4.1 of the </text:span><text:span text:style-name="T153">X. tropicalis</text:span><text:span text:style-name="T144"> genome</text:span><text:span text:style-name="T175"> </text:span><text:reference-mark-start text:name="ADDIN CSL_CITATION {&quot;mendeley&quot;: {&quot;previouslyFormattedCitation&quot;: &quot;(Hellsten et al., 2010)&quot;}, &quot;citationItems&quot;: [{&quot;uris&quot;: [&quot;http://www.mendeley.com/documents/?uuid=3414f7de-4176-4998-8248-7356e6284aa8&quot;], &quot;id&quot;: &quot;ITEM-1&quot;, &quot;itemData&quot;: {&quot;DOI&quot;: &quot;10.1126/science.1183670&quot;, &quot;title&quot;: &quot;The genome of the Western clawed frog Xenopus tropicalis.&quot;, &quot;container-title&quot;: &quot;Science (New York, N.Y.)&quot;, &quot;type&quot;: &quot;article-journal&quot;, &quot;ISSN&quot;: &quot;1095-9203&quot;, &quot;id&quot;: &quot;ITEM-1&quot;, &quot;volume&quot;: &quot;328&quot;, &quot;abstract&quot;: &quot;The western clawed frog Xenopus tropicalis is an important model for vertebrate development that combines experimental advantages of the African clawed frog Xenopus laevis with more tractable genetics. Here we present a draft genome sequence assembly of X. tropicalis. This genome encodes more than 20,000 protein-coding genes, including orthologs of at least 1700 human disease genes. Over 1 million expressed sequence tags validated the annotation. More than one-third of the genome consists of transposable elements, with unusually prevalent DNA transposons. Like that of other tetrapods, the genome of X. tropicalis contains gene deserts enriched for conserved noncoding elements. The genome exhibits substantial shared synteny with human and chicken over major parts of large chromosomes, broken by lineage-specific chromosome fusions and fissions, mainly in the mammalian lineage.&quot;, &quot;author&quot;: [{&quot;given&quot;: &quot;Uffe&quot;, &quot;dropping-particle&quot;: &quot;&quot;, &quot;suffix&quot;: &quot;&quot;, &quot;family&quot;: &quot;Hellsten&quot;, &quot;non-dropping-particle&quot;: &quot;&quot;, &quot;parse-names&quot;: false}, {&quot;given&quot;: &quot;Richard M&quot;, &quot;dropping-particle&quot;: &quot;&quot;, &quot;suffix&quot;: &quot;&quot;, &quot;family&quot;: &quot;Harland&quot;, &quot;non-dropping-particle&quot;: &quot;&quot;, &quot;parse-names&quot;: false}, {&quot;given&quot;: &quot;Michael J&quot;, &quot;dropping-particle&quot;: &quot;&quot;, &quot;suffix&quot;: &quot;&quot;, &quot;family&quot;: &quot;Gilchrist&quot;, &quot;non-dropping-particle&quot;: &quot;&quot;, &quot;parse-names&quot;: false}, {&quot;given&quot;: &quot;David&quot;, &quot;dropping-particle&quot;: &quot;&quot;, &quot;suffix&quot;: &quot;&quot;, &quot;family&quot;: &quot;Hendrix&quot;, &quot;non-dropping-particle&quot;: &quot;&quot;, &quot;parse-names&quot;: false}, {&quot;given&quot;: &quot;Jerzy&quot;, &quot;dropping-particle&quot;: &quot;&quot;, &quot;suffix&quot;: &quot;&quot;, &quot;family&quot;: &quot;Jurka&quot;, &quot;non-dropping-particle&quot;: &quot;&quot;, &quot;parse-names&quot;: false}, {&quot;given&quot;: &quot;Vladimir&quot;, &quot;dropping-particle&quot;: &quot;&quot;, &quot;suffix&quot;: &quot;&quot;, &quot;family&quot;: &quot;Kapitonov&quot;, &quot;non-dropping-particle&quot;: &quot;&quot;, &quot;parse-names&quot;: false}, {&quot;given&quot;: &quot;Ivan&quot;, &quot;dropping-particle&quot;: &quot;&quot;, &quot;suffix&quot;: &quot;&quot;, &quot;family&quot;: &quot;Ovcharenko&quot;, &quot;non-dropping-particle&quot;: &quot;&quot;, &quot;parse-names&quot;: false}, {&quot;given&quot;: &quot;Nicholas H&quot;, &quot;dropping-particle&quot;: &quot;&quot;, &quot;suffix&quot;: &quot;&quot;, &quot;family&quot;: &quot;Putnam&quot;, &quot;non-dropping-particle&quot;: &quot;&quot;, &quot;parse-names&quot;: false}, {&quot;given&quot;: &quot;Shengqiang&quot;, &quot;dropping-particle&quot;: &quot;&quot;, &quot;suffix&quot;: &quot;&quot;, &quot;family&quot;: &quot;Shu&quot;, &quot;non-dropping-particle&quot;: &quot;&quot;, &quot;parse-names&quot;: false}, {&quot;given&quot;: &quot;Leila&quot;, &quot;dropping-particle&quot;: &quot;&quot;, &quot;suffix&quot;: &quot;&quot;, &quot;family&quot;: &quot;Taher&quot;, &quot;non-dropping-particle&quot;: &quot;&quot;, &quot;parse-names&quot;: false}, {&quot;given&quot;: &quot;Ira L&quot;, &quot;dropping-particle&quot;: &quot;&quot;, &quot;suffix&quot;: &quot;&quot;, &quot;family&quot;: &quot;Blitz&quot;, &quot;non-dropping-particle&quot;: &quot;&quot;, &quot;parse-names&quot;: false}, {&quot;given&quot;: &quot;Bruce&quot;, &quot;dropping-particle&quot;: &quot;&quot;, &quot;suffix&quot;: &quot;&quot;, &quot;family&quot;: &quot;Blumberg&quot;, &quot;non-dropping-particle&quot;: &quot;&quot;, &quot;parse-names&quot;: false}, {&quot;given&quot;: &quot;Darwin S&quot;, &quot;dropping-particle&quot;: &quot;&quot;, &quot;suffix&quot;: &quot;&quot;, &quot;family&quot;: &quot;Dichmann&quot;, &quot;non-dropping-particle&quot;: &quot;&quot;, &quot;parse-names&quot;: false}, {&quot;given&quot;: &quot;Inna&quot;, &quot;dropping-particle&quot;: &quot;&quot;, &quot;suffix&quot;: &quot;&quot;, &quot;family&quot;: &quot;Dubchak&quot;, &quot;non-dropping-particle&quot;: &quot;&quot;, &quot;parse-names&quot;: false}, {&quot;given&quot;: &quot;Enrique&quot;, &quot;dropping-particle&quot;: &quot;&quot;, &quot;suffix&quot;: &quot;&quot;, &quot;family&quot;: &quot;Amaya&quot;, &quot;non-dropping-particle&quot;: &quot;&quot;, &quot;parse-names&quot;: false}, {&quot;given&quot;: &quot;John C&quot;, &quot;dropping-particle&quot;: &quot;&quot;, &quot;suffix&quot;: &quot;&quot;, &quot;family&quot;: &quot;Detter&quot;, &quot;non-dropping-particle&quot;: &quot;&quot;, &quot;parse-names&quot;: false}, {&quot;given&quot;: &quot;Russell&quot;, &quot;dropping-particle&quot;: &quot;&quot;, &quot;suffix&quot;: &quot;&quot;, &quot;family&quot;: &quot;Fletcher&quot;, &quot;non-dropping-particle&quot;: &quot;&quot;, &quot;parse-names&quot;: false}, {&quot;given&quot;: &quot;Daniela S&quot;, &quot;dropping-particle&quot;: &quot;&quot;, &quot;suffix&quot;: &quot;&quot;, &quot;family&quot;: &quot;Gerhard&quot;, &quot;non-dropping-particle&quot;: &quot;&quot;, &quot;parse-names&quot;: false}, {&quot;given&quot;: &quot;David&quot;, &quot;dropping-particle&quot;: &quot;&quot;, &quot;suffix&quot;: &quot;&quot;, &quot;family&quot;: &quot;Goodstein&quot;, &quot;non-dropping-particle&quot;: &quot;&quot;, &quot;parse-names&quot;: false}, {&quot;given&quot;: &quot;Tina&quot;, &quot;dropping-particle&quot;: &quot;&quot;, &quot;suffix&quot;: &quot;&quot;, &quot;family&quot;: &quot;Graves&quot;, &quot;non-dropping-particle&quot;: &quot;&quot;, &quot;parse-names&quot;: false}, {&quot;given&quot;: &quot;Igor&quot;, &quot;dropping-particle&quot;: &quot;V&quot;, &quot;suffix&quot;: &quot;&quot;, &quot;family&quot;: &quot;Grigoriev&quot;, &quot;non-dropping-particle&quot;: &quot;&quot;, &quot;parse-names&quot;: false}, {&quot;given&quot;: &quot;Jane&quot;, &quot;dropping-particle&quot;: &quot;&quot;, &quot;suffix&quot;: &quot;&quot;, &quot;family&quot;: &quot;Grimwood&quot;, &quot;non-dropping-particle&quot;: &quot;&quot;, &quot;parse-names&quot;: false}, {&quot;given&quot;: &quot;Takeshi&quot;, &quot;dropping-particle&quot;: &quot;&quot;, &quot;suffix&quot;: &quot;&quot;, &quot;family&quot;: &quot;Kawashima&quot;, &quot;non-dropping-particle&quot;: &quot;&quot;, &quot;parse-names&quot;: false}, {&quot;given&quot;: &quot;Erika&quot;, &quot;dropping-particle&quot;: &quot;&quot;, &quot;suffix&quot;: &quot;&quot;, &quot;family&quot;: &quot;Lindquist&quot;, &quot;non-dropping-particle&quot;: &quot;&quot;, &quot;parse-names&quot;: false}, {&quot;given&quot;: &quot;Susan M&quot;, &quot;dropping-particle&quot;: &quot;&quot;, &quot;suffix&quot;: &quot;&quot;, &quot;family&quot;: &quot;Lucas&quot;, &quot;non-dropping-particle&quot;: &quot;&quot;, &quot;parse-names&quot;: false}, {&quot;given&quot;: &quot;Paul E&quot;, &quot;dropping-particle&quot;: &quot;&quot;, &quot;suffix&quot;: &quot;&quot;, &quot;family&quot;: &quot;Mead&quot;, &quot;non-dropping-particle&quot;: &quot;&quot;, &quot;parse-names&quot;: false}, {&quot;given&quot;: &quot;Therese&quot;, &quot;dropping-particle&quot;: &quot;&quot;, &quot;suffix&quot;: &quot;&quot;, &quot;family&quot;: &quot;Mitros&quot;, &quot;non-dropping-particle&quot;: &quot;&quot;, &quot;parse-names&quot;: false}, {&quot;given&quot;: &quot;Hajime&quot;, &quot;dropping-particle&quot;: &quot;&quot;, &quot;suffix&quot;: &quot;&quot;, &quot;family&quot;: &quot;Ogino&quot;, &quot;non-dropping-particle&quot;: &quot;&quot;, &quot;parse-names&quot;: false}, {&quot;given&quot;: &quot;Yuko&quot;, &quot;dropping-particle&quot;: &quot;&quot;, &quot;suffix&quot;: &quot;&quot;, &quot;family&quot;: &quot;Ohta&quot;, &quot;non-dropping-particle&quot;: &quot;&quot;, &quot;parse-names&quot;: false}, {&quot;given&quot;: &quot;Alexander&quot;, &quot;dropping-particle&quot;: &quot;V&quot;, &quot;suffix&quot;: &quot;&quot;, &quot;family&quot;: &quot;Poliakov&quot;, &quot;non-dropping-particle&quot;: &quot;&quot;, &quot;parse-names&quot;: false}, {&quot;given&quot;: &quot;Nicolas&quot;, &quot;dropping-particle&quot;: &quot;&quot;, &quot;suffix&quot;: &quot;&quot;, &quot;family&quot;: &quot;Pollet&quot;, &quot;non-dropping-particle&quot;: &quot;&quot;, &quot;parse-names&quot;: false}, {&quot;given&quot;: &quot;Jacques&quot;, &quot;dropping-particle&quot;: &quot;&quot;, &quot;suffix&quot;: &quot;&quot;, &quot;family&quot;: &quot;Robert&quot;, &quot;non-dropping-particle&quot;: &quot;&quot;, &quot;parse-names&quot;: false}, {&quot;given&quot;: &quot;Asaf&quot;, &quot;dropping-particle&quot;: &quot;&quot;, &quot;suffix&quot;: &quot;&quot;, &quot;family&quot;: &quot;Salamov&quot;, &quot;non-dropping-particle&quot;: &quot;&quot;, &quot;parse-names&quot;: false}, {&quot;given&quot;: &quot;Amy K&quot;, &quot;dropping-particle&quot;: &quot;&quot;, &quot;suffix&quot;: &quot;&quot;, &quot;family&quot;: &quot;Sater&quot;, &quot;non-dropping-particle&quot;: &quot;&quot;, &quot;parse-names&quot;: false}, {&quot;given&quot;: &quot;Jeremy&quot;, &quot;dropping-particle&quot;: &quot;&quot;, &quot;suffix&quot;: &quot;&quot;, &quot;family&quot;: &quot;Schmutz&quot;, &quot;non-dropping-particle&quot;: &quot;&quot;, &quot;parse-names&quot;: false}, {&quot;given&quot;: &quot;Astrid&quot;, &quot;dropping-particle&quot;: &quot;&quot;, &quot;suffix&quot;: &quot;&quot;, &quot;family&quot;: &quot;Terry&quot;, &quot;non-dropping-particle&quot;: &quot;&quot;, &quot;parse-names&quot;: false}, {&quot;given&quot;: &quot;Peter D&quot;, &quot;dropping-particle&quot;: &quot;&quot;, &quot;suffix&quot;: &quot;&quot;, &quot;family&quot;: &quot;Vize&quot;, &quot;non-dropping-particle&quot;: &quot;&quot;, &quot;parse-names&quot;: false}, {&quot;given&quot;: &quot;Wesley C&quot;, &quot;dropping-particle&quot;: &quot;&quot;, &quot;suffix&quot;: &quot;&quot;, &quot;family&quot;: &quot;Warren&quot;, &quot;non-dropping-particle&quot;: &quot;&quot;, &quot;parse-names&quot;: false}, {&quot;given&quot;: &quot;Dan&quot;, &quot;dropping-particle&quot;: &quot;&quot;, &quot;suffix&quot;: &quot;&quot;, &quot;family&quot;: &quot;Wells&quot;, &quot;non-dropping-particle&quot;: &quot;&quot;, &quot;parse-names&quot;: false}, {&quot;given&quot;: &quot;Andrea&quot;, &quot;dropping-particle&quot;: &quot;&quot;, &quot;suffix&quot;: &quot;&quot;, &quot;family&quot;: &quot;Wills&quot;, &quot;non-dropping-particle&quot;: &quot;&quot;, &quot;parse-names&quot;: false}, {&quot;given&quot;: &quot;Richard K&quot;, &quot;dropping-particle&quot;: &quot;&quot;, &quot;suffix&quot;: &quot;&quot;, &quot;family&quot;: &quot;Wilson&quot;, &quot;non-dropping-particle&quot;: &quot;&quot;, &quot;parse-names&quot;: false}, {&quot;given&quot;: &quot;Lyle B&quot;, &quot;dropping-particle&quot;: &quot;&quot;, &quot;suffix&quot;: &quot;&quot;, &quot;family&quot;: &quot;Zimmerman&quot;, &quot;non-dropping-particle&quot;: &quot;&quot;, &quot;parse-names&quot;: false}, {&quot;given&quot;: &quot;Aaron M&quot;, &quot;dropping-particle&quot;: &quot;&quot;, &quot;suffix&quot;: &quot;&quot;, &quot;family&quot;: &quot;Zorn&quot;, &quot;non-dropping-particle&quot;: &quot;&quot;, &quot;parse-names&quot;: false}, {&quot;given&quot;: &quot;Robert&quot;, &quot;dropping-particle&quot;: &quot;&quot;, &quot;suffix&quot;: &quot;&quot;, &quot;family&quot;: &quot;Grainger&quot;, &quot;non-dropping-particle&quot;: &quot;&quot;, &quot;parse-names&quot;: false}, {&quot;given&quot;: &quot;Timothy&quot;, &quot;dropping-particle&quot;: &quot;&quot;, &quot;suffix&quot;: &quot;&quot;, &quot;family&quot;: &quot;Grammer&quot;, &quot;non-dropping-particle&quot;: &quot;&quot;, &quot;parse-names&quot;: false}, {&quot;given&quot;: &quot;Mustafa K&quot;, &quot;dropping-particle&quot;: &quot;&quot;, &quot;suffix&quot;: &quot;&quot;, &quot;family&quot;: &quot;Khokha&quot;, &quot;non-dropping-particle&quot;: &quot;&quot;, &quot;parse-names&quot;: false}, {&quot;given&quot;: &quot;Paul M&quot;, &quot;dropping-particle&quot;: &quot;&quot;, &quot;suffix&quot;: &quot;&quot;, &quot;family&quot;: &quot;Richardson&quot;, &quot;non-dropping-particle&quot;: &quot;&quot;, &quot;parse-names&quot;: false}, {&quot;given&quot;: &quot;Daniel S&quot;, &quot;dropping-particle&quot;: &quot;&quot;, &quot;suffix&quot;: &quot;&quot;, &quot;family&quot;: &quot;Rokhsar&quot;, &quot;non-dropping-particle&quot;: &quot;&quot;, &quot;parse-names&quot;: false}], &quot;issued&quot;: {&quot;date-parts&quot;: [[&quot;2010&quot;, &quot;4&quot;, &quot;30&quot;]]}, &quot;PMID&quot;: &quot;20431018&quot;, &quot;issue&quot;: &quot;5978&quot;, &quot;page&quot;: &quot;633-6&quot;}}], &quot;properties&quot;: {&quot;noteIndex&quot;: 0}, &quot;schema&quot;: &quot;https://github.com/citation-style-language/schema/raw/master/csl-citation.json&quot;} RNDh1Ut8FLcgn"/><text:span text:style-name="T106">(</text:span><text:span text:style-name="bibus_5f_cit_5f_base"><text:span text:style-name="T175">[16]</text:span></text:span><text:span text:style-name="T106">)</text:span><text:reference-mark-end text:name="ADDIN CSL_CITATION {&quot;mendeley&quot;: {&quot;previouslyFormattedCitation&quot;: &quot;(Hellsten et al., 2010)&quot;}, &quot;citationItems&quot;: [{&quot;uris&quot;: [&quot;http://www.mendeley.com/documents/?uuid=3414f7de-4176-4998-8248-7356e6284aa8&quot;], &quot;id&quot;: &quot;ITEM-1&quot;, &quot;itemData&quot;: {&quot;DOI&quot;: &quot;10.1126/science.1183670&quot;, &quot;title&quot;: &quot;The genome of the Western clawed frog Xenopus tropicalis.&quot;, &quot;container-title&quot;: &quot;Science (New York, N.Y.)&quot;, &quot;type&quot;: &quot;article-journal&quot;, &quot;ISSN&quot;: &quot;1095-9203&quot;, &quot;id&quot;: &quot;ITEM-1&quot;, &quot;volume&quot;: &quot;328&quot;, &quot;abstract&quot;: &quot;The western clawed frog Xenopus tropicalis is an important model for vertebrate development that combines experimental advantages of the African clawed frog Xenopus laevis with more tractable genetics. Here we present a draft genome sequence assembly of X. tropicalis. This genome encodes more than 20,000 protein-coding genes, including orthologs of at least 1700 human disease genes. Over 1 million expressed sequence tags validated the annotation. More than one-third of the genome consists of transposable elements, with unusually prevalent DNA transposons. Like that of other tetrapods, the genome of X. tropicalis contains gene deserts enriched for conserved noncoding elements. The genome exhibits substantial shared synteny with human and chicken over major parts of large chromosomes, broken by lineage-specific chromosome fusions and fissions, mainly in the mammalian lineage.&quot;, &quot;author&quot;: [{&quot;given&quot;: &quot;Uffe&quot;, &quot;dropping-particle&quot;: &quot;&quot;, &quot;suffix&quot;: &quot;&quot;, &quot;family&quot;: &quot;Hellsten&quot;, &quot;non-dropping-particle&quot;: &quot;&quot;, &quot;parse-names&quot;: false}, {&quot;given&quot;: &quot;Richard M&quot;, &quot;dropping-particle&quot;: &quot;&quot;, &quot;suffix&quot;: &quot;&quot;, &quot;family&quot;: &quot;Harland&quot;, &quot;non-dropping-particle&quot;: &quot;&quot;, &quot;parse-names&quot;: false}, {&quot;given&quot;: &quot;Michael J&quot;, &quot;dropping-particle&quot;: &quot;&quot;, &quot;suffix&quot;: &quot;&quot;, &quot;family&quot;: &quot;Gilchrist&quot;, &quot;non-dropping-particle&quot;: &quot;&quot;, &quot;parse-names&quot;: false}, {&quot;given&quot;: &quot;David&quot;, &quot;dropping-particle&quot;: &quot;&quot;, &quot;suffix&quot;: &quot;&quot;, &quot;family&quot;: &quot;Hendrix&quot;, &quot;non-dropping-particle&quot;: &quot;&quot;, &quot;parse-names&quot;: false}, {&quot;given&quot;: &quot;Jerzy&quot;, &quot;dropping-particle&quot;: &quot;&quot;, &quot;suffix&quot;: &quot;&quot;, &quot;family&quot;: &quot;Jurka&quot;, &quot;non-dropping-particle&quot;: &quot;&quot;, &quot;parse-names&quot;: false}, {&quot;given&quot;: &quot;Vladimir&quot;, &quot;dropping-particle&quot;: &quot;&quot;, &quot;suffix&quot;: &quot;&quot;, &quot;family&quot;: &quot;Kapitonov&quot;, &quot;non-dropping-particle&quot;: &quot;&quot;, &quot;parse-names&quot;: false}, {&quot;given&quot;: &quot;Ivan&quot;, &quot;dropping-particle&quot;: &quot;&quot;, &quot;suffix&quot;: &quot;&quot;, &quot;family&quot;: &quot;Ovcharenko&quot;, &quot;non-dropping-particle&quot;: &quot;&quot;, &quot;parse-names&quot;: false}, {&quot;given&quot;: &quot;Nicholas H&quot;, &quot;dropping-particle&quot;: &quot;&quot;, &quot;suffix&quot;: &quot;&quot;, &quot;family&quot;: &quot;Putnam&quot;, &quot;non-dropping-particle&quot;: &quot;&quot;, &quot;parse-names&quot;: false}, {&quot;given&quot;: &quot;Shengqiang&quot;, &quot;dropping-particle&quot;: &quot;&quot;, &quot;suffix&quot;: &quot;&quot;, &quot;family&quot;: &quot;Shu&quot;, &quot;non-dropping-particle&quot;: &quot;&quot;, &quot;parse-names&quot;: false}, {&quot;given&quot;: &quot;Leila&quot;, &quot;dropping-particle&quot;: &quot;&quot;, &quot;suffix&quot;: &quot;&quot;, &quot;family&quot;: &quot;Taher&quot;, &quot;non-dropping-particle&quot;: &quot;&quot;, &quot;parse-names&quot;: false}, {&quot;given&quot;: &quot;Ira L&quot;, &quot;dropping-particle&quot;: &quot;&quot;, &quot;suffix&quot;: &quot;&quot;, &quot;family&quot;: &quot;Blitz&quot;, &quot;non-dropping-particle&quot;: &quot;&quot;, &quot;parse-names&quot;: false}, {&quot;given&quot;: &quot;Bruce&quot;, &quot;dropping-particle&quot;: &quot;&quot;, &quot;suffix&quot;: &quot;&quot;, &quot;family&quot;: &quot;Blumberg&quot;, &quot;non-dropping-particle&quot;: &quot;&quot;, &quot;parse-names&quot;: false}, {&quot;given&quot;: &quot;Darwin S&quot;, &quot;dropping-particle&quot;: &quot;&quot;, &quot;suffix&quot;: &quot;&quot;, &quot;family&quot;: &quot;Dichmann&quot;, &quot;non-dropping-particle&quot;: &quot;&quot;, &quot;parse-names&quot;: false}, {&quot;given&quot;: &quot;Inna&quot;, &quot;dropping-particle&quot;: &quot;&quot;, &quot;suffix&quot;: &quot;&quot;, &quot;family&quot;: &quot;Dubchak&quot;, &quot;non-dropping-particle&quot;: &quot;&quot;, &quot;parse-names&quot;: false}, {&quot;given&quot;: &quot;Enrique&quot;, &quot;dropping-particle&quot;: &quot;&quot;, &quot;suffix&quot;: &quot;&quot;, &quot;family&quot;: &quot;Amaya&quot;, &quot;non-dropping-particle&quot;: &quot;&quot;, &quot;parse-names&quot;: false}, {&quot;given&quot;: &quot;John C&quot;, &quot;dropping-particle&quot;: &quot;&quot;, &quot;suffix&quot;: &quot;&quot;, &quot;family&quot;: &quot;Detter&quot;, &quot;non-dropping-particle&quot;: &quot;&quot;, &quot;parse-names&quot;: false}, {&quot;given&quot;: &quot;Russell&quot;, &quot;dropping-particle&quot;: &quot;&quot;, &quot;suffix&quot;: &quot;&quot;, &quot;family&quot;: &quot;Fletcher&quot;, &quot;non-dropping-particle&quot;: &quot;&quot;, &quot;parse-names&quot;: false}, {&quot;given&quot;: &quot;Daniela S&quot;, &quot;dropping-particle&quot;: &quot;&quot;, &quot;suffix&quot;: &quot;&quot;, &quot;family&quot;: &quot;Gerhard&quot;, &quot;non-dropping-particle&quot;: &quot;&quot;, &quot;parse-names&quot;: false}, {&quot;given&quot;: &quot;David&quot;, &quot;dropping-particle&quot;: &quot;&quot;, &quot;suffix&quot;: &quot;&quot;, &quot;family&quot;: &quot;Goodstein&quot;, &quot;non-dropping-particle&quot;: &quot;&quot;, &quot;parse-names&quot;: false}, {&quot;given&quot;: &quot;Tina&quot;, &quot;dropping-particle&quot;: &quot;&quot;, &quot;suffix&quot;: &quot;&quot;, &quot;family&quot;: &quot;Graves&quot;, &quot;non-dropping-particle&quot;: &quot;&quot;, &quot;parse-names&quot;: false}, {&quot;given&quot;: &quot;Igor&quot;, &quot;dropping-particle&quot;: &quot;V&quot;, &quot;suffix&quot;: &quot;&quot;, &quot;family&quot;: &quot;Grigoriev&quot;, &quot;non-dropping-particle&quot;: &quot;&quot;, &quot;parse-names&quot;: false}, {&quot;given&quot;: &quot;Jane&quot;, &quot;dropping-particle&quot;: &quot;&quot;, &quot;suffix&quot;: &quot;&quot;, &quot;family&quot;: &quot;Grimwood&quot;, &quot;non-dropping-particle&quot;: &quot;&quot;, &quot;parse-names&quot;: false}, {&quot;given&quot;: &quot;Takeshi&quot;, &quot;dropping-particle&quot;: &quot;&quot;, &quot;suffix&quot;: &quot;&quot;, &quot;family&quot;: &quot;Kawashima&quot;, &quot;non-dropping-particle&quot;: &quot;&quot;, &quot;parse-names&quot;: false}, {&quot;given&quot;: &quot;Erika&quot;, &quot;dropping-particle&quot;: &quot;&quot;, &quot;suffix&quot;: &quot;&quot;, &quot;family&quot;: &quot;Lindquist&quot;, &quot;non-dropping-particle&quot;: &quot;&quot;, &quot;parse-names&quot;: false}, {&quot;given&quot;: &quot;Susan M&quot;, &quot;dropping-particle&quot;: &quot;&quot;, &quot;suffix&quot;: &quot;&quot;, &quot;family&quot;: &quot;Lucas&quot;, &quot;non-dropping-particle&quot;: &quot;&quot;, &quot;parse-names&quot;: false}, {&quot;given&quot;: &quot;Paul E&quot;, &quot;dropping-particle&quot;: &quot;&quot;, &quot;suffix&quot;: &quot;&quot;, &quot;family&quot;: &quot;Mead&quot;, &quot;non-dropping-particle&quot;: &quot;&quot;, &quot;parse-names&quot;: false}, {&quot;given&quot;: &quot;Therese&quot;, &quot;dropping-particle&quot;: &quot;&quot;, &quot;suffix&quot;: &quot;&quot;, &quot;family&quot;: &quot;Mitros&quot;, &quot;non-dropping-particle&quot;: &quot;&quot;, &quot;parse-names&quot;: false}, {&quot;given&quot;: &quot;Hajime&quot;, &quot;dropping-particle&quot;: &quot;&quot;, &quot;suffix&quot;: &quot;&quot;, &quot;family&quot;: &quot;Ogino&quot;, &quot;non-dropping-particle&quot;: &quot;&quot;, &quot;parse-names&quot;: false}, {&quot;given&quot;: &quot;Yuko&quot;, &quot;dropping-particle&quot;: &quot;&quot;, &quot;suffix&quot;: &quot;&quot;, &quot;family&quot;: &quot;Ohta&quot;, &quot;non-dropping-particle&quot;: &quot;&quot;, &quot;parse-names&quot;: false}, {&quot;given&quot;: &quot;Alexander&quot;, &quot;dropping-particle&quot;: &quot;V&quot;, &quot;suffix&quot;: &quot;&quot;, &quot;family&quot;: &quot;Poliakov&quot;, &quot;non-dropping-particle&quot;: &quot;&quot;, &quot;parse-names&quot;: false}, {&quot;given&quot;: &quot;Nicolas&quot;, &quot;dropping-particle&quot;: &quot;&quot;, &quot;suffix&quot;: &quot;&quot;, &quot;family&quot;: &quot;Pollet&quot;, &quot;non-dropping-particle&quot;: &quot;&quot;, &quot;parse-names&quot;: false}, {&quot;given&quot;: &quot;Jacques&quot;, &quot;dropping-particle&quot;: &quot;&quot;, &quot;suffix&quot;: &quot;&quot;, &quot;family&quot;: &quot;Robert&quot;, &quot;non-dropping-particle&quot;: &quot;&quot;, &quot;parse-names&quot;: false}, {&quot;given&quot;: &quot;Asaf&quot;, &quot;dropping-particle&quot;: &quot;&quot;, &quot;suffix&quot;: &quot;&quot;, &quot;family&quot;: &quot;Salamov&quot;, &quot;non-dropping-particle&quot;: &quot;&quot;, &quot;parse-names&quot;: false}, {&quot;given&quot;: &quot;Amy K&quot;, &quot;dropping-particle&quot;: &quot;&quot;, &quot;suffix&quot;: &quot;&quot;, &quot;family&quot;: &quot;Sater&quot;, &quot;non-dropping-particle&quot;: &quot;&quot;, &quot;parse-names&quot;: false}, {&quot;given&quot;: &quot;Jeremy&quot;, &quot;dropping-particle&quot;: &quot;&quot;, &quot;suffix&quot;: &quot;&quot;, &quot;family&quot;: &quot;Schmutz&quot;, &quot;non-dropping-particle&quot;: &quot;&quot;, &quot;parse-names&quot;: false}, {&quot;given&quot;: &quot;Astrid&quot;, &quot;dropping-particle&quot;: &quot;&quot;, &quot;suffix&quot;: &quot;&quot;, &quot;family&quot;: &quot;Terry&quot;, &quot;non-dropping-particle&quot;: &quot;&quot;, &quot;parse-names&quot;: false}, {&quot;given&quot;: &quot;Peter D&quot;, &quot;dropping-particle&quot;: &quot;&quot;, &quot;suffix&quot;: &quot;&quot;, &quot;family&quot;: &quot;Vize&quot;, &quot;non-dropping-particle&quot;: &quot;&quot;, &quot;parse-names&quot;: false}, {&quot;given&quot;: &quot;Wesley C&quot;, &quot;dropping-particle&quot;: &quot;&quot;, &quot;suffix&quot;: &quot;&quot;, &quot;family&quot;: &quot;Warren&quot;, &quot;non-dropping-particle&quot;: &quot;&quot;, &quot;parse-names&quot;: false}, {&quot;given&quot;: &quot;Dan&quot;, &quot;dropping-particle&quot;: &quot;&quot;, &quot;suffix&quot;: &quot;&quot;, &quot;family&quot;: &quot;Wells&quot;, &quot;non-dropping-particle&quot;: &quot;&quot;, &quot;parse-names&quot;: false}, {&quot;given&quot;: &quot;Andrea&quot;, &quot;dropping-particle&quot;: &quot;&quot;, &quot;suffix&quot;: &quot;&quot;, &quot;family&quot;: &quot;Wills&quot;, &quot;non-dropping-particle&quot;: &quot;&quot;, &quot;parse-names&quot;: false}, {&quot;given&quot;: &quot;Richard K&quot;, &quot;dropping-particle&quot;: &quot;&quot;, &quot;suffix&quot;: &quot;&quot;, &quot;family&quot;: &quot;Wilson&quot;, &quot;non-dropping-particle&quot;: &quot;&quot;, &quot;parse-names&quot;: false}, {&quot;given&quot;: &quot;Lyle B&quot;, &quot;dropping-particle&quot;: &quot;&quot;, &quot;suffix&quot;: &quot;&quot;, &quot;family&quot;: &quot;Zimmerman&quot;, &quot;non-dropping-particle&quot;: &quot;&quot;, &quot;parse-names&quot;: false}, {&quot;given&quot;: &quot;Aaron M&quot;, &quot;dropping-particle&quot;: &quot;&quot;, &quot;suffix&quot;: &quot;&quot;, &quot;family&quot;: &quot;Zorn&quot;, &quot;non-dropping-particle&quot;: &quot;&quot;, &quot;parse-names&quot;: false}, {&quot;given&quot;: &quot;Robert&quot;, &quot;dropping-particle&quot;: &quot;&quot;, &quot;suffix&quot;: &quot;&quot;, &quot;family&quot;: &quot;Grainger&quot;, &quot;non-dropping-particle&quot;: &quot;&quot;, &quot;parse-names&quot;: false}, {&quot;given&quot;: &quot;Timothy&quot;, &quot;dropping-particle&quot;: &quot;&quot;, &quot;suffix&quot;: &quot;&quot;, &quot;family&quot;: &quot;Grammer&quot;, &quot;non-dropping-particle&quot;: &quot;&quot;, &quot;parse-names&quot;: false}, {&quot;given&quot;: &quot;Mustafa K&quot;, &quot;dropping-particle&quot;: &quot;&quot;, &quot;suffix&quot;: &quot;&quot;, &quot;family&quot;: &quot;Khokha&quot;, &quot;non-dropping-particle&quot;: &quot;&quot;, &quot;parse-names&quot;: false}, {&quot;given&quot;: &quot;Paul M&quot;, &quot;dropping-particle&quot;: &quot;&quot;, &quot;suffix&quot;: &quot;&quot;, &quot;family&quot;: &quot;Richardson&quot;, &quot;non-dropping-particle&quot;: &quot;&quot;, &quot;parse-names&quot;: false}, {&quot;given&quot;: &quot;Daniel S&quot;, &quot;dropping-particle&quot;: &quot;&quot;, &quot;suffix&quot;: &quot;&quot;, &quot;family&quot;: &quot;Rokhsar&quot;, &quot;non-dropping-particle&quot;: &quot;&quot;, &quot;parse-names&quot;: false}], &quot;issued&quot;: {&quot;date-parts&quot;: [[&quot;2010&quot;, &quot;4&quot;, &quot;30&quot;]]}, &quot;PMID&quot;: &quot;20431018&quot;, &quot;issue&quot;: &quot;5978&quot;, &quot;page&quot;: &quot;633-6&quot;}}], &quot;properties&quot;: {&quot;noteIndex&quot;: 0}, &quot;schema&quot;: &quot;https://github.com/citation-style-language/schema/raw/master/csl-citation.json&quot;} RNDh1Ut8FLcgn"/><text:span text:style-name="T175">⁠</text:span><text:span text:style-name="T144"> using bowtie 0.12.3 </text:span><text:reference-mark-start text:name="ADDIN CSL_CITATION {&quot;mendeley&quot;: {&quot;previouslyFormattedCitation&quot;: &quot;(Langmead, 2010)&quot;}, &quot;citationItems&quot;: [{&quot;uris&quot;: [&quot;http://www.mendeley.com/documents/?uuid=d5ab0758-988f-461d-b388-1d4975dbdb77&quot;], &quot;id&quot;: &quot;ITEM-1&quot;, &quot;itemData&quot;: {&quot;volume&quot;: &quot;Chapter 11&quot;, &quot;title&quot;: &quot;Aligning short sequencing reads with Bowtie.&quot;, &quot;container-title&quot;: &quot;Current protocols in bioinformatics / editoral board, Andreas D. Baxevanis ... [et al.]&quot;, &quot;issued&quot;: {&quot;date-parts&quot;: [[&quot;2010&quot;]]}, &quot;abstract&quot;: &quot;This unit shows how to use the Bowtie package to align short sequencing reads, such as those output by second-generation sequencing instruments. It also includes protocols for building a genome index and calling consensus sequences from Bowtie alignments using SAMtools.&quot;, &quot;author&quot;: [{&quot;given&quot;: &quot;Ben&quot;, &quot;dropping-particle&quot;: &quot;&quot;, &quot;suffix&quot;: &quot;&quot;, &quot;family&quot;: &quot;Langmead&quot;, &quot;non-dropping-particle&quot;: &quot;&quot;, &quot;parse-names&quot;: false}], &quot;type&quot;: &quot;article-journal&quot;, &quot;id&quot;: &quot;ITEM-1&quot;, &quot;page&quot;: &quot;Unit 11.7&quot;}}], &quot;properties&quot;: {&quot;noteIndex&quot;: 0}, &quot;schema&quot;: &quot;https://github.com/citation-style-language/schema/raw/master/csl-citation.json&quot;} RNDs8i8GqAzQE"/><text:span text:style-name="T103">(</text:span><text:span text:style-name="bibus_5f_cit_5f_base"><text:span text:style-name="T144">[17]</text:span></text:span><text:span text:style-name="T103">)</text:span><text:reference-mark-end text:name="ADDIN CSL_CITATION {&quot;mendeley&quot;: {&quot;previouslyFormattedCitation&quot;: &quot;(Langmead, 2010)&quot;}, &quot;citationItems&quot;: [{&quot;uris&quot;: [&quot;http://www.mendeley.com/documents/?uuid=d5ab0758-988f-461d-b388-1d4975dbdb77&quot;], &quot;id&quot;: &quot;ITEM-1&quot;, &quot;itemData&quot;: {&quot;volume&quot;: &quot;Chapter 11&quot;, &quot;title&quot;: &quot;Aligning short sequencing reads with Bowtie.&quot;, &quot;container-title&quot;: &quot;Current protocols in bioinformatics / editoral board, Andreas D. Baxevanis ... [et al.]&quot;, &quot;issued&quot;: {&quot;date-parts&quot;: [[&quot;2010&quot;]]}, &quot;abstract&quot;: &quot;This unit shows how to use the Bowtie package to align short sequencing reads, such as those output by second-generation sequencing instruments. It also includes protocols for building a genome index and calling consensus sequences from Bowtie alignments using SAMtools.&quot;, &quot;author&quot;: [{&quot;given&quot;: &quot;Ben&quot;, &quot;dropping-particle&quot;: &quot;&quot;, &quot;suffix&quot;: &quot;&quot;, &quot;family&quot;: &quot;Langmead&quot;, &quot;non-dropping-particle&quot;: &quot;&quot;, &quot;parse-names&quot;: false}], &quot;type&quot;: &quot;article-journal&quot;, &quot;id&quot;: &quot;ITEM-1&quot;, &quot;page&quot;: &quot;Unit 11.7&quot;}}], &quot;properties&quot;: {&quot;noteIndex&quot;: 0}, &quot;schema&quot;: &quot;https://github.com/citation-style-language/schema/raw/master/csl-citation.json&quot;} RNDs8i8GqAzQE"/><text:span text:style-name="T144">⁠ with the following parameters: </text:span><text:span text:style-name="T153">“-5 10 -m1 -n2 -l28”.</text:span><text:span text:style-name="T170"> </text:span><text:span text:style-name="T171">Gene expression call is based on</text:span><text:span text:style-name="T156"> </text:span><text:span text:style-name="T144">models aggregated from </text:span><text:span text:style-name="T174">E</text:span><text:span text:style-name="T144">nsembl (</text:span><text:span text:style-name="T174">version</text:span><text:span text:style-name="T175"> 61</text:span><text:span text:style-name="T144">) </text:span><text:reference-mark-start text:name="ADDIN CSL_CITATION {&quot;mendeley&quot;: {&quot;previouslyFormattedCitation&quot;: &quot;(Flicek et al., 2013)&quot;}, &quot;citationItems&quot;: [{&quot;uris&quot;: [&quot;http://www.mendeley.com/documents/?uuid=208558b4-f082-40eb-a8fd-b74bf0355cbb&quot;], &quot;id&quot;: &quot;ITEM-1&quot;, &quot;itemData&quot;: {&quot;DOI&quot;: &quot;10.1093/nar/gks1236&quot;, &quot;title&quot;: &quot;Ensembl 2013.&quot;, &quot;container-title&quot;: &quot;Nucleic acids research&quot;, &quot;type&quot;: &quot;article-journal&quot;, &quot;ISSN&quot;: &quot;1362-4962&quot;, &quot;id&quot;: &quot;ITEM-1&quot;, &quot;volume&quot;: &quot;41&quot;, &quot;abstract&quot;: &quot;The Ensembl project (http://www.ensembl.org) provides genome information for sequenced chordate genomes with a particular focus on human, mouse, zebrafish and rat. Our resources include evidenced-based gene sets for all supported species; large-scale whole genome multiple species alignments across vertebrates and clade-specific alignments for eutherian mammals, primates, birds and fish; variation data resources for 17 species and regulation annotations based on ENCODE and other data sets. Ensembl data are accessible through the genome browser at http://www.ensembl.org and through other tools and programmatic interfaces.&quot;, &quot;ISBN&quot;: &quot;1362-4962 (Linking)&quot;, &quot;author&quot;: [{&quot;given&quot;: &quot;Paul&quot;, &quot;dropping-particle&quot;: &quot;&quot;, &quot;suffix&quot;: &quot;&quot;, &quot;family&quot;: &quot;Flicek&quot;, &quot;non-dropping-particle&quot;: &quot;&quot;, &quot;parse-names&quot;: false}, {&quot;given&quot;: &quot;Ikhlak&quot;, &quot;dropping-particle&quot;: &quot;&quot;, &quot;suffix&quot;: &quot;&quot;, &quot;family&quot;: &quot;Ahmed&quot;, &quot;non-dropping-particle&quot;: &quot;&quot;, &quot;parse-names&quot;: false}, {&quot;given&quot;: &quot;M Ridwan&quot;, &quot;dropping-particle&quot;: &quot;&quot;, &quot;suffix&quot;: &quot;&quot;, &quot;family&quot;: &quot;Amode&quot;, &quot;non-dropping-particle&quot;: &quot;&quot;, &quot;parse-names&quot;: false}, {&quot;given&quot;: &quot;Daniel&quot;, &quot;dropping-particle&quot;: &quot;&quot;, &quot;suffix&quot;: &quot;&quot;, &quot;family&quot;: &quot;Barrell&quot;, &quot;non-dropping-particle&quot;: &quot;&quot;, &quot;parse-names&quot;: false}, {&quot;given&quot;: &quot;Kathryn&quot;, &quot;dropping-particle&quot;: &quot;&quot;, &quot;suffix&quot;: &quot;&quot;, &quot;family&quot;: &quot;Beal&quot;, &quot;non-dropping-particle&quot;: &quot;&quot;, &quot;parse-names&quot;: false}, {&quot;given&quot;: &quot;Simon&quot;, &quot;dropping-particle&quot;: &quot;&quot;, &quot;suffix&quot;: &quot;&quot;, &quot;family&quot;: &quot;Brent&quot;, &quot;non-dropping-particle&quot;: &quot;&quot;, &quot;parse-names&quot;: false}, {&quot;given&quot;: &quot;Denise&quot;, &quot;dropping-particle&quot;: &quot;&quot;, &quot;suffix&quot;: &quot;&quot;, &quot;family&quot;: &quot;Carvalho-Silva&quot;, &quot;non-dropping-particle&quot;: &quot;&quot;, &quot;parse-names&quot;: false}, {&quot;given&quot;: &quot;Peter&quot;, &quot;dropping-particle&quot;: &quot;&quot;, &quot;suffix&quot;: &quot;&quot;, &quot;family&quot;: &quot;Clapham&quot;, &quot;non-dropping-particle&quot;: &quot;&quot;, &quot;parse-names&quot;: false}, {&quot;given&quot;: &quot;Guy&quot;, &quot;dropping-particle&quot;: &quot;&quot;, &quot;suffix&quot;: &quot;&quot;, &quot;family&quot;: &quot;Coates&quot;, &quot;non-dropping-particle&quot;: &quot;&quot;, &quot;parse-names&quot;: false}, {&quot;given&quot;: &quot;Susan&quot;, &quot;dropping-particle&quot;: &quot;&quot;, &quot;suffix&quot;: &quot;&quot;, &quot;family&quot;: &quot;Fairley&quot;, &quot;non-dropping-particle&quot;: &quot;&quot;, &quot;parse-names&quot;: false}, {&quot;given&quot;: &quot;Stephen&quot;, &quot;dropping-particle&quot;: &quot;&quot;, &quot;suffix&quot;: &quot;&quot;, &quot;family&quot;: &quot;Fitzgerald&quot;, &quot;non-dropping-particle&quot;: &quot;&quot;, &quot;parse-names&quot;: false}, {&quot;given&quot;: &quot;Laurent&quot;, &quot;dropping-particle&quot;: &quot;&quot;, &quot;suffix&quot;: &quot;&quot;, &quot;family&quot;: &quot;Gil&quot;, &quot;non-dropping-particle&quot;: &quot;&quot;, &quot;parse-names&quot;: false}, {&quot;given&quot;: &quot;Carlos&quot;, &quot;dropping-particle&quot;: &quot;&quot;, &quot;suffix&quot;: &quot;&quot;, &quot;family&quot;: &quot;Garc\u00eda-Gir\u00f3n&quot;, &quot;non-dropping-particle&quot;: &quot;&quot;, &quot;parse-names&quot;: false}, {&quot;given&quot;: &quot;Leo&quot;, &quot;dropping-particle&quot;: &quot;&quot;, &quot;suffix&quot;: &quot;&quot;, &quot;family&quot;: &quot;Gordon&quot;, &quot;non-dropping-particle&quot;: &quot;&quot;, &quot;parse-names&quot;: false}, {&quot;given&quot;: &quot;Thibaut&quot;, &quot;dropping-particle&quot;: &quot;&quot;, &quot;suffix&quot;: &quot;&quot;, &quot;family&quot;: &quot;Hourlier&quot;, &quot;non-dropping-particle&quot;: &quot;&quot;, &quot;parse-names&quot;: false}, {&quot;given&quot;: &quot;Sarah&quot;, &quot;dropping-particle&quot;: &quot;&quot;, &quot;suffix&quot;: &quot;&quot;, &quot;family&quot;: &quot;Hunt&quot;, &quot;non-dropping-particle&quot;: &quot;&quot;, &quot;parse-names&quot;: false}, {&quot;given&quot;: &quot;Thomas&quot;, &quot;dropping-particle&quot;: &quot;&quot;, &quot;suffix&quot;: &quot;&quot;, &quot;family&quot;: &quot;Juettemann&quot;, &quot;non-dropping-particle&quot;: &quot;&quot;, &quot;parse-names&quot;: false}, {&quot;given&quot;: &quot;Andreas K&quot;, &quot;dropping-particle&quot;: &quot;&quot;, &quot;suffix&quot;: &quot;&quot;, &quot;family&quot;: &quot;K\u00e4h\u00e4ri&quot;, &quot;non-dropping-particle&quot;: &quot;&quot;, &quot;parse-names&quot;: false}, {&quot;given&quot;: &quot;Stephen&quot;, &quot;dropping-particle&quot;: &quot;&quot;, &quot;suffix&quot;: &quot;&quot;, &quot;family&quot;: &quot;Keenan&quot;, &quot;non-dropping-particle&quot;: &quot;&quot;, &quot;parse-names&quot;: false}, {&quot;given&quot;: &quot;Monika&quot;, &quot;dropping-particle&quot;: &quot;&quot;, &quot;suffix&quot;: &quot;&quot;, &quot;family&quot;: &quot;Komorowska&quot;, &quot;non-dropping-particle&quot;: &quot;&quot;, &quot;parse-names&quot;: false}, {&quot;given&quot;: &quot;Eugene&quot;, &quot;dropping-particle&quot;: &quot;&quot;, &quot;suffix&quot;: &quot;&quot;, &quot;family&quot;: &quot;Kulesha&quot;, &quot;non-dropping-particle&quot;: &quot;&quot;, &quot;parse-names&quot;: false}, {&quot;given&quot;: &quot;Ian&quot;, &quot;dropping-particle&quot;: &quot;&quot;, &quot;suffix&quot;: &quot;&quot;, &quot;family&quot;: &quot;Longden&quot;, &quot;non-dropping-particle&quot;: &quot;&quot;, &quot;parse-names&quot;: false}, {&quot;given&quot;: &quot;Thomas&quot;, &quot;dropping-particle&quot;: &quot;&quot;, &quot;suffix&quot;: &quot;&quot;, &quot;family&quot;: &quot;Maurel&quot;, &quot;non-dropping-particle&quot;: &quot;&quot;, &quot;parse-names&quot;: false}, {&quot;given&quot;: &quot;William M&quot;, &quot;dropping-particle&quot;: &quot;&quot;, &quot;suffix&quot;: &quot;&quot;, &quot;family&quot;: &quot;McLaren&quot;, &quot;non-dropping-particle&quot;: &quot;&quot;, &quot;parse-names&quot;: false}, {&quot;given&quot;: &quot;Matthieu&quot;, &quot;dropping-particle&quot;: &quot;&quot;, &quot;suffix&quot;: &quot;&quot;, &quot;family&quot;: &quot;Muffato&quot;, &quot;non-dropping-particle&quot;: &quot;&quot;, &quot;parse-names&quot;: false}, {&quot;given&quot;: &quot;Rishi&quot;, &quot;dropping-particle&quot;: &quot;&quot;, &quot;suffix&quot;: &quot;&quot;, &quot;family&quot;: &quot;Nag&quot;, &quot;non-dropping-particle&quot;: &quot;&quot;, &quot;parse-names&quot;: false}, {&quot;given&quot;: &quot;Bert&quot;, &quot;dropping-particle&quot;: &quot;&quot;, &quot;suffix&quot;: &quot;&quot;, &quot;family&quot;: &quot;Overduin&quot;, &quot;non-dropping-particle&quot;: &quot;&quot;, &quot;parse-names&quot;: false}, {&quot;given&quot;: &quot;Miguel&quot;, &quot;dropping-particle&quot;: &quot;&quot;, &quot;suffix&quot;: &quot;&quot;, &quot;family&quot;: &quot;Pignatelli&quot;, &quot;non-dropping-particle&quot;: &quot;&quot;, &quot;parse-names&quot;: false}, {&quot;given&quot;: &quot;Bethan&quot;, &quot;dropping-particle&quot;: &quot;&quot;, &quot;suffix&quot;: &quot;&quot;, &quot;family&quot;: &quot;Pritchard&quot;, &quot;non-dropping-particle&quot;: &quot;&quot;, &quot;parse-names&quot;: false}, {&quot;given&quot;: &quot;Emily&quot;, &quot;dropping-particle&quot;: &quot;&quot;, &quot;suffix&quot;: &quot;&quot;, &quot;family&quot;: &quot;Pritchard&quot;, &quot;non-dropping-particle&quot;: &quot;&quot;, &quot;parse-names&quot;: false}, {&quot;given&quot;: &quot;Harpreet Singh&quot;, &quot;dropping-particle&quot;: &quot;&quot;, &quot;suffix&quot;: &quot;&quot;, &quot;family&quot;: &quot;Riat&quot;, &quot;non-dropping-particle&quot;: &quot;&quot;, &quot;parse-names&quot;: false}, {&quot;given&quot;: &quot;Graham R S&quot;, &quot;dropping-particle&quot;: &quot;&quot;, &quot;suffix&quot;: &quot;&quot;, &quot;family&quot;: &quot;Ritchie&quot;, &quot;non-dropping-particle&quot;: &quot;&quot;, &quot;parse-names&quot;: false}, {&quot;given&quot;: &quot;Magali&quot;, &quot;dropping-particle&quot;: &quot;&quot;, &quot;suffix&quot;: &quot;&quot;, &quot;family&quot;: &quot;Ruffier&quot;, &quot;non-dropping-particle&quot;: &quot;&quot;, &quot;parse-names&quot;: false}, {&quot;given&quot;: &quot;Michael&quot;, &quot;dropping-particle&quot;: &quot;&quot;, &quot;suffix&quot;: &quot;&quot;, &quot;family&quot;: &quot;Schuster&quot;, &quot;non-dropping-particle&quot;: &quot;&quot;, &quot;parse-names&quot;: false}, {&quot;given&quot;: &quot;Daniel&quot;, &quot;dropping-particle&quot;: &quot;&quot;, &quot;suffix&quot;: &quot;&quot;, &quot;family&quot;: &quot;Sheppard&quot;, &quot;non-dropping-particle&quot;: &quot;&quot;, &quot;parse-names&quot;: false}, {&quot;given&quot;: &quot;Daniel&quot;, &quot;dropping-particle&quot;: &quot;&quot;, &quot;suffix&quot;: &quot;&quot;, &quot;family&quot;: &quot;Sobral&quot;, &quot;non-dropping-particle&quot;: &quot;&quot;, &quot;parse-names&quot;: false}, {&quot;given&quot;: &quot;Kieron&quot;, &quot;dropping-particle&quot;: &quot;&quot;, &quot;suffix&quot;: &quot;&quot;, &quot;family&quot;: &quot;Taylor&quot;, &quot;non-dropping-particle&quot;: &quot;&quot;, &quot;parse-names&quot;: false}, {&quot;given&quot;: &quot;Anja&quot;, &quot;dropping-particle&quot;: &quot;&quot;, &quot;suffix&quot;: &quot;&quot;, &quot;family&quot;: &quot;Thormann&quot;, &quot;non-dropping-particle&quot;: &quot;&quot;, &quot;parse-names&quot;: false}, {&quot;given&quot;: &quot;Stephen&quot;, &quot;dropping-particle&quot;: &quot;&quot;, &quot;suffix&quot;: &quot;&quot;, &quot;family&quot;: &quot;Trevanion&quot;, &quot;non-dropping-particle&quot;: &quot;&quot;, &quot;parse-names&quot;: false}, {&quot;given&quot;: &quot;Simon&quot;, &quot;dropping-particle&quot;: &quot;&quot;, &quot;suffix&quot;: &quot;&quot;, &quot;family&quot;: &quot;White&quot;, &quot;non-dropping-particle&quot;: &quot;&quot;, &quot;parse-names&quot;: false}, {&quot;given&quot;: &quot;Steven P&quot;, &quot;dropping-particle&quot;: &quot;&quot;, &quot;suffix&quot;: &quot;&quot;, &quot;family&quot;: &quot;Wilder&quot;, &quot;non-dropping-particle&quot;: &quot;&quot;, &quot;parse-names&quot;: false}, {&quot;given&quot;: &quot;Bronwen L&quot;, &quot;dropping-particle&quot;: &quot;&quot;, &quot;suffix&quot;: &quot;&quot;, &quot;family&quot;: &quot;Aken&quot;, &quot;non-dropping-particle&quot;: &quot;&quot;, &quot;parse-names&quot;: false}, {&quot;given&quot;: &quot;Ewan&quot;, &quot;dropping-particle&quot;: &quot;&quot;, &quot;suffix&quot;: &quot;&quot;, &quot;family&quot;: &quot;Birney&quot;, &quot;non-dropping-particle&quot;: &quot;&quot;, &quot;parse-names&quot;: false}, {&quot;given&quot;: &quot;Fiona&quot;, &quot;dropping-particle&quot;: &quot;&quot;, &quot;suffix&quot;: &quot;&quot;, &quot;family&quot;: &quot;Cunningham&quot;, &quot;non-dropping-particle&quot;: &quot;&quot;, &quot;parse-names&quot;: false}, {&quot;given&quot;: &quot;Ian&quot;, &quot;dropping-particle&quot;: &quot;&quot;, &quot;suffix&quot;: &quot;&quot;, &quot;family&quot;: &quot;Dunham&quot;, &quot;non-dropping-particle&quot;: &quot;&quot;, &quot;parse-names&quot;: false}, {&quot;given&quot;: &quot;Jennifer&quot;, &quot;dropping-particle&quot;: &quot;&quot;, &quot;suffix&quot;: &quot;&quot;, &quot;family&quot;: &quot;Harrow&quot;, &quot;non-dropping-particle&quot;: &quot;&quot;, &quot;parse-names&quot;: false}, {&quot;given&quot;: &quot;Javier&quot;, &quot;dropping-particle&quot;: &quot;&quot;, &quot;suffix&quot;: &quot;&quot;, &quot;family&quot;: &quot;Herrero&quot;, &quot;non-dropping-particle&quot;: &quot;&quot;, &quot;parse-names&quot;: false}, {&quot;given&quot;: &quot;Tim J P&quot;, &quot;dropping-particle&quot;: &quot;&quot;, &quot;suffix&quot;: &quot;&quot;, &quot;family&quot;: &quot;Hubbard&quot;, &quot;non-dropping-particle&quot;: &quot;&quot;, &quot;parse-names&quot;: false}, {&quot;given&quot;: &quot;Nathan&quot;, &quot;dropping-particle&quot;: &quot;&quot;, &quot;suffix&quot;: &quot;&quot;, &quot;family&quot;: &quot;Johnson&quot;, &quot;non-dropping-particle&quot;: &quot;&quot;, &quot;parse-names&quot;: false}, {&quot;given&quot;: &quot;Rhoda&quot;, &quot;dropping-particle&quot;: &quot;&quot;, &quot;suffix&quot;: &quot;&quot;, &quot;family&quot;: &quot;Kinsella&quot;, &quot;non-dropping-particle&quot;: &quot;&quot;, &quot;parse-names&quot;: false}, {&quot;given&quot;: &quot;Anne&quot;, &quot;dropping-particle&quot;: &quot;&quot;, &quot;suffix&quot;: &quot;&quot;, &quot;family&quot;: &quot;Parker&quot;, &quot;non-dropping-particle&quot;: &quot;&quot;, &quot;parse-names&quot;: false}, {&quot;given&quot;: &quot;Giulietta&quot;, &quot;dropping-particle&quot;: &quot;&quot;, &quot;suffix&quot;: &quot;&quot;, &quot;family&quot;: &quot;Spudich&quot;, &quot;non-dropping-particle&quot;: &quot;&quot;, &quot;parse-names&quot;: false}, {&quot;given&quot;: &quot;Andy&quot;, &quot;dropping-particle&quot;: &quot;&quot;, &quot;suffix&quot;: &quot;&quot;, &quot;family&quot;: &quot;Yates&quot;, &quot;non-dropping-particle&quot;: &quot;&quot;, &quot;parse-names&quot;: false}, {&quot;given&quot;: &quot;Amonida&quot;, &quot;dropping-particle&quot;: &quot;&quot;, &quot;suffix&quot;: &quot;&quot;, &quot;family&quot;: &quot;Zadissa&quot;, &quot;non-dropping-particle&quot;: &quot;&quot;, &quot;parse-names&quot;: false}, {&quot;given&quot;: &quot;Stephen M J&quot;, &quot;dropping-particle&quot;: &quot;&quot;, &quot;suffix&quot;: &quot;&quot;, &quot;family&quot;: &quot;Searle&quot;, &quot;non-dropping-particle&quot;: &quot;&quot;, &quot;parse-names&quot;: false}], &quot;issued&quot;: {&quot;date-parts&quot;: [[&quot;2013&quot;]]}, &quot;PMID&quot;: &quot;23203987&quot;, &quot;issue&quot;: &quot;Database issue&quot;, &quot;page&quot;: &quot;D48-55&quot;}}], &quot;properties&quot;: {&quot;noteIndex&quot;: 0}, &quot;schema&quot;: &quot;https://github.com/citation-style-language/schema/raw/master/csl-citation.json&quot;} RNDiJVGFpuT1F"/><text:span text:style-name="T103">(</text:span><text:span text:style-name="bibus_5f_cit_5f_base"><text:span text:style-name="T144">[18]</text:span></text:span><text:span text:style-name="T103">)</text:span><text:reference-mark-end text:name="ADDIN CSL_CITATION {&quot;mendeley&quot;: {&quot;previouslyFormattedCitation&quot;: &quot;(Flicek et al., 2013)&quot;}, &quot;citationItems&quot;: [{&quot;uris&quot;: [&quot;http://www.mendeley.com/documents/?uuid=208558b4-f082-40eb-a8fd-b74bf0355cbb&quot;], &quot;id&quot;: &quot;ITEM-1&quot;, &quot;itemData&quot;: {&quot;DOI&quot;: &quot;10.1093/nar/gks1236&quot;, &quot;title&quot;: &quot;Ensembl 2013.&quot;, &quot;container-title&quot;: &quot;Nucleic acids research&quot;, &quot;type&quot;: &quot;article-journal&quot;, &quot;ISSN&quot;: &quot;1362-4962&quot;, &quot;id&quot;: &quot;ITEM-1&quot;, &quot;volume&quot;: &quot;41&quot;, &quot;abstract&quot;: &quot;The Ensembl project (http://www.ensembl.org) provides genome information for sequenced chordate genomes with a particular focus on human, mouse, zebrafish and rat. Our resources include evidenced-based gene sets for all supported species; large-scale whole genome multiple species alignments across vertebrates and clade-specific alignments for eutherian mammals, primates, birds and fish; variation data resources for 17 species and regulation annotations based on ENCODE and other data sets. Ensembl data are accessible through the genome browser at http://www.ensembl.org and through other tools and programmatic interfaces.&quot;, &quot;ISBN&quot;: &quot;1362-4962 (Linking)&quot;, &quot;author&quot;: [{&quot;given&quot;: &quot;Paul&quot;, &quot;dropping-particle&quot;: &quot;&quot;, &quot;suffix&quot;: &quot;&quot;, &quot;family&quot;: &quot;Flicek&quot;, &quot;non-dropping-particle&quot;: &quot;&quot;, &quot;parse-names&quot;: false}, {&quot;given&quot;: &quot;Ikhlak&quot;, &quot;dropping-particle&quot;: &quot;&quot;, &quot;suffix&quot;: &quot;&quot;, &quot;family&quot;: &quot;Ahmed&quot;, &quot;non-dropping-particle&quot;: &quot;&quot;, &quot;parse-names&quot;: false}, {&quot;given&quot;: &quot;M Ridwan&quot;, &quot;dropping-particle&quot;: &quot;&quot;, &quot;suffix&quot;: &quot;&quot;, &quot;family&quot;: &quot;Amode&quot;, &quot;non-dropping-particle&quot;: &quot;&quot;, &quot;parse-names&quot;: false}, {&quot;given&quot;: &quot;Daniel&quot;, &quot;dropping-particle&quot;: &quot;&quot;, &quot;suffix&quot;: &quot;&quot;, &quot;family&quot;: &quot;Barrell&quot;, &quot;non-dropping-particle&quot;: &quot;&quot;, &quot;parse-names&quot;: false}, {&quot;given&quot;: &quot;Kathryn&quot;, &quot;dropping-particle&quot;: &quot;&quot;, &quot;suffix&quot;: &quot;&quot;, &quot;family&quot;: &quot;Beal&quot;, &quot;non-dropping-particle&quot;: &quot;&quot;, &quot;parse-names&quot;: false}, {&quot;given&quot;: &quot;Simon&quot;, &quot;dropping-particle&quot;: &quot;&quot;, &quot;suffix&quot;: &quot;&quot;, &quot;family&quot;: &quot;Brent&quot;, &quot;non-dropping-particle&quot;: &quot;&quot;, &quot;parse-names&quot;: false}, {&quot;given&quot;: &quot;Denise&quot;, &quot;dropping-particle&quot;: &quot;&quot;, &quot;suffix&quot;: &quot;&quot;, &quot;family&quot;: &quot;Carvalho-Silva&quot;, &quot;non-dropping-particle&quot;: &quot;&quot;, &quot;parse-names&quot;: false}, {&quot;given&quot;: &quot;Peter&quot;, &quot;dropping-particle&quot;: &quot;&quot;, &quot;suffix&quot;: &quot;&quot;, &quot;family&quot;: &quot;Clapham&quot;, &quot;non-dropping-particle&quot;: &quot;&quot;, &quot;parse-names&quot;: false}, {&quot;given&quot;: &quot;Guy&quot;, &quot;dropping-particle&quot;: &quot;&quot;, &quot;suffix&quot;: &quot;&quot;, &quot;family&quot;: &quot;Coates&quot;, &quot;non-dropping-particle&quot;: &quot;&quot;, &quot;parse-names&quot;: false}, {&quot;given&quot;: &quot;Susan&quot;, &quot;dropping-particle&quot;: &quot;&quot;, &quot;suffix&quot;: &quot;&quot;, &quot;family&quot;: &quot;Fairley&quot;, &quot;non-dropping-particle&quot;: &quot;&quot;, &quot;parse-names&quot;: false}, {&quot;given&quot;: &quot;Stephen&quot;, &quot;dropping-particle&quot;: &quot;&quot;, &quot;suffix&quot;: &quot;&quot;, &quot;family&quot;: &quot;Fitzgerald&quot;, &quot;non-dropping-particle&quot;: &quot;&quot;, &quot;parse-names&quot;: false}, {&quot;given&quot;: &quot;Laurent&quot;, &quot;dropping-particle&quot;: &quot;&quot;, &quot;suffix&quot;: &quot;&quot;, &quot;family&quot;: &quot;Gil&quot;, &quot;non-dropping-particle&quot;: &quot;&quot;, &quot;parse-names&quot;: false}, {&quot;given&quot;: &quot;Carlos&quot;, &quot;dropping-particle&quot;: &quot;&quot;, &quot;suffix&quot;: &quot;&quot;, &quot;family&quot;: &quot;Garc\u00eda-Gir\u00f3n&quot;, &quot;non-dropping-particle&quot;: &quot;&quot;, &quot;parse-names&quot;: false}, {&quot;given&quot;: &quot;Leo&quot;, &quot;dropping-particle&quot;: &quot;&quot;, &quot;suffix&quot;: &quot;&quot;, &quot;family&quot;: &quot;Gordon&quot;, &quot;non-dropping-particle&quot;: &quot;&quot;, &quot;parse-names&quot;: false}, {&quot;given&quot;: &quot;Thibaut&quot;, &quot;dropping-particle&quot;: &quot;&quot;, &quot;suffix&quot;: &quot;&quot;, &quot;family&quot;: &quot;Hourlier&quot;, &quot;non-dropping-particle&quot;: &quot;&quot;, &quot;parse-names&quot;: false}, {&quot;given&quot;: &quot;Sarah&quot;, &quot;dropping-particle&quot;: &quot;&quot;, &quot;suffix&quot;: &quot;&quot;, &quot;family&quot;: &quot;Hunt&quot;, &quot;non-dropping-particle&quot;: &quot;&quot;, &quot;parse-names&quot;: false}, {&quot;given&quot;: &quot;Thomas&quot;, &quot;dropping-particle&quot;: &quot;&quot;, &quot;suffix&quot;: &quot;&quot;, &quot;family&quot;: &quot;Juettemann&quot;, &quot;non-dropping-particle&quot;: &quot;&quot;, &quot;parse-names&quot;: false}, {&quot;given&quot;: &quot;Andreas K&quot;, &quot;dropping-particle&quot;: &quot;&quot;, &quot;suffix&quot;: &quot;&quot;, &quot;family&quot;: &quot;K\u00e4h\u00e4ri&quot;, &quot;non-dropping-particle&quot;: &quot;&quot;, &quot;parse-names&quot;: false}, {&quot;given&quot;: &quot;Stephen&quot;, &quot;dropping-particle&quot;: &quot;&quot;, &quot;suffix&quot;: &quot;&quot;, &quot;family&quot;: &quot;Keenan&quot;, &quot;non-dropping-particle&quot;: &quot;&quot;, &quot;parse-names&quot;: false}, {&quot;given&quot;: &quot;Monika&quot;, &quot;dropping-particle&quot;: &quot;&quot;, &quot;suffix&quot;: &quot;&quot;, &quot;family&quot;: &quot;Komorowska&quot;, &quot;non-dropping-particle&quot;: &quot;&quot;, &quot;parse-names&quot;: false}, {&quot;given&quot;: &quot;Eugene&quot;, &quot;dropping-particle&quot;: &quot;&quot;, &quot;suffix&quot;: &quot;&quot;, &quot;family&quot;: &quot;Kulesha&quot;, &quot;non-dropping-particle&quot;: &quot;&quot;, &quot;parse-names&quot;: false}, {&quot;given&quot;: &quot;Ian&quot;, &quot;dropping-particle&quot;: &quot;&quot;, &quot;suffix&quot;: &quot;&quot;, &quot;family&quot;: &quot;Longden&quot;, &quot;non-dropping-particle&quot;: &quot;&quot;, &quot;parse-names&quot;: false}, {&quot;given&quot;: &quot;Thomas&quot;, &quot;dropping-particle&quot;: &quot;&quot;, &quot;suffix&quot;: &quot;&quot;, &quot;family&quot;: &quot;Maurel&quot;, &quot;non-dropping-particle&quot;: &quot;&quot;, &quot;parse-names&quot;: false}, {&quot;given&quot;: &quot;William M&quot;, &quot;dropping-particle&quot;: &quot;&quot;, &quot;suffix&quot;: &quot;&quot;, &quot;family&quot;: &quot;McLaren&quot;, &quot;non-dropping-particle&quot;: &quot;&quot;, &quot;parse-names&quot;: false}, {&quot;given&quot;: &quot;Matthieu&quot;, &quot;dropping-particle&quot;: &quot;&quot;, &quot;suffix&quot;: &quot;&quot;, &quot;family&quot;: &quot;Muffato&quot;, &quot;non-dropping-particle&quot;: &quot;&quot;, &quot;parse-names&quot;: false}, {&quot;given&quot;: &quot;Rishi&quot;, &quot;dropping-particle&quot;: &quot;&quot;, &quot;suffix&quot;: &quot;&quot;, &quot;family&quot;: &quot;Nag&quot;, &quot;non-dropping-particle&quot;: &quot;&quot;, &quot;parse-names&quot;: false}, {&quot;given&quot;: &quot;Bert&quot;, &quot;dropping-particle&quot;: &quot;&quot;, &quot;suffix&quot;: &quot;&quot;, &quot;family&quot;: &quot;Overduin&quot;, &quot;non-dropping-particle&quot;: &quot;&quot;, &quot;parse-names&quot;: false}, {&quot;given&quot;: &quot;Miguel&quot;, &quot;dropping-particle&quot;: &quot;&quot;, &quot;suffix&quot;: &quot;&quot;, &quot;family&quot;: &quot;Pignatelli&quot;, &quot;non-dropping-particle&quot;: &quot;&quot;, &quot;parse-names&quot;: false}, {&quot;given&quot;: &quot;Bethan&quot;, &quot;dropping-particle&quot;: &quot;&quot;, &quot;suffix&quot;: &quot;&quot;, &quot;family&quot;: &quot;Pritchard&quot;, &quot;non-dropping-particle&quot;: &quot;&quot;, &quot;parse-names&quot;: false}, {&quot;given&quot;: &quot;Emily&quot;, &quot;dropping-particle&quot;: &quot;&quot;, &quot;suffix&quot;: &quot;&quot;, &quot;family&quot;: &quot;Pritchard&quot;, &quot;non-dropping-particle&quot;: &quot;&quot;, &quot;parse-names&quot;: false}, {&quot;given&quot;: &quot;Harpreet Singh&quot;, &quot;dropping-particle&quot;: &quot;&quot;, &quot;suffix&quot;: &quot;&quot;, &quot;family&quot;: &quot;Riat&quot;, &quot;non-dropping-particle&quot;: &quot;&quot;, &quot;parse-names&quot;: false}, {&quot;given&quot;: &quot;Graham R S&quot;, &quot;dropping-particle&quot;: &quot;&quot;, &quot;suffix&quot;: &quot;&quot;, &quot;family&quot;: &quot;Ritchie&quot;, &quot;non-dropping-particle&quot;: &quot;&quot;, &quot;parse-names&quot;: false}, {&quot;given&quot;: &quot;Magali&quot;, &quot;dropping-particle&quot;: &quot;&quot;, &quot;suffix&quot;: &quot;&quot;, &quot;family&quot;: &quot;Ruffier&quot;, &quot;non-dropping-particle&quot;: &quot;&quot;, &quot;parse-names&quot;: false}, {&quot;given&quot;: &quot;Michael&quot;, &quot;dropping-particle&quot;: &quot;&quot;, &quot;suffix&quot;: &quot;&quot;, &quot;family&quot;: &quot;Schuster&quot;, &quot;non-dropping-particle&quot;: &quot;&quot;, &quot;parse-names&quot;: false}, {&quot;given&quot;: &quot;Daniel&quot;, &quot;dropping-particle&quot;: &quot;&quot;, &quot;suffix&quot;: &quot;&quot;, &quot;family&quot;: &quot;Sheppard&quot;, &quot;non-dropping-particle&quot;: &quot;&quot;, &quot;parse-names&quot;: false}, {&quot;given&quot;: &quot;Daniel&quot;, &quot;dropping-particle&quot;: &quot;&quot;, &quot;suffix&quot;: &quot;&quot;, &quot;family&quot;: &quot;Sobral&quot;, &quot;non-dropping-particle&quot;: &quot;&quot;, &quot;parse-names&quot;: false}, {&quot;given&quot;: &quot;Kieron&quot;, &quot;dropping-particle&quot;: &quot;&quot;, &quot;suffix&quot;: &quot;&quot;, &quot;family&quot;: &quot;Taylor&quot;, &quot;non-dropping-particle&quot;: &quot;&quot;, &quot;parse-names&quot;: false}, {&quot;given&quot;: &quot;Anja&quot;, &quot;dropping-particle&quot;: &quot;&quot;, &quot;suffix&quot;: &quot;&quot;, &quot;family&quot;: &quot;Thormann&quot;, &quot;non-dropping-particle&quot;: &quot;&quot;, &quot;parse-names&quot;: false}, {&quot;given&quot;: &quot;Stephen&quot;, &quot;dropping-particle&quot;: &quot;&quot;, &quot;suffix&quot;: &quot;&quot;, &quot;family&quot;: &quot;Trevanion&quot;, &quot;non-dropping-particle&quot;: &quot;&quot;, &quot;parse-names&quot;: false}, {&quot;given&quot;: &quot;Simon&quot;, &quot;dropping-particle&quot;: &quot;&quot;, &quot;suffix&quot;: &quot;&quot;, &quot;family&quot;: &quot;White&quot;, &quot;non-dropping-particle&quot;: &quot;&quot;, &quot;parse-names&quot;: false}, {&quot;given&quot;: &quot;Steven P&quot;, &quot;dropping-particle&quot;: &quot;&quot;, &quot;suffix&quot;: &quot;&quot;, &quot;family&quot;: &quot;Wilder&quot;, &quot;non-dropping-particle&quot;: &quot;&quot;, &quot;parse-names&quot;: false}, {&quot;given&quot;: &quot;Bronwen L&quot;, &quot;dropping-particle&quot;: &quot;&quot;, &quot;suffix&quot;: &quot;&quot;, &quot;family&quot;: &quot;Aken&quot;, &quot;non-dropping-particle&quot;: &quot;&quot;, &quot;parse-names&quot;: false}, {&quot;given&quot;: &quot;Ewan&quot;, &quot;dropping-particle&quot;: &quot;&quot;, &quot;suffix&quot;: &quot;&quot;, &quot;family&quot;: &quot;Birney&quot;, &quot;non-dropping-particle&quot;: &quot;&quot;, &quot;parse-names&quot;: false}, {&quot;given&quot;: &quot;Fiona&quot;, &quot;dropping-particle&quot;: &quot;&quot;, &quot;suffix&quot;: &quot;&quot;, &quot;family&quot;: &quot;Cunningham&quot;, &quot;non-dropping-particle&quot;: &quot;&quot;, &quot;parse-names&quot;: false}, {&quot;given&quot;: &quot;Ian&quot;, &quot;dropping-particle&quot;: &quot;&quot;, &quot;suffix&quot;: &quot;&quot;, &quot;family&quot;: &quot;Dunham&quot;, &quot;non-dropping-particle&quot;: &quot;&quot;, &quot;parse-names&quot;: false}, {&quot;given&quot;: &quot;Jennifer&quot;, &quot;dropping-particle&quot;: &quot;&quot;, &quot;suffix&quot;: &quot;&quot;, &quot;family&quot;: &quot;Harrow&quot;, &quot;non-dropping-particle&quot;: &quot;&quot;, &quot;parse-names&quot;: false}, {&quot;given&quot;: &quot;Javier&quot;, &quot;dropping-particle&quot;: &quot;&quot;, &quot;suffix&quot;: &quot;&quot;, &quot;family&quot;: &quot;Herrero&quot;, &quot;non-dropping-particle&quot;: &quot;&quot;, &quot;parse-names&quot;: false}, {&quot;given&quot;: &quot;Tim J P&quot;, &quot;dropping-particle&quot;: &quot;&quot;, &quot;suffix&quot;: &quot;&quot;, &quot;family&quot;: &quot;Hubbard&quot;, &quot;non-dropping-particle&quot;: &quot;&quot;, &quot;parse-names&quot;: false}, {&quot;given&quot;: &quot;Nathan&quot;, &quot;dropping-particle&quot;: &quot;&quot;, &quot;suffix&quot;: &quot;&quot;, &quot;family&quot;: &quot;Johnson&quot;, &quot;non-dropping-particle&quot;: &quot;&quot;, &quot;parse-names&quot;: false}, {&quot;given&quot;: &quot;Rhoda&quot;, &quot;dropping-particle&quot;: &quot;&quot;, &quot;suffix&quot;: &quot;&quot;, &quot;family&quot;: &quot;Kinsella&quot;, &quot;non-dropping-particle&quot;: &quot;&quot;, &quot;parse-names&quot;: false}, {&quot;given&quot;: &quot;Anne&quot;, &quot;dropping-particle&quot;: &quot;&quot;, &quot;suffix&quot;: &quot;&quot;, &quot;family&quot;: &quot;Parker&quot;, &quot;non-dropping-particle&quot;: &quot;&quot;, &quot;parse-names&quot;: false}, {&quot;given&quot;: &quot;Giulietta&quot;, &quot;dropping-particle&quot;: &quot;&quot;, &quot;suffix&quot;: &quot;&quot;, &quot;family&quot;: &quot;Spudich&quot;, &quot;non-dropping-particle&quot;: &quot;&quot;, &quot;parse-names&quot;: false}, {&quot;given&quot;: &quot;Andy&quot;, &quot;dropping-particle&quot;: &quot;&quot;, &quot;suffix&quot;: &quot;&quot;, &quot;family&quot;: &quot;Yates&quot;, &quot;non-dropping-particle&quot;: &quot;&quot;, &quot;parse-names&quot;: false}, {&quot;given&quot;: &quot;Amonida&quot;, &quot;dropping-particle&quot;: &quot;&quot;, &quot;suffix&quot;: &quot;&quot;, &quot;family&quot;: &quot;Zadissa&quot;, &quot;non-dropping-particle&quot;: &quot;&quot;, &quot;parse-names&quot;: false}, {&quot;given&quot;: &quot;Stephen M J&quot;, &quot;dropping-particle&quot;: &quot;&quot;, &quot;suffix&quot;: &quot;&quot;, &quot;family&quot;: &quot;Searle&quot;, &quot;non-dropping-particle&quot;: &quot;&quot;, &quot;parse-names&quot;: false}], &quot;issued&quot;: {&quot;date-parts&quot;: [[&quot;2013&quot;]]}, &quot;PMID&quot;: &quot;23203987&quot;, &quot;issue&quot;: &quot;Database issue&quot;, &quot;page&quot;: &quot;D48-55&quot;}}], &quot;properties&quot;: {&quot;noteIndex&quot;: 0}, &quot;schema&quot;: &quot;https://github.com/citation-style-language/schema/raw/master/csl-citation.json&quot;} RNDiJVGFpuT1F"/><text:span text:style-name="T144">⁠ and </text:span><text:span text:style-name="T209">X</text:span><text:span text:style-name="T144">enbase </text:span><text:span text:style-name="bibus_5f_cit_5f_base"><text:span text:style-name="T144">[19]</text:span></text:span><text:span text:style-name="T144">. Consistency between each replicate was assessed by Principal Component Analysis (PCA): raw read counts were subjected to a variance-stabilization transformation as </text:span><text:span text:style-name="T210">described in </text:span><text:reference-mark-start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ltEU2VKCUl"/><text:span text:style-name="T104">(</text:span><text:span text:style-name="bibus_5f_cit_5f_base"><text:span text:style-name="T150">[20]</text:span></text:span><text:span text:style-name="T104">)</text:span><text:reference-mark-end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ltEU2VKCUl"/><text:span text:style-name="T150">⁠</text:span><text:span text:style-name="T144">, and PCA was applied on the top 1000 most variable genes. </text:span><text:span text:style-name="T211">The eigen vector of the c</text:span><text:span text:style-name="T144">omponent </text:span><text:span text:style-name="T211">corresponding to</text:span><text:span text:style-name="T144"> batch effects (consistent variability between replicates instead of treatments) </text:span><text:span text:style-name="T211">was</text:span><text:span text:style-name="T144"> set to 0 and the dataset reconstructed, resulting in a denoised version of the data. Differential expression between treatments was performed with DESeq </text:span><text:reference-mark-start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QC4wTKlNon"/><text:span text:style-name="T103">(</text:span><text:span text:style-name="bibus_5f_cit_5f_base"><text:span text:style-name="T170">[20]</text:span></text:span><text:span text:style-name="T103">)</text:span><text:reference-mark-end text:name="ADDIN CSL_CITATION {&quot;mendeley&quot;: {&quot;previouslyFormattedCitation&quot;: &quot;(Anders &amp; Huber, 2010)&quot;}, &quot;citationItems&quot;: [{&quot;uris&quot;: [&quot;http://www.mendeley.com/documents/?uuid=61d8fb7b-9c3e-4068-9dba-b99761589e0c&quot;], &quot;id&quot;: &quot;ITEM-1&quot;, &quot;itemData&quot;: {&quot;publisher&quot;: &quot;BioMed Central Ltd&quot;, &quot;DOI&quot;: &quot;10.1186/gb-2010-11-10-r106&quot;, &quot;title&quot;: &quot;Differential expression analysis for sequence count data.&quot;, &quot;container-title&quot;: &quot;Genome biology&quot;, &quot;type&quot;: &quot;article-journal&quot;, &quot;ISSN&quot;: &quot;1465-6914&quot;, &quot;id&quot;: &quot;ITEM-1&quot;, &quot;volume&quot;: &quot;11&quot;, &quot;abstract&quot;: &quot;High-throughput sequencing assays such as RNA-Seq, ChIP-Seq or barcode counting provide quantitative readouts in the form of count data. To infer differential signal in such data correctly and with good statistical power, estimation of data variability throughout the dynamic range and a suitable error model are required. We propose a method based on the negative binomial distribution, with variance and mean linked by local regression and present an implementation, DESeq, as an R/Bioconductor package.&quot;, &quot;author&quot;: [{&quot;given&quot;: &quot;Simon&quot;, &quot;dropping-particle&quot;: &quot;&quot;, &quot;suffix&quot;: &quot;&quot;, &quot;family&quot;: &quot;Anders&quot;, &quot;non-dropping-particle&quot;: &quot;&quot;, &quot;parse-names&quot;: false}, {&quot;given&quot;: &quot;Wolfgang&quot;, &quot;dropping-particle&quot;: &quot;&quot;, &quot;suffix&quot;: &quot;&quot;, &quot;family&quot;: &quot;Huber&quot;, &quot;non-dropping-particle&quot;: &quot;&quot;, &quot;parse-names&quot;: false}], &quot;issued&quot;: {&quot;date-parts&quot;: [[&quot;2010&quot;, &quot;1&quot;]]}, &quot;PMID&quot;: &quot;20979621&quot;, &quot;issue&quot;: &quot;10&quot;, &quot;page&quot;: &quot;R106&quot;}}], &quot;properties&quot;: {&quot;noteIndex&quot;: 0}, &quot;schema&quot;: &quot;https://github.com/citation-style-language/schema/raw/master/csl-citation.json&quot;} RNDQC4wTKlNon"/><text:span text:style-name="T144">⁠ version 1.12 with the following parameters: </text:span><text:span text:style-name="T153">method=”pooled”; sharing-mode=”maximum”; fit-type=”parametric”</text:span><text:span text:style-name="T144">. </text:span><text:span text:style-name="T211">G</text:span><text:span text:style-name="T144">enes </text:span><text:span text:style-name="T211">with low expression value</text:span><text:span text:style-name="T144"> were </text:span><text:span text:style-name="T211">discarded</text:span><text:span text:style-name="T144"> as described in the DESeq, with </text:span><text:span text:style-name="T159">θ</text:span><text:span text:style-name="T144">=0.4. Genes statistically differentially expressed were called at an FDR of 5%. </text:span><text:span text:style-name="T212">G</text:span><text:span text:style-name="T144">enes </text:span><text:span text:style-name="T212">were grouped in 81 clusters according to their expression profiles.</text:span><text:span text:style-name="T144"> </text:span><text:span text:style-name="T213">We used</text:span><text:span text:style-name="T144"> fuzzy c-mean clustering, a method akin to k-mean clustering but less sensitive to noise, using the mfuzz package </text:span><text:reference-mark-start text:name="ADDIN CSL_CITATION {&quot;mendeley&quot;: {&quot;previouslyFormattedCitation&quot;: &quot;(Kumar &amp; E Futschik, 2007)&quot;}, &quot;citationItems&quot;: [{&quot;uris&quot;: [&quot;http://www.mendeley.com/documents/?uuid=1811594c-55b9-4c70-87da-6e67b5a08c2d&quot;], &quot;id&quot;: &quot;ITEM-1&quot;, &quot;itemData&quot;: {&quot;volume&quot;: &quot;2&quot;, &quot;title&quot;: &quot;Mfuzz: a software package for soft clustering of microarray data.&quot;, &quot;type&quot;: &quot;article-journal&quot;, &quot;container-title&quot;: &quot;Bioinformation&quot;, &quot;issued&quot;: {&quot;date-parts&quot;: [[&quot;2007&quot;]]}, &quot;abstract&quot;: &quot;For the analysis of microarray data, clustering techniques are frequently used. Most of such methods are based on hard clustering of data wherein one gene (or sample) is assigned to exactly one cluster. Hard clustering, however, suffers from several drawbacks such as sensitivity to noise and information loss. In contrast, soft clustering methods can assign a gene to several clusters. They can overcome shortcomings of conventional hard clustering techniques and offer further advantages. Thus, we constructed an R package termed Mfuzz implementing soft clustering tools for microarray data analysis. The additional package Mfuzzgui provides a convenient TclTk based graphical user interface. AVAILABILITY: The R package Mfuzz and Mfuzzgui are available at http://itb1.biologie.hu-berlin.de/~futschik/software/R/Mfuzz/index.html. Their distribution is subject to GPL version 2 license.&quot;, &quot;author&quot;: [{&quot;given&quot;: &quot;Lokesh&quot;, &quot;dropping-particle&quot;: &quot;&quot;, &quot;suffix&quot;: &quot;&quot;, &quot;family&quot;: &quot;Kumar&quot;, &quot;non-dropping-particle&quot;: &quot;&quot;, &quot;parse-names&quot;: false}, {&quot;given&quot;: &quot;Matthias&quot;, &quot;dropping-particle&quot;: &quot;&quot;, &quot;suffix&quot;: &quot;&quot;, &quot;family&quot;: &quot;E Futschik&quot;, &quot;non-dropping-particle&quot;: &quot;&quot;, &quot;parse-names&quot;: false}], &quot;issue&quot;: &quot;1&quot;, &quot;id&quot;: &quot;ITEM-1&quot;, &quot;page&quot;: &quot;5-7&quot;}}], &quot;properties&quot;: {&quot;noteIndex&quot;: 0}, &quot;schema&quot;: &quot;https://github.com/citation-style-language/schema/raw/master/csl-citation.json&quot;} RNDdSXubAI08J"/><text:span text:style-name="T103">(</text:span><text:span text:style-name="bibus_5f_cit_5f_base"><text:span text:style-name="T144">[21]</text:span></text:span><text:span text:style-name="T103">)</text:span><text:reference-mark-end text:name="ADDIN CSL_CITATION {&quot;mendeley&quot;: {&quot;previouslyFormattedCitation&quot;: &quot;(Kumar &amp; E Futschik, 2007)&quot;}, &quot;citationItems&quot;: [{&quot;uris&quot;: [&quot;http://www.mendeley.com/documents/?uuid=1811594c-55b9-4c70-87da-6e67b5a08c2d&quot;], &quot;id&quot;: &quot;ITEM-1&quot;, &quot;itemData&quot;: {&quot;volume&quot;: &quot;2&quot;, &quot;title&quot;: &quot;Mfuzz: a software package for soft clustering of microarray data.&quot;, &quot;type&quot;: &quot;article-journal&quot;, &quot;container-title&quot;: &quot;Bioinformation&quot;, &quot;issued&quot;: {&quot;date-parts&quot;: [[&quot;2007&quot;]]}, &quot;abstract&quot;: &quot;For the analysis of microarray data, clustering techniques are frequently used. Most of such methods are based on hard clustering of data wherein one gene (or sample) is assigned to exactly one cluster. Hard clustering, however, suffers from several drawbacks such as sensitivity to noise and information loss. In contrast, soft clustering methods can assign a gene to several clusters. They can overcome shortcomings of conventional hard clustering techniques and offer further advantages. Thus, we constructed an R package termed Mfuzz implementing soft clustering tools for microarray data analysis. The additional package Mfuzzgui provides a convenient TclTk based graphical user interface. AVAILABILITY: The R package Mfuzz and Mfuzzgui are available at http://itb1.biologie.hu-berlin.de/~futschik/software/R/Mfuzz/index.html. Their distribution is subject to GPL version 2 license.&quot;, &quot;author&quot;: [{&quot;given&quot;: &quot;Lokesh&quot;, &quot;dropping-particle&quot;: &quot;&quot;, &quot;suffix&quot;: &quot;&quot;, &quot;family&quot;: &quot;Kumar&quot;, &quot;non-dropping-particle&quot;: &quot;&quot;, &quot;parse-names&quot;: false}, {&quot;given&quot;: &quot;Matthias&quot;, &quot;dropping-particle&quot;: &quot;&quot;, &quot;suffix&quot;: &quot;&quot;, &quot;family&quot;: &quot;E Futschik&quot;, &quot;non-dropping-particle&quot;: &quot;&quot;, &quot;parse-names&quot;: false}], &quot;issue&quot;: &quot;1&quot;, &quot;id&quot;: &quot;ITEM-1&quot;, &quot;page&quot;: &quot;5-7&quot;}}], &quot;properties&quot;: {&quot;noteIndex&quot;: 0}, &quot;schema&quot;: &quot;https://github.com/citation-style-language/schema/raw/master/csl-citation.json&quot;} RNDdSXubAI08J"/><text:span text:style-name="T144">⁠. </text:span><text:span text:style-name="T214">We kept clusters corresponding to interactions between T</text:span><text:span text:style-name="T91">3</text:span><text:span text:style-name="T214"> and CORT, </text:span><text:soft-page-break/><text:span text:style-name="T214">and discarded the others.</text:span><text:span text:style-name="T144"> “</text:span><text:span text:style-name="T215">A</text:span><text:span text:style-name="T144">ntagonistic” genes and “potentiat</text:span><text:span text:style-name="T215">ed</text:span><text:span text:style-name="T144">” genes were distinguished in two lists, and subjected to a final round of clustering </text:span><text:span text:style-name="T215">to cancel out over-clustering</text:span><text:span text:style-name="T144">. </text:span><text:span text:style-name="T216">Culture effects were removed by</text:span><text:span text:style-name="T144"> </text:span><text:span text:style-name="T217">filtering out</text:span><text:span text:style-name="T144"> </text:span><text:span text:style-name="T216">genes</text:span><text:span text:style-name="T144"> </text:span><text:span text:style-name="T216">with </text:span><text:span text:style-name="T242">different</text:span><text:span text:style-name="T216"> </text:span><text:span text:style-name="T144">expression </text:span><text:span text:style-name="T216">profiles</text:span><text:span text:style-name="T144"> in hindlimb buds </text:span><text:span text:style-name="T216">and</text:span><text:span text:style-name="T144"> whole tadpoles. </text:span><text:span text:style-name="T218">Functional annotation and</text:span><text:span text:style-name="T144"> biological “contexts” (tissues, pathologies, biological processes) </text:span><text:span text:style-name="T218">are</text:span><text:span text:style-name="T144"> based on manual curation of NCBI gene database (</text:span><text:a xlink:type="simple" xlink:href="http://www.ncbi.nlm.nih.gov/gene"><text:span text:style-name="T175">http://www.ncbi.nlm.nih.gov/gene</text:span></text:a><text:span text:style-name="T144">), the HuGe Navigator database </text:span><text:reference-mark-start text:name="ADDIN CSL_CITATION {&quot;mendeley&quot;: {&quot;previouslyFormattedCitation&quot;: &quot;(Gupta, Singh, Shukla, &amp; Misra, 2013)&quot;}, &quot;citationItems&quot;: [{&quot;uris&quot;: [&quot;http://www.mendeley.com/documents/?uuid=2b7ee5c9-257f-43a8-bbf6-510dc3ba0d32&quot;], &quot;id&quot;: &quot;ITEM-1&quot;, &quot;itemData&quot;: {&quot;DOI&quot;: &quot;10.1089/omi.2013.0007&quot;, &quot;title&quot;: &quot;A comprehensive metabolic modeling of thyroid pathway in relation to thyroid pathophysiology and therapeutics.&quot;, &quot;container-title&quot;: &quot;Omics : a journal of integrative biology&quot;, &quot;type&quot;: &quot;article-journal&quot;, &quot;ISSN&quot;: &quot;1557-8100&quot;, &quot;id&quot;: &quot;ITEM-1&quot;, &quot;volume&quot;: &quot;17&quot;, &quot;abstract&quot;: &quot;Abstract The thyroid pathway represents a complex interaction of different glands for thyroid hormone synthesis. Thyrotropin releasing hormone is synthesized in the hypothalamus and regulates thyrotropin stimulating hormone gene expression in the pituitary gland. In order to understand the complexity of the thyroid pathways, and using experimental data retrieved from the biomedical literature (e.g., NCBI, HuGE Navigator, Protein Data Bank, and KEGG), we constructed a metabolic map of the thyroid hormone pathway at a molecular level and analyzed it topologically. A total of five hub nodes were predicted in regards to the transcription thyroid receptor (TR), cAMP response element-binding protein (CREB), signal transducer and activator of transcription 3 (STAT 3), nuclear factor kappa-light-chain-enhancer of activated B cells (NFkB), and activator protein 1 (AP-1) as being potentially important in study of thyroid disorders and as novel putative therapeutic drug targets. Notably, the thyroid receptor is a highly connected hub node and currently used as a therapeutic target in hypothyroidism. Our analysis represents the first comprehensive description of the thyroid pathway, which pertains to understanding the function of the protein and gene interaction networks. The findings from this study are therefore informative for pathophysiology and rational therapeutics of thyroid disorders.&quot;, &quot;author&quot;: [{&quot;given&quot;: &quot;Manish Kumar&quot;, &quot;dropping-particle&quot;: &quot;&quot;, &quot;suffix&quot;: &quot;&quot;, &quot;family&quot;: &quot;Gupta&quot;, &quot;non-dropping-particle&quot;: &quot;&quot;, &quot;parse-names&quot;: false}, {&quot;given&quot;: &quot;Dev Bukhsh&quot;, &quot;dropping-particle&quot;: &quot;&quot;, &quot;suffix&quot;: &quot;&quot;, &quot;family&quot;: &quot;Singh&quot;, &quot;non-dropping-particle&quot;: &quot;&quot;, &quot;parse-names&quot;: false}, {&quot;given&quot;: &quot;Rohit&quot;, &quot;dropping-particle&quot;: &quot;&quot;, &quot;suffix&quot;: &quot;&quot;, &quot;family&quot;: &quot;Shukla&quot;, &quot;non-dropping-particle&quot;: &quot;&quot;, &quot;parse-names&quot;: false}, {&quot;given&quot;: &quot;Krishna&quot;, &quot;dropping-particle&quot;: &quot;&quot;, &quot;suffix&quot;: &quot;&quot;, &quot;family&quot;: &quot;Misra&quot;, &quot;non-dropping-particle&quot;: &quot;&quot;, &quot;parse-names&quot;: false}], &quot;issued&quot;: {&quot;date-parts&quot;: [[&quot;2013&quot;, &quot;11&quot;]]}, &quot;PMID&quot;: &quot;24044365&quot;, &quot;issue&quot;: &quot;11&quot;, &quot;page&quot;: &quot;584-93&quot;}}], &quot;properties&quot;: {&quot;noteIndex&quot;: 0}, &quot;schema&quot;: &quot;https://github.com/citation-style-language/schema/raw/master/csl-citation.json&quot;} RND5uDJOGojSI"/><text:span text:style-name="T103">(</text:span><text:span text:style-name="bibus_5f_cit_5f_base"><text:span text:style-name="T144">[22]</text:span></text:span><text:span text:style-name="T103">)</text:span><text:reference-mark-end text:name="ADDIN CSL_CITATION {&quot;mendeley&quot;: {&quot;previouslyFormattedCitation&quot;: &quot;(Gupta, Singh, Shukla, &amp; Misra, 2013)&quot;}, &quot;citationItems&quot;: [{&quot;uris&quot;: [&quot;http://www.mendeley.com/documents/?uuid=2b7ee5c9-257f-43a8-bbf6-510dc3ba0d32&quot;], &quot;id&quot;: &quot;ITEM-1&quot;, &quot;itemData&quot;: {&quot;DOI&quot;: &quot;10.1089/omi.2013.0007&quot;, &quot;title&quot;: &quot;A comprehensive metabolic modeling of thyroid pathway in relation to thyroid pathophysiology and therapeutics.&quot;, &quot;container-title&quot;: &quot;Omics : a journal of integrative biology&quot;, &quot;type&quot;: &quot;article-journal&quot;, &quot;ISSN&quot;: &quot;1557-8100&quot;, &quot;id&quot;: &quot;ITEM-1&quot;, &quot;volume&quot;: &quot;17&quot;, &quot;abstract&quot;: &quot;Abstract The thyroid pathway represents a complex interaction of different glands for thyroid hormone synthesis. Thyrotropin releasing hormone is synthesized in the hypothalamus and regulates thyrotropin stimulating hormone gene expression in the pituitary gland. In order to understand the complexity of the thyroid pathways, and using experimental data retrieved from the biomedical literature (e.g., NCBI, HuGE Navigator, Protein Data Bank, and KEGG), we constructed a metabolic map of the thyroid hormone pathway at a molecular level and analyzed it topologically. A total of five hub nodes were predicted in regards to the transcription thyroid receptor (TR), cAMP response element-binding protein (CREB), signal transducer and activator of transcription 3 (STAT 3), nuclear factor kappa-light-chain-enhancer of activated B cells (NFkB), and activator protein 1 (AP-1) as being potentially important in study of thyroid disorders and as novel putative therapeutic drug targets. Notably, the thyroid receptor is a highly connected hub node and currently used as a therapeutic target in hypothyroidism. Our analysis represents the first comprehensive description of the thyroid pathway, which pertains to understanding the function of the protein and gene interaction networks. The findings from this study are therefore informative for pathophysiology and rational therapeutics of thyroid disorders.&quot;, &quot;author&quot;: [{&quot;given&quot;: &quot;Manish Kumar&quot;, &quot;dropping-particle&quot;: &quot;&quot;, &quot;suffix&quot;: &quot;&quot;, &quot;family&quot;: &quot;Gupta&quot;, &quot;non-dropping-particle&quot;: &quot;&quot;, &quot;parse-names&quot;: false}, {&quot;given&quot;: &quot;Dev Bukhsh&quot;, &quot;dropping-particle&quot;: &quot;&quot;, &quot;suffix&quot;: &quot;&quot;, &quot;family&quot;: &quot;Singh&quot;, &quot;non-dropping-particle&quot;: &quot;&quot;, &quot;parse-names&quot;: false}, {&quot;given&quot;: &quot;Rohit&quot;, &quot;dropping-particle&quot;: &quot;&quot;, &quot;suffix&quot;: &quot;&quot;, &quot;family&quot;: &quot;Shukla&quot;, &quot;non-dropping-particle&quot;: &quot;&quot;, &quot;parse-names&quot;: false}, {&quot;given&quot;: &quot;Krishna&quot;, &quot;dropping-particle&quot;: &quot;&quot;, &quot;suffix&quot;: &quot;&quot;, &quot;family&quot;: &quot;Misra&quot;, &quot;non-dropping-particle&quot;: &quot;&quot;, &quot;parse-names&quot;: false}], &quot;issued&quot;: {&quot;date-parts&quot;: [[&quot;2013&quot;, &quot;11&quot;]]}, &quot;PMID&quot;: &quot;24044365&quot;, &quot;issue&quot;: &quot;11&quot;, &quot;page&quot;: &quot;584-93&quot;}}], &quot;properties&quot;: {&quot;noteIndex&quot;: 0}, &quot;schema&quot;: &quot;https://github.com/citation-style-language/schema/raw/master/csl-citation.json&quot;} RND5uDJOGojSI"/><text:span text:style-name="T144">⁠, and </text:span><text:span text:style-name="T219">literature.</text:span><text:span text:style-name="T144"> Functional interactions between genes were </text:span><text:span text:style-name="T218">collected</text:span><text:span text:style-name="T144"> from BioGrid </text:span><text:reference-mark-start text:name="ADDIN CSL_CITATION {&quot;mendeley&quot;: {&quot;previouslyFormattedCitation&quot;: &quot;(Stark et al., 2011)&quot;}, &quot;citationItems&quot;: [{&quot;uris&quot;: [&quot;http://www.mendeley.com/documents/?uuid=e88a54fb-a680-4a35-85fc-80e470ac7e77&quot;], &quot;id&quot;: &quot;ITEM-1&quot;, &quot;itemData&quot;: {&quot;volume&quot;: &quot;39&quot;, &quot;title&quot;: &quot;The BioGRID Interaction Database: 2011 update.&quot;, &quot;type&quot;: &quot;article-journal&quot;, &quot;container-title&quot;: &quot;Nucleic acids research&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author&quot;: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quot;, &quot;parse-names&quot;: false}, {&quot;given&quot;: &quot;Kimberly&quot;, &quot;dropping-particle&quot;: &quot;&quot;, &quot;suffix&quot;: &quot;&quot;, &quot;family&quot;: &quot;Auken&quot;, &quot;non-dropping-particle&quot;: &quot;Van&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non-dropping-particle&quot;: &quot;&quot;, &quot;parse-names&quot;: false}], &quot;issue&quot;: &quot;Database issue&quot;, &quot;id&quot;: &quot;ITEM-1&quot;, &quot;page&quot;: &quot;D698-D704&quot;}}], &quot;properties&quot;: {&quot;noteIndex&quot;: 0}, &quot;schema&quot;: &quot;https://github.com/citation-style-language/schema/raw/master/csl-citation.json&quot;} RNDVtVZpyubMi"/><text:span text:style-name="T103">(</text:span><text:span text:style-name="bibus_5f_cit_5f_base"><text:span text:style-name="T144">[23]</text:span></text:span><text:span text:style-name="T103">)</text:span><text:reference-mark-end text:name="ADDIN CSL_CITATION {&quot;mendeley&quot;: {&quot;previouslyFormattedCitation&quot;: &quot;(Stark et al., 2011)&quot;}, &quot;citationItems&quot;: [{&quot;uris&quot;: [&quot;http://www.mendeley.com/documents/?uuid=e88a54fb-a680-4a35-85fc-80e470ac7e77&quot;], &quot;id&quot;: &quot;ITEM-1&quot;, &quot;itemData&quot;: {&quot;volume&quot;: &quot;39&quot;, &quot;title&quot;: &quot;The BioGRID Interaction Database: 2011 update.&quot;, &quot;type&quot;: &quot;article-journal&quot;, &quot;container-title&quot;: &quot;Nucleic acids research&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author&quot;: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quot;, &quot;parse-names&quot;: false}, {&quot;given&quot;: &quot;Kimberly&quot;, &quot;dropping-particle&quot;: &quot;&quot;, &quot;suffix&quot;: &quot;&quot;, &quot;family&quot;: &quot;Auken&quot;, &quot;non-dropping-particle&quot;: &quot;Van&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non-dropping-particle&quot;: &quot;&quot;, &quot;parse-names&quot;: false}], &quot;issue&quot;: &quot;Database issue&quot;, &quot;id&quot;: &quot;ITEM-1&quot;, &quot;page&quot;: &quot;D698-D704&quot;}}], &quot;properties&quot;: {&quot;noteIndex&quot;: 0}, &quot;schema&quot;: &quot;https://github.com/citation-style-language/schema/raw/master/csl-citation.json&quot;} RNDVtVZpyubMi"/><text:span text:style-name="T144">⁠. Automated functional annotation was done using the g:Profiler suite of tools </text:span><text:reference-mark-start text:name="ADDIN CSL_CITATION {&quot;mendeley&quot;: {&quot;previouslyFormattedCitation&quot;: &quot;(Reimand, Arak, &amp; Vilo, 2011)&quot;}, &quot;citationItems&quot;: [{&quot;uris&quot;: [&quot;http://www.mendeley.com/documents/?uuid=bab5b5fc-d93a-4eac-a087-6c75ca0e1300&quot;], &quot;id&quot;: &quot;ITEM-1&quot;, &quot;itemData&quot;: {&quot;volume&quot;: &quot;39&quot;, &quot;title&quot;: &quot;g:Profiler--a web server for functional interpretation of gene lists (2011 update).&quot;, &quot;type&quot;: &quot;article-journal&quot;, &quot;container-title&quot;: &quot;Nucleic acids research&quot;, &quot;issued&quot;: {&quot;date-parts&quot;: [[&quot;2011&quot;]]}, &quot;abstract&quot;: &quot;Functional interpretation of candidate gene lists is an essential task in modern biomedical research. Here, we present the 2011 update of g:Profiler (http://biit.cs.ut.ee/gprofiler/), a popular collection of web tools for functional analysis. g:GOSt and g:Cocoa combine comprehensive methods for interpreting gene lists, ordered lists and list collections in the context of biomedical ontologies, pathways, transcription factor and microRNA regulatory motifs and protein-protein interactions. Additional tools, namely the biomolecule ID mapping service (g:Convert), gene expression similarity searcher (g:Sorter) and gene homology searcher (g:Orth) provide numerous ways for further analysis and interpretation. In this update, we have implemented several features of interest to the community: (i) functional analysis of single nucleotide polymorphisms and other DNA polymorphisms is supported by chromosomal queries; (ii) network analysis identifies enriched protein-protein interaction modules in gene lists; (iii) functional analysis covers human disease genes; and (iv) improved statistics and filtering provide more concise results. g:Profiler is a regularly updated resource that is available for a wide range of species, including mammals, plants, fungi and insects.&quot;, &quot;author&quot;: [{&quot;given&quot;: &quot;J\u00fcri&quot;, &quot;dropping-particle&quot;: &quot;&quot;, &quot;suffix&quot;: &quot;&quot;, &quot;family&quot;: &quot;Reimand&quot;, &quot;non-dropping-particle&quot;: &quot;&quot;, &quot;parse-names&quot;: false}, {&quot;given&quot;: &quot;Tambet&quot;, &quot;dropping-particle&quot;: &quot;&quot;, &quot;suffix&quot;: &quot;&quot;, &quot;family&quot;: &quot;Arak&quot;, &quot;non-dropping-particle&quot;: &quot;&quot;, &quot;parse-names&quot;: false}, {&quot;given&quot;: &quot;Jaak&quot;, &quot;dropping-particle&quot;: &quot;&quot;, &quot;suffix&quot;: &quot;&quot;, &quot;family&quot;: &quot;Vilo&quot;, &quot;non-dropping-particle&quot;: &quot;&quot;, &quot;parse-names&quot;: false}], &quot;issue&quot;: &quot;Web Server issue&quot;, &quot;id&quot;: &quot;ITEM-1&quot;, &quot;page&quot;: &quot;W307-W315&quot;}}], &quot;properties&quot;: {&quot;noteIndex&quot;: 0}, &quot;schema&quot;: &quot;https://github.com/citation-style-language/schema/raw/master/csl-citation.json&quot;} RNDPzAwtm6CnF"/><text:span text:style-name="T103">(</text:span><text:span text:style-name="bibus_5f_cit_5f_base"><text:span text:style-name="T144">[24]</text:span></text:span><text:span text:style-name="T103">)</text:span><text:reference-mark-end text:name="ADDIN CSL_CITATION {&quot;mendeley&quot;: {&quot;previouslyFormattedCitation&quot;: &quot;(Reimand, Arak, &amp; Vilo, 2011)&quot;}, &quot;citationItems&quot;: [{&quot;uris&quot;: [&quot;http://www.mendeley.com/documents/?uuid=bab5b5fc-d93a-4eac-a087-6c75ca0e1300&quot;], &quot;id&quot;: &quot;ITEM-1&quot;, &quot;itemData&quot;: {&quot;volume&quot;: &quot;39&quot;, &quot;title&quot;: &quot;g:Profiler--a web server for functional interpretation of gene lists (2011 update).&quot;, &quot;type&quot;: &quot;article-journal&quot;, &quot;container-title&quot;: &quot;Nucleic acids research&quot;, &quot;issued&quot;: {&quot;date-parts&quot;: [[&quot;2011&quot;]]}, &quot;abstract&quot;: &quot;Functional interpretation of candidate gene lists is an essential task in modern biomedical research. Here, we present the 2011 update of g:Profiler (http://biit.cs.ut.ee/gprofiler/), a popular collection of web tools for functional analysis. g:GOSt and g:Cocoa combine comprehensive methods for interpreting gene lists, ordered lists and list collections in the context of biomedical ontologies, pathways, transcription factor and microRNA regulatory motifs and protein-protein interactions. Additional tools, namely the biomolecule ID mapping service (g:Convert), gene expression similarity searcher (g:Sorter) and gene homology searcher (g:Orth) provide numerous ways for further analysis and interpretation. In this update, we have implemented several features of interest to the community: (i) functional analysis of single nucleotide polymorphisms and other DNA polymorphisms is supported by chromosomal queries; (ii) network analysis identifies enriched protein-protein interaction modules in gene lists; (iii) functional analysis covers human disease genes; and (iv) improved statistics and filtering provide more concise results. g:Profiler is a regularly updated resource that is available for a wide range of species, including mammals, plants, fungi and insects.&quot;, &quot;author&quot;: [{&quot;given&quot;: &quot;J\u00fcri&quot;, &quot;dropping-particle&quot;: &quot;&quot;, &quot;suffix&quot;: &quot;&quot;, &quot;family&quot;: &quot;Reimand&quot;, &quot;non-dropping-particle&quot;: &quot;&quot;, &quot;parse-names&quot;: false}, {&quot;given&quot;: &quot;Tambet&quot;, &quot;dropping-particle&quot;: &quot;&quot;, &quot;suffix&quot;: &quot;&quot;, &quot;family&quot;: &quot;Arak&quot;, &quot;non-dropping-particle&quot;: &quot;&quot;, &quot;parse-names&quot;: false}, {&quot;given&quot;: &quot;Jaak&quot;, &quot;dropping-particle&quot;: &quot;&quot;, &quot;suffix&quot;: &quot;&quot;, &quot;family&quot;: &quot;Vilo&quot;, &quot;non-dropping-particle&quot;: &quot;&quot;, &quot;parse-names&quot;: false}], &quot;issue&quot;: &quot;Web Server issue&quot;, &quot;id&quot;: &quot;ITEM-1&quot;, &quot;page&quot;: &quot;W307-W315&quot;}}], &quot;properties&quot;: {&quot;noteIndex&quot;: 0}, &quot;schema&quot;: &quot;https://github.com/citation-style-language/schema/raw/master/csl-citation.json&quot;} RNDPzAwtm6CnF"/><text:span text:style-name="T144">⁠.</text:span></text:h>
      <text:h text:style-name="P69" text:outline-level="10">Skeletal preparations on tadpoles</text:h>
      <text:h text:style-name="P58" text:outline-level="10"><text:span text:style-name="T351">Tadpoles stage NF54 were treated as previously described and sacrificed 24 hours after the end of the treatment. After eyes and viscera removal, tadpoles were washed for 15 min in ethanol baths of increasing concentration (25%, 50%, 75%, 100%) and stored at -20 C. Cartilage staining was carried out by incubation with Alcian Blue (A3157, SIGMA) 0.05% in a 4:1 EtOH 100% / glacial acetic acid solution overnight at 4°C and light agitation. After 2 EtOH 70% washes (2h each), progressive rehydration and tissue maceration in 0.5% KOH / 3% H</text:span><text:span text:style-name="T100">2</text:span><text:span text:style-name="T352">O</text:span><text:span text:style-name="T100">2</text:span><text:span text:style-name="T352">, bones were stained in 0.05% Alizarin Red (A5533, SIGMA) in KOH 1% for 3 hours. After thorough washing, stained tadpoles are stored in glycerol 100% at 4°C. Pictures were taken on a MZ16F (LEICA), and acquired thanks to a Retiga SRV (QIMAGING) coupled to an RGB-HM-S-IR filter (QIMAGING).</text:span></text:h>
      <text:h text:style-name="P60" text:outline-level="10"/>
      <text:h text:style-name="P67" text:outline-level="10">Results</text:h>
      <text:h text:style-name="P70" text:outline-level="10"><text:bookmark text:name="h.dtozjsh8gni3"/>Characteri<text:span text:style-name="T102">z</text:span>ation of hindlimb bud transcriptome by RNA-Seq</text:h>
      <text:p text:style-name="P39"><text:span text:style-name="T220">In order to address the interactions between TH and GC signaling pathways at the transcript level without the confounding central effects, we cultured pre-metamorphic </text:span><text:span text:style-name="T157">X. tropicalis</text:span><text:span text:style-name="T220"> hindlimb buds treated or </text:span><text:span text:style-name="T176">not with T</text:span><text:span text:style-name="T93">3</text:span><text:span text:style-name="T176"> and / or CORT. Total RNA were extracted after 24h and subjected to quality controls (</text:span><text:span text:style-name="Article_20_-_20_Supplemental_20_Figure"><text:span text:style-name="T176">Fig S1</text:span></text:span><text:span text:style-name="T175">, “</text:span><text:span text:style-name="T177">Biological sample collection and processing</text:span><text:span text:style-name="T175">”</text:span><text:span text:style-name="T176">). Proper biological response to hormonal treatments was assessed prior to sequencing by measuring transcript levels of </text:span><text:span text:style-name="Article_20_-_20_Gene_20_Name"><text:span text:style-name="T175">klf9</text:span></text:span><text:span text:style-name="T175">, </text:span><text:span text:style-name="T178">a well known CORT and T</text:span><text:span text:style-name="T94">3</text:span><text:span text:style-name="T178"> target (</text:span><text:span text:style-name="Article_20_-_20_Supplemental_20_Figure"><text:span text:style-name="T175">Fig </text:span></text:span><text:span text:style-name="Article_20_-_20_Supplemental_20_Figure"><text:span text:style-name="T179">S2</text:span></text:span><text:span text:style-name="T178">). Transcript abundance was strongly induced following T</text:span><text:span text:style-name="T94">3</text:span><text:span text:style-name="T178"> and CORT treatment. The simultaneous treatment with </text:span><text:span text:style-name="T221">both hormones resulted in higher transcript level compared to each treatment alone. These results agree well with previous reports </text:span><text:reference-mark-start text:name="ADDIN CSL_CITATION {&quot;mendeley&quot;: {&quot;previouslyFormattedCitation&quot;: &quot;(Bonett, Hoopfer, &amp; Denver, 2010)&quot;}, &quot;citationItems&quot;: [{&quot;uris&quot;: [&quot;http://www.mendeley.com/documents/?uuid=af632c05-f38e-43ec-a3b1-b84423868b98&quot;], &quot;id&quot;: &quot;ITEM-1&quot;, &quot;itemData&quot;: {&quot;issued&quot;: {&quot;date-parts&quot;: [[&quot;2010&quot;, &quot;9&quot;, &quot;1&quot;]]}, &quot;abstract&quot;: &quot;Corticosteroids (CS) act synergistically with thyroid hormone (TH) to accelerate amphibian metamorphosis. Earlier studies showed that CS increase nuclear 3,5,3'-triiodothyronine (T(3)) binding capacity in tadpole tail, and 5' deiodinase activity in tadpole tissues, increasing the generation of T(3) from thyroxine (T(4)). In the present study we investigated CS synergy with TH by analyzing expression of key genes involved in TH and CS signaling using tadpole tail explant cultures, prometamorphic tadpoles, and frog tissue culture cells (XTC-2 and XLT-15). Treatment of tail explants with T(3) at 100 nM, but not at 10 nM caused tail regression. Corticosterone (CORT) at three doses (100, 500 and 3400 nM) had no effect or increased tail size. T(3) at 10 nM plus CORT caused tails to regress similar to 100 nM T(3). Thyroid hormone receptor beta (TRbeta) mRNA was synergistically upregulated by T(3) plus CORT in tail explants, tail and brain in vivo, and tissue culture cells. The activating 5' deiodinase type 2 (D2) mRNA was induced by T(3) and CORT in tail explants and tail in vivo. Thyroid hormone increased expression of glucocorticoid (GR) and mineralocorticoid receptor (MR) mRNAs. Our findings support that the synergistic actions of TH and CS in metamorphosis occur at the level of expression of genes for TRbeta and D2, enhancing tissue sensitivity to TH. Concurrently, TH enhances tissue sensitivity to CS by upregulating GR and MR. Environmental stressors can modulate the timing of tadpole metamorphosis in part by CS enhancing the response of tadpole tissues to the actions of TH.&quot;, &quot;ISSN&quot;: &quot;1095-6840&quot;, &quot;publisher&quot;: &quot;Elsevier Inc.&quot;, &quot;DOI&quot;: &quot;10.1016/j.ygcen.2010.03.014&quot;, &quot;PMID&quot;: &quot;20338173&quot;, &quot;author&quot;: [{&quot;non-dropping-particle&quot;: &quot;&quot;, &quot;parse-names&quot;: false, &quot;given&quot;: &quot;Ronald M&quot;, &quot;dropping-particle&quot;: &quot;&quot;, &quot;suffix&quot;: &quot;&quot;, &quot;family&quot;: &quot;Bonett&quot;}, {&quot;non-dropping-particle&quot;: &quot;&quot;, &quot;parse-names&quot;: false, &quot;given&quot;: &quot;Eric D&quot;, &quot;dropping-particle&quot;: &quot;&quot;, &quot;suffix&quot;: &quot;&quot;, &quot;family&quot;: &quot;Hoopfer&quot;}, {&quot;non-dropping-particle&quot;: &quot;&quot;, &quot;parse-names&quot;: false, &quot;given&quot;: &quot;Robert J&quot;, &quot;dropping-particle&quot;: &quot;&quot;, &quot;suffix&quot;: &quot;&quot;, &quot;family&quot;: &quot;Denver&quot;}], &quot;page&quot;: &quot;209-19&quot;, &quot;issue&quot;: &quot;2&quot;, &quot;id&quot;: &quot;ITEM-1&quot;, &quot;volume&quot;: &quot;168&quot;, &quot;type&quot;: &quot;article-journal&quot;, &quot;title&quot;: &quot;Molecular mechanisms of corticosteroid synergy with thyroid hormone during tadpole metamorphosis.&quot;, &quot;container-title&quot;: &quot;General and comparative endocrinology&quot;}}], &quot;properties&quot;: {&quot;noteIndex&quot;: 0}, &quot;schema&quot;: &quot;https://github.com/citation-style-language/schema/raw/master/csl-citation.json&quot;} RNDWUO5knRbo4"/><text:span text:style-name="T105">(</text:span><text:span text:style-name="bibus_5f_cit_5f_base"><text:span text:style-name="T221">[25]</text:span></text:span><text:span text:style-name="T105">)</text:span><text:reference-mark-end text:name="ADDIN CSL_CITATION {&quot;mendeley&quot;: {&quot;previouslyFormattedCitation&quot;: &quot;(Bonett, Hoopfer, &amp; Denver, 2010)&quot;}, &quot;citationItems&quot;: [{&quot;uris&quot;: [&quot;http://www.mendeley.com/documents/?uuid=af632c05-f38e-43ec-a3b1-b84423868b98&quot;], &quot;id&quot;: &quot;ITEM-1&quot;, &quot;itemData&quot;: {&quot;issued&quot;: {&quot;date-parts&quot;: [[&quot;2010&quot;, &quot;9&quot;, &quot;1&quot;]]}, &quot;abstract&quot;: &quot;Corticosteroids (CS) act synergistically with thyroid hormone (TH) to accelerate amphibian metamorphosis. Earlier studies showed that CS increase nuclear 3,5,3'-triiodothyronine (T(3)) binding capacity in tadpole tail, and 5' deiodinase activity in tadpole tissues, increasing the generation of T(3) from thyroxine (T(4)). In the present study we investigated CS synergy with TH by analyzing expression of key genes involved in TH and CS signaling using tadpole tail explant cultures, prometamorphic tadpoles, and frog tissue culture cells (XTC-2 and XLT-15). Treatment of tail explants with T(3) at 100 nM, but not at 10 nM caused tail regression. Corticosterone (CORT) at three doses (100, 500 and 3400 nM) had no effect or increased tail size. T(3) at 10 nM plus CORT caused tails to regress similar to 100 nM T(3). Thyroid hormone receptor beta (TRbeta) mRNA was synergistically upregulated by T(3) plus CORT in tail explants, tail and brain in vivo, and tissue culture cells. The activating 5' deiodinase type 2 (D2) mRNA was induced by T(3) and CORT in tail explants and tail in vivo. Thyroid hormone increased expression of glucocorticoid (GR) and mineralocorticoid receptor (MR) mRNAs. Our findings support that the synergistic actions of TH and CS in metamorphosis occur at the level of expression of genes for TRbeta and D2, enhancing tissue sensitivity to TH. Concurrently, TH enhances tissue sensitivity to CS by upregulating GR and MR. Environmental stressors can modulate the timing of tadpole metamorphosis in part by CS enhancing the response of tadpole tissues to the actions of TH.&quot;, &quot;ISSN&quot;: &quot;1095-6840&quot;, &quot;publisher&quot;: &quot;Elsevier Inc.&quot;, &quot;DOI&quot;: &quot;10.1016/j.ygcen.2010.03.014&quot;, &quot;PMID&quot;: &quot;20338173&quot;, &quot;author&quot;: [{&quot;non-dropping-particle&quot;: &quot;&quot;, &quot;parse-names&quot;: false, &quot;given&quot;: &quot;Ronald M&quot;, &quot;dropping-particle&quot;: &quot;&quot;, &quot;suffix&quot;: &quot;&quot;, &quot;family&quot;: &quot;Bonett&quot;}, {&quot;non-dropping-particle&quot;: &quot;&quot;, &quot;parse-names&quot;: false, &quot;given&quot;: &quot;Eric D&quot;, &quot;dropping-particle&quot;: &quot;&quot;, &quot;suffix&quot;: &quot;&quot;, &quot;family&quot;: &quot;Hoopfer&quot;}, {&quot;non-dropping-particle&quot;: &quot;&quot;, &quot;parse-names&quot;: false, &quot;given&quot;: &quot;Robert J&quot;, &quot;dropping-particle&quot;: &quot;&quot;, &quot;suffix&quot;: &quot;&quot;, &quot;family&quot;: &quot;Denver&quot;}], &quot;page&quot;: &quot;209-19&quot;, &quot;issue&quot;: &quot;2&quot;, &quot;id&quot;: &quot;ITEM-1&quot;, &quot;volume&quot;: &quot;168&quot;, &quot;type&quot;: &quot;article-journal&quot;, &quot;title&quot;: &quot;Molecular mechanisms of corticosteroid synergy with thyroid hormone during tadpole metamorphosis.&quot;, &quot;container-title&quot;: &quot;General and comparative endocrinology&quot;}}], &quot;properties&quot;: {&quot;noteIndex&quot;: 0}, &quot;schema&quot;: &quot;https://github.com/citation-style-language/schema/raw/master/csl-citation.json&quot;} RNDWUO5knRbo4"/><text:span text:style-name="T221">⁠, and further confirm the </text:span><text:span text:style-name="T178">combined effects of both T</text:span><text:span text:style-name="T94">3</text:span><text:span text:style-name="T178"> and CORT in our experiment.</text:span></text:p>
      <text:p text:style-name="P39"><text:span text:style-name="T182">After deep sequencing, raw data were subject to standard RNA-Seq processing procedures (“low level processing” </text:span><text:span text:style-name="Article_20_-_20_Supplemental_20_Figure"><text:span text:style-name="T183">Fig S1</text:span></text:span><text:span text:style-name="T182">) with quality controls. Mapping statistics are shown in </text:span><text:span text:style-name="Article_20_-_20_Supplemental_20_Figure"><text:span text:style-name="T182">Table S1</text:span></text:span><text:span text:style-name="T182">. Importantly, w</text:span><text:span text:style-name="T175">e confirmed </text:span><text:span text:style-name="T184">that sequencing</text:span><text:span text:style-name="T175"> </text:span><text:span text:style-name="T184">depth was high enough and resulted in about 73% of gene detection </text:span><text:span text:style-name="T175">(</text:span><text:span text:style-name="Article_20_-_20_Supplemental_20_Figure"><text:span text:style-name="T175">Fig S</text:span></text:span><text:span text:style-name="Article_20_-_20_Supplemental_20_Figure"><text:span text:style-name="T185">3</text:span></text:span><text:span text:style-name="T175">). </text:span><text:span text:style-name="T186">One library (CORT treatment, replicate 3, </text:span><text:span text:style-name="Article_20_-_20_Supplemental_20_Figure"><text:span text:style-name="T186">Table S1</text:span></text:span><text:span text:style-name="T186">) was sequenced at a much higher depth, which marginally affected the detection of expressed genes (bottom panel </text:span><text:span text:style-name="Article_20_-_20_Supplemental_20_Figure"><text:span text:style-name="T186">Fig S3</text:span></text:span><text:span text:style-name="T186">).</text:span><text:span text:style-name="T175"> </text:span><text:span text:style-name="T180">Also, we corrected for batch effects after principal component analysis (PCA) by removing the corresponding principal component (</text:span><text:span text:style-name="Article_20_-_20_Supplemental_20_Figure"><text:span text:style-name="T180">Fig S4A</text:span></text:span><text:span text:style-name="T180"> before batch effect removal, </text:span><text:span text:style-name="Article_20_-_20_Supplemental_20_Figure"><text:span text:style-name="T180">Fig S4B</text:span></text:span><text:span text:style-name="T180"> after batch effect removal).</text:span></text:p>
      <text:p text:style-name="P39"><text:span text:style-name="T180">Overall, we found 3,793, 29 and 4,367 genes differentially expressed in T</text:span><text:span text:style-name="T95">3</text:span><text:span text:style-name="T180">, CORT and T</text:span><text:span text:style-name="T95">3</text:span><text:span text:style-name="T180">+CORT treatments respectively (</text:span><text:span text:style-name="Article_20_-_20_Figure"><text:span text:style-name="T175">Fig 1</text:span></text:span><text:span text:style-name="T175">, </text:span><text:span text:style-name="Article_20_-_20_Supplemental_20_Figure"><text:span text:style-name="T181">Table S2</text:span></text:span><text:span text:style-name="T181">), for a total of 4,741 genes differentially</text:span><text:span text:style-name="T222"> expressed in at least one treatment compared to the control. Induction folds (in log2) varied o</text:span><text:span text:style-name="T181">ver a large dynamic range: between -6.33 and 7.52 for T</text:span><text:span text:style-name="T96">3 </text:span><text:span text:style-name="T107">treatment</text:span><text:span text:style-name="T187">, -2.48 and 3.74 for CORT, and -4.53 and 8.19 for T</text:span><text:span text:style-name="T96">3</text:span><text:span text:style-name="T187">+CORT.</text:span></text:p>
      <text:p text:style-name="P39"><text:span text:style-name="T186">The technical validation of RNA-Seq data was carried out by RT-qPCR on a number of genes selected over a wide range of expression levels and induction folds (</text:span><text:span text:style-name="Article_20_-_20_Supplemental_20_Figure"><text:span text:style-name="T186">Fig S5A</text:span></text:span><text:span text:style-name="T186">). We found a good <text:s/>correlation (</text:span><text:span text:style-name="T160">r </text:span><text:span text:style-name="T173">= 0.847</text:span><text:span text:style-name="T188">) between RT-qPCR and RNA-Seq measures of gene expression (</text:span><text:span text:style-name="Article_20_-_20_Supplemental_20_Figure"><text:span text:style-name="T188">Fig S5B</text:span></text:span><text:span text:style-name="T188">).</text:span></text:p>
      <text:h text:style-name="P70" text:outline-level="10"><text:bookmark text:name="h.67tbxyhb2pls"/>Glucocorticoids interfere with thyroid hormone <text:span text:style-name="T123">signaling</text:span></text:h>
      <text:p text:style-name="P33"><text:soft-page-break/><text:span text:style-name="T223">Interactions between TH and GC signaling can result in two different expression profiles: “antagonistic” (where the effect of one hormone decreased the effect of the other) and “potentiated” (where the effect of one hormone incre</text:span><text:span text:style-name="T189">ased the effect of the other). To isolate “potentiated” and “antagonistic” genes, we carried out </text:span><text:span text:style-name="T175">expression profile-</text:span><text:span text:style-name="T190">based </text:span><text:span text:style-name="T175">clustering on genes that were differentially expressed in at least one treatment </text:span><text:span text:style-name="T191">(</text:span><text:span text:style-name="Article_20_-_20_Supplemental_20_Figure"><text:span text:style-name="T191">Fig S1</text:span></text:span><text:span text:style-name="T175">, “</text:span><text:span text:style-name="T177">clustering</text:span><text:span text:style-name="T175">”</text:span><text:span text:style-name="T191">)</text:span><text:span text:style-name="T175">. </text:span><text:span text:style-name="T192">This has the benefit of better controlling the level of false negatives relative to approaches purely based on </text:span><text:span text:style-name="T161">p-</text:span><text:span text:style-name="T192">values. This may have important biological consequences since many </text:span><text:span text:style-name="T225">genes may be assigned to incorrect categories.</text:span><text:span text:style-name="T144"> </text:span><text:span text:style-name="T226">We could classify genes into the two categories of expression profiles:</text:span><text:span text:style-name="T144"> </text:span><text:span text:style-name="T224">203 </text:span><text:span text:style-name="T144">“antagonistic” genes <text:s/>and </text:span><text:span text:style-name="T224">440</text:span><text:span text:style-name="T144"> “potentiat</text:span><text:span text:style-name="T227">ed</text:span><text:span text:style-name="T144">” genes. </text:span><text:span text:style-name="T224">We further filtered these gene lists </text:span><text:span text:style-name="T191">to remove</text:span><text:span text:style-name="T175"> </text:span><text:span text:style-name="T191">culture effects. To this end, we kept genes for which the expression profile was consistent in both cultured hindlimb buds and hindlimb buds isolated from whole treated tadpoles (</text:span><text:span text:style-name="Article_20_-_20_Supplemental_20_Figure"><text:span text:style-name="T191">Fig S1</text:span></text:span><text:span text:style-name="T191">). This resulted in a final dataset of 11 clusters composed of 112 “antagonistic” (</text:span><text:span text:style-name="Article_20_-_20_Figure"><text:span text:style-name="T175">Fig </text:span></text:span><text:span text:style-name="Article_20_-_20_Figure"><text:span text:style-name="T193">2</text:span></text:span><text:span text:style-name="Article_20_-_20_Figure"><text:span text:style-name="T175">A,</text:span></text:span><text:span text:style-name="Article_20_-_20_Figure"><text:span text:style-name="T194">B</text:span></text:span><text:span text:style-name="T195">) and 206 “potentiated” genes (</text:span><text:span text:style-name="Article_20_-_20_Figure"><text:span text:style-name="T175">Fig </text:span></text:span><text:span text:style-name="Article_20_-_20_Figure"><text:span text:style-name="T193">2C,D</text:span></text:span><text:span text:style-name="T191">), </text:span><text:span text:style-name="Article_20_-_20_Supplemental_20_Figure"><text:span text:style-name="T191">Table S3</text:span></text:span><text:span text:style-name="T175">. </text:span><text:span text:style-name="T194">For most clusters, <text:s/>the T</text:span><text:span text:style-name="T97">3</text:span><text:span text:style-name="T194"> effect is altered in T</text:span><text:span text:style-name="T97">3</text:span><text:span text:style-name="T194"> and CORT co-treatment (</text:span><text:span text:style-name="Article_20_-_20_Figure"><text:span text:style-name="T175">Fig 2A,C</text:span></text:span><text:span text:style-name="T194">). A modulation of the CORT effect by T</text:span><text:span text:style-name="T97">3</text:span><text:span text:style-name="T194"> is found in only two clusters (</text:span><text:span text:style-name="Article_20_-_20_Figure"><text:span text:style-name="T175">Fig 2B,D</text:span></text:span><text:span text:style-name="T194">)</text:span><text:span text:style-name="T175">.</text:span></text:p>
      <text:p text:style-name="P32"><text:span text:style-name="T358">The number of genes per cluster ranged from 3 (cluster 3) to 70 (cluster 11). For antagonistic profiles, 30% of the genes (34/112) correspond to a decrease of the T3-m</text:span><text:span text:style-name="T124">ediated induction by CORT, while of 70% of the genes (78/112) correspond to a decrease of the T</text:span><text:span text:style-name="T89">3</text:span><text:span text:style-name="T124">-mediated repression</text:span>.<text:span text:style-name="T357"> </text:span><text:span text:style-name="T359">For “potentiated” genes, this situation is less contrasted, with 42% of the genes corresponding to a “potentiated” T</text:span><text:span text:style-name="T101">3</text:span><text:span text:style-name="T359"> effect are upregulated and 58% downregulated.</text:span></text:p>
      <text:p text:style-name="P33"><text:span text:style-name="T196">Interestingly, in co-treatment, antagonism of T</text:span><text:span text:style-name="T98">3</text:span><text:span text:style-name="T196"> effects (</text:span><text:span text:style-name="Article_20_-_20_Figure"><text:span text:style-name="T175">Fig </text:span></text:span><text:span text:style-name="Article_20_-_20_Figure"><text:span text:style-name="T193">2</text:span></text:span><text:span text:style-name="Article_20_-_20_Figure"><text:span text:style-name="T175">A</text:span></text:span><text:span text:style-name="T197">) arises irrespectively of the CORT effects alone. Indeed, clusters 1, 2 and 4 show little or no CORT effect alone, while the T</text:span><text:span text:style-name="T99">3</text:span><text:span text:style-name="T197"> effect is strongly affected in co-treatment. A similar conclusion can be drawn for cluster 3 and clusters 5, with a small to strong induction or repression in CORT treatment alone. In cluster 6, the strong CORT effect is weakened by T</text:span><text:span text:style-name="T99">3</text:span><text:span text:style-name="T197">, although T</text:span><text:span text:style-name="T99">3</text:span><text:span text:style-name="T197"> alone has no effect (</text:span><text:span text:style-name="Article_20_-_20_Figure"><text:span text:style-name="T175">Fig 2B</text:span></text:span><text:span text:style-name="T197">). “Potentiated” effects (i.e. CORT driven increase of T</text:span><text:span text:style-name="T99">3</text:span><text:span text:style-name="T197"> effect, </text:span><text:span text:style-name="Article_20_-_20_Figure"><text:span text:style-name="T175">Fig </text:span></text:span><text:span text:style-name="Article_20_-_20_Figure"><text:span text:style-name="T193">2C</text:span></text:span><text:span text:style-name="T197">) occur only when the CORT and T</text:span><text:span text:style-name="T99">3</text:span><text:span text:style-name="T197"> effects both correspond to an induction or a repression of gene expression. This is also true for cluster 11, where T</text:span><text:span text:style-name="T99">3</text:span><text:span text:style-name="T197"> and CORT co-treatment increases the CORT effect, although T</text:span><text:span text:style-name="T99">3</text:span><text:span text:style-name="T197"> alone has no effect (</text:span><text:span text:style-name="Article_20_-_20_Figure"><text:span text:style-name="T175">Fig 2D</text:span></text:span><text:span text:style-name="T197">).</text:span></text:p>
      <text:p text:style-name="P44">Glucocorticoid affect TH driven expression of genes involved in skeletal establishment and maintenance</text:p>
      <text:p text:style-name="P39"><text:span text:style-name="T228">Gene ontology analysis on the final datasets revealed enrichment in terms typically </text:span><text:soft-page-break/><text:span text:style-name="T228">associated with response to TH and GC: inflammation, immune system, metabolism and cell cycle. Comparision with KEGG pathways and the REACTOME database lead to a similar conclusion. These categories are consistent with known biology of TH and GC at a physiological, cellular and molecular level. We then set out to further characterize the function of the genes composing our final dataset, and completed these analyses with a systematic and manual review of the biological functions and pathologies associated to these genes (bibli</text:span><text:span text:style-name="T198">ography and NCBI gene pages). We then derived a map connecting each gene to biological functions / pathologies (</text:span><text:span text:style-name="Article_20_-_20_Supplemental_20_Figure"><text:span text:style-name="T199">Fig S6</text:span></text:span><text:span text:style-name="T199">, black links). We also included the functional interaction map from the BioGrid database </text:span><text:reference-mark-start text:name="ADDIN CSL_CITATION {&quot;mendeley&quot;: {&quot;previouslyFormattedCitation&quot;: &quot;(Stark et al., 2011)&quot;}, &quot;citationItems&quot;: [{&quot;uris&quot;: [&quot;http://www.mendeley.com/documents/?uuid=e88a54fb-a680-4a35-85fc-80e470ac7e77&quot;], &quot;id&quot;: &quot;ITEM-1&quot;, &quot;itemData&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title&quot;: &quot;The BioGRID Interaction Database: 2011 update.&quot;, &quot;issue&quot;: &quot;Database issue&quot;, &quot;id&quot;: &quot;ITEM-1&quot;, &quot;volume&quot;: &quot;39&quot;, &quot;type&quot;: &quot;article-journal&quot;, &quot;author&quot;: [{&quot;non-dropping-particle&quot;: &quot;&quot;, &quot;parse-names&quot;: false,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Van&quot;, &quot;parse-names&quot;: false, &quot;given&quot;: &quot;Kimberly&quot;, &quot;dropping-particle&quot;: &quot;&quot;, &quot;suffix&quot;: &quot;&quot;, &quot;family&quot;: &quot;Auken&quot;}, {&quot;non-dropping-particle&quot;: &quot;&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page&quot;: &quot;D698-D704&quot;, &quot;container-title&quot;: &quot;Nucleic acids research&quot;}}], &quot;properties&quot;: {&quot;noteIndex&quot;: 0}, &quot;schema&quot;: &quot;https://github.com/citation-style-language/schema/raw/master/csl-citation.json&quot;} RNDANON7uA8Mp"/><text:span text:style-name="T108">(</text:span><text:span text:style-name="bibus_5f_cit_5f_base"><text:span text:style-name="T199">[23]</text:span></text:span><text:span text:style-name="T108">)</text:span><text:reference-mark-end text:name="ADDIN CSL_CITATION {&quot;mendeley&quot;: {&quot;previouslyFormattedCitation&quot;: &quot;(Stark et al., 2011)&quot;}, &quot;citationItems&quot;: [{&quot;uris&quot;: [&quot;http://www.mendeley.com/documents/?uuid=e88a54fb-a680-4a35-85fc-80e470ac7e77&quot;], &quot;id&quot;: &quot;ITEM-1&quot;, &quot;itemData&quot;: {&quot;issued&quot;: {&quot;date-parts&quot;: [[&quot;2011&quot;]]}, &quot;abstract&quot;: &quot;The Biological General Repository for Interaction Datasets (BioGRID) is a public database that archives and disseminates genetic and protein interaction data from model organisms and humans (http://www.thebiogrid.org). BioGRID currently holds 347,966 interactions (170,162 genetic, 177,804 protein) curated from both high-throughput data sets and individual focused studies, as derived from over 23,000 publications in the primary literature. Complete coverage of the entire literature is maintained for budding yeast (Saccharomyces cerevisiae), fission yeast (Schizosaccharomyces pombe) and thale cress (Arabidopsis thaliana), and efforts to expand curation across multiple metazoan species are underway. The BioGRID houses 48,831 human protein interactions that have been curated from 10,247 publications. Current curation drives are focused on particular areas of biology to enable insights into conserved networks and pathways that are relevant to human health. The BioGRID 3.0 web interface contains new search and display features that enable rapid queries across multiple data types and sources. An automated Interaction Management System (IMS) is used to prioritize, coordinate and track curation across international sites and projects. BioGRID provides interaction data to several model organism databases, resources such as Entrez-Gene and other interaction meta-databases. The entire BioGRID 3.0 data collection may be downloaded in multiple file formats, including PSI MI XML. Source code for BioGRID 3.0 is freely available without any restrictions.&quot;, &quot;title&quot;: &quot;The BioGRID Interaction Database: 2011 update.&quot;, &quot;issue&quot;: &quot;Database issue&quot;, &quot;id&quot;: &quot;ITEM-1&quot;, &quot;volume&quot;: &quot;39&quot;, &quot;type&quot;: &quot;article-journal&quot;, &quot;author&quot;: [{&quot;non-dropping-particle&quot;: &quot;&quot;, &quot;parse-names&quot;: false, &quot;given&quot;: &quot;Chris&quot;, &quot;dropping-particle&quot;: &quot;&quot;, &quot;suffix&quot;: &quot;&quot;, &quot;family&quot;: &quot;Stark&quot;}, {&quot;non-dropping-particle&quot;: &quot;&quot;, &quot;parse-names&quot;: false, &quot;given&quot;: &quot;Bobby-Joe&quot;, &quot;dropping-particle&quot;: &quot;&quot;, &quot;suffix&quot;: &quot;&quot;, &quot;family&quot;: &quot;Breitkreutz&quot;}, {&quot;non-dropping-particle&quot;: &quot;&quot;, &quot;parse-names&quot;: false, &quot;given&quot;: &quot;Andrew&quot;, &quot;dropping-particle&quot;: &quot;&quot;, &quot;suffix&quot;: &quot;&quot;, &quot;family&quot;: &quot;Chatr-Aryamontri&quot;}, {&quot;non-dropping-particle&quot;: &quot;&quot;, &quot;parse-names&quot;: false, &quot;given&quot;: &quot;Lorrie&quot;, &quot;dropping-particle&quot;: &quot;&quot;, &quot;suffix&quot;: &quot;&quot;, &quot;family&quot;: &quot;Boucher&quot;}, {&quot;non-dropping-particle&quot;: &quot;&quot;, &quot;parse-names&quot;: false, &quot;given&quot;: &quot;Rose&quot;, &quot;dropping-particle&quot;: &quot;&quot;, &quot;suffix&quot;: &quot;&quot;, &quot;family&quot;: &quot;Oughtred&quot;}, {&quot;non-dropping-particle&quot;: &quot;&quot;, &quot;parse-names&quot;: false, &quot;given&quot;: &quot;Michael S&quot;, &quot;dropping-particle&quot;: &quot;&quot;, &quot;suffix&quot;: &quot;&quot;, &quot;family&quot;: &quot;Livstone&quot;}, {&quot;non-dropping-particle&quot;: &quot;&quot;, &quot;parse-names&quot;: false, &quot;given&quot;: &quot;Julie&quot;, &quot;dropping-particle&quot;: &quot;&quot;, &quot;suffix&quot;: &quot;&quot;, &quot;family&quot;: &quot;Nixon&quot;}, {&quot;non-dropping-particle&quot;: &quot;Van&quot;, &quot;parse-names&quot;: false, &quot;given&quot;: &quot;Kimberly&quot;, &quot;dropping-particle&quot;: &quot;&quot;, &quot;suffix&quot;: &quot;&quot;, &quot;family&quot;: &quot;Auken&quot;}, {&quot;non-dropping-particle&quot;: &quot;&quot;, &quot;parse-names&quot;: false, &quot;given&quot;: &quot;Xiaodong&quot;, &quot;dropping-particle&quot;: &quot;&quot;, &quot;suffix&quot;: &quot;&quot;, &quot;family&quot;: &quot;Wang&quot;}, {&quot;non-dropping-particle&quot;: &quot;&quot;, &quot;parse-names&quot;: false, &quot;given&quot;: &quot;Xiaoqi&quot;, &quot;dropping-particle&quot;: &quot;&quot;, &quot;suffix&quot;: &quot;&quot;, &quot;family&quot;: &quot;Shi&quot;}, {&quot;non-dropping-particle&quot;: &quot;&quot;, &quot;parse-names&quot;: false, &quot;given&quot;: &quot;Teresa&quot;, &quot;dropping-particle&quot;: &quot;&quot;, &quot;suffix&quot;: &quot;&quot;, &quot;family&quot;: &quot;Reguly&quot;}, {&quot;non-dropping-particle&quot;: &quot;&quot;, &quot;parse-names&quot;: false, &quot;given&quot;: &quot;Jennifer M&quot;, &quot;dropping-particle&quot;: &quot;&quot;, &quot;suffix&quot;: &quot;&quot;, &quot;family&quot;: &quot;Rust&quot;}, {&quot;non-dropping-particle&quot;: &quot;&quot;, &quot;parse-names&quot;: false, &quot;given&quot;: &quot;Andrew&quot;, &quot;dropping-particle&quot;: &quot;&quot;, &quot;suffix&quot;: &quot;&quot;, &quot;family&quot;: &quot;Winter&quot;}, {&quot;non-dropping-particle&quot;: &quot;&quot;, &quot;parse-names&quot;: false, &quot;given&quot;: &quot;Kara&quot;, &quot;dropping-particle&quot;: &quot;&quot;, &quot;suffix&quot;: &quot;&quot;, &quot;family&quot;: &quot;Dolinski&quot;}, {&quot;non-dropping-particle&quot;: &quot;&quot;, &quot;parse-names&quot;: false, &quot;given&quot;: &quot;Mike&quot;, &quot;dropping-particle&quot;: &quot;&quot;, &quot;suffix&quot;: &quot;&quot;, &quot;family&quot;: &quot;Tyers&quot;}], &quot;page&quot;: &quot;D698-D704&quot;, &quot;container-title&quot;: &quot;Nucleic acids research&quot;}}], &quot;properties&quot;: {&quot;noteIndex&quot;: 0}, &quot;schema&quot;: &quot;https://github.com/citation-style-language/schema/raw/master/csl-citation.json&quot;} RNDANON7uA8Mp"/><text:span text:style-name="T199">⁠ (</text:span><text:span text:style-name="Article_20_-_20_Supplemental_20_Figure"><text:span text:style-name="T199">Fig S6</text:span></text:span><text:span text:style-name="T199">, magenta links). Strikingly, we found strong connections with skeletal development, maintenance and the associated pathologies (</text:span><text:span text:style-name="Article_20_-_20_Figure"><text:span text:style-name="T175">Fig 3A</text:span></text:span><text:span text:style-name="T199">). A summary of these interactions is shown </text:span><text:span text:style-name="Article_20_-_20_Figure"><text:span text:style-name="T175">Fig </text:span></text:span><text:span text:style-name="Article_20_-_20_Figure"><text:span text:style-name="T200">3B</text:span></text:span><text:span text:style-name="T199">, where the dataset is restricted to the categories related to skeletal structure, development and maintenance (“matrix”, “bone”, “cartilage”)</text:span><text:span text:style-name="T175"> </text:span><text:span text:style-name="T201">and</text:span><text:span text:style-name="T175"> pathological </text:span><text:span text:style-name="T201">contexts</text:span><text:span text:style-name="T175"> (“rheumatoid arthritis</text:span><text:span text:style-name="T144">”, “osteoarthritis”, “osteoporosis”, and “spondylitis ankylosis”). </text:span><text:span text:style-name="T229">We could confirm RNA-Seq results by RT-qPCR (</text:span><text:span text:style-name="T202">Fig S</text:span><text:span text:style-name="T203">7</text:span><text:span text:style-name="T229">).</text:span></text:p>
      <text:p text:style-name="P33"><text:span text:style-name="T230">Almost half of the genes (24/53) are involved in limb development and skeletal structure establishment, while 35/53 are linked to pathologies. We found a limited number of functional interactions between genes. In fact, with the exception of </text:span><text:span text:style-name="Article_20_-_20_Gene_20_Name"><text:span text:style-name="T144">capn1-sh3bgr</text:span></text:span><text:span text:style-name="T231">, all interactions connect together </text:span><text:span text:style-name="Article_20_-_20_Gene_20_Name"><text:span text:style-name="T144">kif22</text:span></text:span><text:span text:style-name="Article_20_-_20_Gene_20_Name"><text:span text:style-name="T158">, </text:span></text:span><text:span text:style-name="Article_20_-_20_Gene_20_Name"><text:span text:style-name="T144">tat</text:span></text:span><text:span text:style-name="Article_20_-_20_Gene_20_Name"><text:span text:style-name="T158">, </text:span></text:span><text:span text:style-name="Article_20_-_20_Gene_20_Name"><text:span text:style-name="T144">il8, txnip</text:span></text:span><text:span text:style-name="Article_20_-_20_Gene_20_Name"><text:span text:style-name="T153">, </text:span></text:span><text:span text:style-name="Article_20_-_20_Gene_20_Name"><text:span text:style-name="T144">txn, cd40</text:span></text:span><text:span text:style-name="Article_20_-_20_Gene_20_Name"><text:span text:style-name="T153">, </text:span></text:span><text:span text:style-name="Article_20_-_20_Gene_20_Name"><text:span text:style-name="T144">tank</text:span></text:span><text:span text:style-name="Article_20_-_20_Gene_20_Name"><text:span text:style-name="T153">, </text:span></text:span><text:span text:style-name="Article_20_-_20_Gene_20_Name"><text:span text:style-name="T144">traf3</text:span></text:span><text:span text:style-name="Article_20_-_20_Gene_20_Name"><text:span text:style-name="T231">m, </text:span></text:span><text:span text:style-name="Article_20_-_20_Gene_20_Name"><text:span text:style-name="T144">pik3r1</text:span></text:span><text:span text:style-name="Article_20_-_20_Gene_20_Name"><text:span text:style-name="T158">, </text:span></text:span><text:span text:style-name="Article_20_-_20_Gene_20_Name"><text:span text:style-name="T144">dlx2, </text:span></text:span><text:span text:style-name="Article_20_-_20_Gene_20_Name"><text:span text:style-name="T231">sco1</text:span></text:span><text:span text:style-name="T231">, most of which are connected to various skeletal pathologies (7/11). Only two genes (tat and sco1) are not connected either to structural or to pathological components. Genes are mostly connected to osteoarthritis and rheumatoid arthritis (53%, 28/53). Interestingly, 31% (12/39) of genes connected to pathologies are known to be involved in the genesis of skeletal alterations and disorders.</text:span></text:p>
      <text:p text:style-name="P44"><text:span text:style-name="T125">Crosstalk between GC and </text:span>TH <text:span text:style-name="T125">affects</text:span> skeletal development <text:span text:style-name="T126">during metamorphosis</text:span></text:p>
      <text:p text:style-name="P33"><text:span text:style-name="T232">We next addressed whether the interaction between TH and GC at the transcriptomic level translates into morphological changes during hindlimb development. To this end, we treated premetamorphic NF54 tadpoles with a 24h pulse of 10 nM T</text:span><text:span text:style-name="T92">3</text:span><text:span text:style-name="T232"> and/or 100 nM CORT, and carried out bone and cartilage staining after 48h (no difference was observed just after the treatment). For the control experiment as well as the T</text:span><text:span text:style-name="T92">3</text:span><text:span text:style-name="T232"> and CORT treatment, the developing hindlimb a showed strong and uniform blue staining corresponding to cartilage. Strikingly, after co-treatment with T</text:span><text:span text:style-name="T92">3</text:span><text:span text:style-name="T232"> and CORT, limb showed a strong and localized red staining at the </text:span><text:span text:style-name="T204">center of the long bones, indicative of early ossification (</text:span><text:span text:style-name="Article_20_-_20_Figure"><text:span text:style-name="T175">Fig 4A</text:span></text:span><text:span text:style-name="T205">).</text:span></text:p>
      <text:p text:style-name="P7"><text:soft-page-break/></text:p>
      <text:p text:style-name="P7">Discussion</text:p>
      <text:p text:style-name="P1"/>
      <text:p text:style-name="P25"><text:span text:style-name="T236">In this paper, we show that GC and TH pathways interact at </text:span><text:span text:style-name="T237">the post-embryonic transition. The importance of TH and GC signaling as integral components of the functional relays coordinating developmental processes </text:span><text:span text:style-name="T238">is well</text:span><text:span text:style-name="T237"> described</text:span><text:span text:style-name="T207"> (</text:span><text:span text:style-name="bibus_5f_cit_5f_base"><text:span text:style-name="T208">[26]</text:span></text:span><text:span text:style-name="T235">). In addition to their role in development and the control of homeostatis, perturbations of these two pathways are also linked to a number of human diseases and pathologies. The GC pathway is of special interest because of the popular use of GC-based anti-inflammatory therapies, for example in provoking lung maturation in newborns. Little is known about the crosstalks between TH and GC pathways at this post-embryonic transition and their potential effects later in life.</text:span></text:p>
      <text:p text:style-name="P13"/>
      <text:h text:style-name="P61" text:outline-level="10"><text:span text:style-name="T79">What is the transcriptional landscape of the GC </text:span><text:span text:style-name="T80">-</text:span><text:span text:style-name="T79"> TH crosstalk?</text:span></text:h>
      <text:h text:style-name="P62" text:outline-level="10">After TH and GC co-treatment, the vast majority of genes follow a very stereotyped response corresponding either to a pure TH or GC effect. Surprisingly, only a moderate number of genes (~ 300) display altered expression profile and reflect interactions between TH and GC signaling ('potentiated' and 'antagonistic' genes). Given the large number of TH-responsive genes, this effect is qualitatively modest. Strikingly, we found a very limited number of GC regulated genes, suggesting that in absence of TH, limb growth is poorly responsive to GC <text:span text:style-name="T81">or that GC effects are efficiently buffered by non genomic cascades</text:span>. Therefore, relative to GC signaling, the crosstalk effect is massive and results in ~ 10 times more genes differentially expressed. This may have strong functional implications.</text:h>
      <text:h text:style-name="P57" text:outline-level="10"><text:span text:style-name="T46">At first, it may be tempting to summarize the GC – TH crosstalk as a direct consequence of the modulation of transcripts abundance of </text:span><text:span text:style-name="T47">dio2</text:span><text:span text:style-name="T46"> and </text:span><text:span text:style-name="T47">dio3</text:span><text:span text:style-name="T46">. If true, one would expect an enhanced TH response corresponding only to a 'potentiating' effect. This is clearly not the case because the number of 'potentiated' genes is rather modest, relative to the TH effect. In addition, this view fails to account for 'antagonistic' expression profiles. </text:span><text:span text:style-name="T50">Alternatively, one might argue that the expression of a large number of genes already reached a maximum, thus masking the potentiating effect </text:span><text:span text:style-name="T51">of the crosstalk</text:span><text:span text:style-name="T50">. </text:span><text:span text:style-name="T56">By inducing general metabolism, </text:span><text:span text:style-name="T51">TH treatment</text:span><text:span text:style-name="T53">s</text:span><text:span text:style-name="T51"> </text:span><text:span text:style-name="T56">may</text:span><text:span text:style-name="T53"> </text:span><text:span text:style-name="T51">result in a</text:span><text:span text:style-name="T56">n</text:span><text:span text:style-name="T51"> increase of the </text:span><text:span text:style-name="T53">total </text:span><text:span text:style-name="T51">mRNA content per cell</text:span><text:span text:style-name="T46">. </text:span><text:span text:style-name="T54">This is </text:span><text:span text:style-name="T56">unlikely, however, because in </text:span><text:span text:style-name="T54">our datasets the total read count is not dominated by a limited subset of highly TH responsive genes. </text:span><text:span text:style-name="T46">Therefore, the crosstalk between GC and TH signaling </text:span><text:span text:style-name="T56">may</text:span><text:span text:style-name="T54"> </text:span><text:span text:style-name="T46">not </text:span><text:soft-page-break/><text:span text:style-name="T56">be </text:span><text:span text:style-name="T46">limited to the consequences of the </text:span><text:span text:style-name="T48">dio2</text:span><text:span text:style-name="T55"> and </text:span><text:span text:style-name="T48">dio3</text:span><text:span text:style-name="T55"> deregulation, and involves additional molecular mechanisms. In support of this, Kulkarni and Buchholz </text:span><text:span text:style-name="T56">(</text:span><text:span text:style-name="bibus_5f_cit_5f_base"><text:span text:style-name="T56">[27]</text:span></text:span><text:span text:style-name="T56">) </text:span><text:span text:style-name="T55">reached similar conclusions and proposed a numbe</text:span><text:span text:style-name="T57">r of possible </text:span><text:span text:style-name="T58">regulatory</text:span><text:span text:style-name="T57"> </text:span><text:span text:style-name="T58">scenarios</text:span><text:span text:style-name="T57">. </text:span></text:h>
      <text:p text:style-name="P23"><text:span text:style-name="T235">The fact that an interaction exists between these two signaling pathways is not surprising and is already known, and crosstalks take place at different levels in signaling pathways. </text:span><text:span text:style-name="T15">For example, </text:span><text:span text:style-name="T16">GC</text:span><text:span text:style-name="T17"> </text:span><text:span text:style-name="T18">induce </text:span><text:span text:style-name="T19">the </text:span><text:span text:style-name="T18">expr</text:span><text:span text:style-name="T29">ession</text:span><text:span text:style-name="T30"> of the </text:span><text:span text:style-name="T31">TH activating enzyme </text:span><text:span text:style-name="T43">dio2</text:span><text:span text:style-name="T31"> and </text:span><text:span text:style-name="T29">reduce expression</text:span><text:span text:style-name="T30"> of the</text:span><text:span text:style-name="T31"> inactivating enzyme </text:span><text:span text:style-name="T43">dio3</text:span><text:span text:style-name="T31">.</text:span><text:span text:style-name="T24"> </text:span><text:span text:style-name="T32">T</text:span><text:span text:style-name="T33">hus the levels of active TH in target tissues increas</text:span><text:span text:style-name="T24">e</text:span><text:span text:style-name="T33"> </text:span><text:span text:style-name="T32">and</text:span><text:span text:style-name="T24"> fuel </text:span><text:span text:style-name="T32">an enhanced </text:span><text:span text:style-name="T24">TH response </text:span><text:span text:style-name="T33">(</text:span><text:span text:style-name="bibus_5f_cit_5f_base"><text:span text:style-name="T34">[28]</text:span></text:span><text:span text:style-name="T33">). Also, TSH and </text:span><text:span text:style-name="T24">ACTH</text:span><text:span text:style-name="T33"> levels are </text:span><text:span text:style-name="T24">both</text:span><text:span text:style-name="T33"> controlled by CRH </text:span><text:span text:style-name="T35">(Denver, 1997, </text:span><text:span text:style-name="T34">Denver, R.J., 1999. E</text:span><text:span text:style-name="T21">volution of the corticotropin-releasing hormone signaling system and its role in stress-induced phenotypic plasticity. Ann. N.Y. Acad. Sci. 897, 46–53.</text:span><text:span text:style-name="T20">)</text:span><text:span text:style-name="T15">, </text:span><text:span text:style-name="T21">which plays a key role in controlling </text:span><text:span text:style-name="T22">TH d</text:span><text:span text:style-name="T36">ependant </text:span><text:span text:style-name="T34">post embryonic development</text:span><text:span text:style-name="T35">. </text:span><text:span text:style-name="T23">GC </text:span><text:span text:style-name="T37">is also known to </text:span><text:span text:style-name="T33">increase the binding capacity of THR to T3</text:span><text:span text:style-name="T23"> (</text:span><text:span text:style-name="bibus_5f_cit_5f_base"><text:span text:style-name="T23">[29]</text:span></text:span><text:span text:style-name="T23">). </text:span><text:span text:style-name="T33">At the transcription</text:span><text:span text:style-name="T37">al</text:span><text:span text:style-name="T33"> level, GC enhance TRb transcripts </text:span><text:span text:style-name="T38">level </text:span><text:span text:style-name="T23">(</text:span><text:span text:style-name="bibus_5f_cit_5f_base"><text:span text:style-name="T23">[25]</text:span></text:span><text:span text:style-name="T23">)</text:span><text:span text:style-name="T39">, </text:span><text:span text:style-name="T36">and</text:span><text:span text:style-name="T33"> GC and TH</text:span><text:span text:style-name="T39"> </text:span><text:span text:style-name="T36">synergistically enhance KLF9 expression </text:span><text:span text:style-name="T33">(</text:span><text:span text:style-name="bibus_5f_cit_5f_base"><text:span text:style-name="T36">[30]</text:span></text:span><text:span text:style-name="T33">). </text:span><text:span text:style-name="T40">In addition, t</text:span><text:span text:style-name="T33">ranscripts levels</text:span><text:span text:style-name="T15"> of GR are modulated by TH in a tissue specific manner </text:span><text:span text:style-name="T33">(</text:span><text:span text:style-name="bibus_5f_cit_5f_base"><text:span text:style-name="T33">[31]</text:span></text:span><text:span text:style-name="T15">). </text:span><text:span text:style-name="T25">A</text:span><text:span text:style-name="T26"> number of </text:span><text:span text:style-name="T25">additional </text:span><text:span text:style-name="T27">cis-regulatory</text:span><text:span text:style-name="T26"> me</text:span><text:span text:style-name="T42">cha</text:span><text:span text:style-name="T26">nisms of </text:span><text:span text:style-name="T27">interactions between GR and other </text:span><text:span text:style-name="T26">nuclear receptor</text:span><text:span text:style-name="T27">s </text:span><text:span text:style-name="T26">have </text:span><text:span text:style-name="T25">also </text:span><text:span text:style-name="T26">been described</text:span><text:span text:style-name="T28"> </text:span><text:span text:style-name="T27">(</text:span><text:span text:style-name="bibus_5f_cit_5f_base"><text:span text:style-name="T28">[32]</text:span></text:span><text:span text:style-name="T28">; </text:span><text:span text:style-name="bibus_5f_cit_5f_base"><text:span text:style-name="T41">[33]</text:span></text:span><text:span text:style-name="T41">).</text:span></text:p>
      <text:p text:style-name="P24"><text:span text:style-name="T59">Kulkarni and Buchholz </text:span><text:span text:style-name="T60">reported </text:span><text:span text:style-name="T61">recently </text:span><text:span text:style-name="T60">a micro-arra</text:span><text:span text:style-name="T62">y</text:span><text:span text:style-name="T60"> analysis of the GC – TH crosstalk at the post-embryonic transition, in </text:span><text:span text:style-name="T49">Xenopus tropicalis</text:span><text:span text:style-name="T70"> tail</text:span><text:span text:style-name="T60">. </text:span><text:span text:style-name="T62">T</text:span><text:span text:style-name="T60">he most striking difference b</text:span><text:span text:style-name="T71">etween their dataset and ours is that the</text:span><text:span text:style-name="T72">y found a strong GC effect (~1</text:span><text:span text:style-name="T71">9</text:span><text:span text:style-name="T72">00 </text:span><text:span text:style-name="T73">vs </text:span><text:span text:style-name="T52">~</text:span><text:span text:style-name="T73">30 genes</text:span><text:span text:style-name="T72">) </text:span><text:span text:style-name="T73">and a large number of genes responding to the crosstalk (~1200 vs </text:span><text:span text:style-name="T52">~</text:span><text:span text:style-name="T73">300 genes). We note, however, that the comparison is somewhat limited because of tissue specific differences, </text:span><text:span text:style-name="T74">distinct </text:span><text:span text:style-name="T75">technological </text:span><text:span text:style-name="T73">plateforms (micro-array</text:span><text:span text:style-name="T62"> </text:span><text:span text:style-name="T63">v</text:span><text:span text:style-name="T62">s RNA-Seq) and analysis pipelines (Venn diagrams </text:span><text:span text:style-name="T63">v</text:span><text:span text:style-name="T62">s clustering)</text:span><text:span text:style-name="T64">, as</text:span><text:span text:style-name="T65"> discussed by Grimaldi et al. (</text:span><text:span text:style-name="bibus_5f_cit_5f_base"><text:span text:style-name="T65">[34]</text:span></text:span><text:span text:style-name="T65">)</text:span><text:span text:style-name="T62">. </text:span><text:span text:style-name="T66">Nonetheless, w</text:span><text:span text:style-name="T67">e </text:span><text:span text:style-name="T68">describ</text:span><text:span text:style-name="T67">e here </text:span><text:span text:style-name="T66">important </text:span><text:span text:style-name="T67">datasets </text:span><text:span text:style-name="T69">provid</text:span><text:span text:style-name="T67">ing </text:span><text:span text:style-name="T69">novel insights on </text:span><text:span text:style-name="T67">the phenotypic</text:span><text:span text:style-name="T76"> output of the GC-TH crosstalk, at </text:span><text:span text:style-name="T77">the </text:span><text:span text:style-name="T76">end of </text:span><text:span text:style-name="T77">post-embryonic </text:span><text:span text:style-name="T76">development </text:span><text:span text:style-name="T78">and their potential long terms effects</text:span><text:span text:style-name="T77">.</text:span></text:p>
      <text:h text:style-name="P64" text:outline-level="10"/>
      <text:p text:style-name="P2"/>
      <text:h text:style-name="P59" text:outline-level="10"><text:span text:style-name="T44">What </text:span><text:span text:style-name="T45">is the </text:span><text:span text:style-name="T44">function</text:span><text:span text:style-name="T45">al output</text:span><text:span text:style-name="T44"> </text:span><text:span text:style-name="T45">of</text:span><text:span text:style-name="T44"> the TH – GC crosstalk?</text:span></text:h>
      <text:h text:style-name="P63" text:outline-level="10"/>
      <text:p text:style-name="P26"><text:span text:style-name="T239">Strikingly, the crosstalk affects various mediators of the formation and turnover/homeostasis of bone and cartilage, with clear links to pathologies of skeletal structures (Fig 3). This is mediated mostly by alteration of extracellular matrix metabolism and cellular communications. </text:span><text:soft-page-break/><text:span text:style-name="T239">The corresponding pathways are affected (e.g. TOLL, TNF), although for each of them, the expression of only a few components is affected in the crosstalk. For example, in the TOLL pathway, the expression profile of the pro-inflammatory cytokine IL8 </text:span><text:span text:style-name="bibus_5f_cit_5f_base"><text:span text:style-name="T239">[35]</text:span></text:span> <text:span text:style-name="T239">and CD40 </text:span><text:span text:style-name="T240">(</text:span><text:span text:style-name="bibus_5f_cit_5f_base"><text:span text:style-name="T240">[36]</text:span></text:span><text:span text:style-name="T240">) </text:span><text:span text:style-name="T239">are consistent with an anti-inflammatory action, following the potentiated repression of TRAF3. The synthesis of extracellular matrix (ECM) components are also affected (ADAMTSL5, EMILIN2, MMP13, MMP13L). They are consistent with ECM remodeling and a rapid turnover of cartilage and bone cell populations.</text:span></text:p>
      <text:p text:style-name="P6"/>
      <text:p text:style-name="P27"><text:span text:style-name="T144">Our datasets provide novel connections between known pathways or factors and skeletal pathologies. For example, </text:span><text:span text:style-name="bibus_5f_cit_5f_base"><text:span text:style-name="T144">QSOX1 expression follows the clinical grade of breast tumor, but was not previously linked to skeletal pathologies</text:span></text:span><text:span text:style-name="T144"> </text:span><text:span text:style-name="bibus_5f_cit_5f_base"><text:span text:style-name="T144">[37]</text:span></text:span><text:span text:style-name="T144">. Of note, breast cancer cells often metastase to bone structures. The product of the SLC35A3 gene, of unknown function, was thought to be connected to vertebral malformations in human and cattle, although no clear evidence could be reported. TAT expression is related to the Richner-Hanhart syndrome but no link to skeletal pathologies has been reported </text:span><text:span text:style-name="bibus_5f_cit_5f_base"><text:span text:style-name="T144">[38]</text:span></text:span><text:span text:style-name="T144">.</text:span></text:p>
      <text:p text:style-name="P3"><text:span text:style-name="T333">The links w</text:span><text:span text:style-name="T1">e provide here illustrate the potential of our datasets as a source of factors potentially involved in the development of human pathologies. Obviously, developmental alterations of skeletal anatomy at the perinatal period (</text:span><text:span text:style-name="T84">i.e</text:span><text:span text:style-name="T82">. the end of the post-embryonic transition) will most certainly have strong effects later in life and could be detected early. More subtle phenotypes, such as alteration of bone internal fine structure or of signaling pathways, would be more difficult detect and may lead to delayed diagnostic, treatment and increased societal and economic cost. By providing a number of potential candidates interfering with proper TH and GC at the post-embryonic transition, we hope contribute to the development of novel markers of perinatal pathologies.</text:span></text:p>
      <text:p text:style-name="P50"><text:span text:style-name="T234">Importantly, we would like to highlight the fact that although we used GC as a direct mediator of stress, the source of crosstalk may have multiple origins. In addition to the clinical use of GC, exposure to endocrine disruptors may affect the balance of circulating levels of GC and TH, thus potentially increase exposure to crosstalk. Currently, the extent of the crosstalk in other tissues is poorly described and would need further investigation. In a broader perspective, </text:span><text:span text:style-name="T361">integrative mechanisms, and especially the </text:span><text:span text:style-name="T362">TH and </text:span><text:span text:style-name="T361">GC </text:span><text:span text:style-name="T362">signaling, are essential for adaptation to</text:span><text:span text:style-name="T361"> ongoing global change </text:span><text:span text:style-name="T362">because</text:span><text:span text:style-name="T361"> </text:span><text:span text:style-name="T362">they</text:span><text:span text:style-name="T361"> </text:span><text:span text:style-name="T363">modulate</text:span><text:span text:style-name="T361"> life-history trade-offs. </text:span><text:span text:style-name="T363">Our results show that c</text:span><text:span text:style-name="T362">rosstalk</text:span><text:span text:style-name="T361"> may </text:span><text:span text:style-name="T363">counter-balance</text:span><text:span text:style-name="T361"> </text:span><text:span text:style-name="T363">these adaptative responses</text:span><text:span text:style-name="T361"> and, thus, </text:span><text:span text:style-name="T363">may affect</text:span><text:span text:style-name="T361"> the ability to cope with a changing world</text:span><text:span text:style-name="T364">(</text:span><text:span text:style-name="bibus_5f_cit_5f_base"><text:span text:style-name="T365">[1]</text:span></text:span><text:span text:style-name="T364">)</text:span><text:span text:style-name="T365">.</text:span></text:p>
      <text:p text:style-name="P4"><text:soft-page-break/></text:p>
      <text:p text:style-name="P8">Acknowledgements</text:p>
      <text:p text:style-name="P22"><text:span text:style-name="T339">We thank J.-P. Chaumeil and G. Benisti for animal care. </text:span><text:span text:style-name="T337">This work was supported by the “Centre National de la Recherche Scientifique”, the “Muséum National d’Histoire Naturelle”, “TRIGGER” (ANR-08-JCJC-0100-01), “IDEAL”, a large Integrated Project funding from FP7 (contract n°259679) </text:span><text:span text:style-name="T340">and « MethylDev », a PICS CNRS funding program.</text:span></text:p>
      <text:p text:style-name="P5"/>
      <text:p text:style-name="P12"><text:span text:style-name="Article_20_-_20_Figure_20_body"><text:span text:style-name="T116"/></text:span></text:p>
      <text:p text:style-name="P54">References</text:p>
      <text:p text:style-name="P53"/>
      <text:p text:style-name="P52"><text:span text:style-name="bibus_5f_index_5f_base"><text:span text:style-name="T241"><text:s/>Anders ,S. and HuberW. <text:s/>2010. Differential expression analysis for sequence count data.. </text:span></text:span><text:span text:style-name="bibus_5f_index_5f_basei"><text:span text:style-name="T241">Genome biology</text:span></text:span><text:span text:style-name="bibus_5f_index_5f_base"><text:span text:style-name="T241"> </text:span></text:span><text:span text:style-name="bibus_5f_index_5f_baseb"><text:span text:style-name="T241">11</text:span></text:span><text:span text:style-name="bibus_5f_index_5f_base"><text:span text:style-name="T241">:p. R106</text:span></text:span></text:p>
      <text:p text:style-name="P52"><text:span text:style-name="bibus_5f_index_5f_base"><text:span text:style-name="T241"/></text:span></text:p>
      <text:p text:style-name="P52"><text:span text:style-name="bibus_5f_index_5f_base"><text:span text:style-name="T241"><text:s/>Andersen ,C.L., Jensen,J.L. and OrntoftT.F. <text:s/>2004. Normalization of real-time quantitative reverse transcription-pcr data: a model-based variance estimation approach to identify genes suited for normalization, applied to bladder and colon cancer data sets. </text:span></text:span><text:span text:style-name="bibus_5f_index_5f_basei"><text:span text:style-name="T241">Cancer Res</text:span></text:span><text:span text:style-name="bibus_5f_index_5f_base"><text:span text:style-name="T241"> </text:span></text:span><text:span text:style-name="bibus_5f_index_5f_baseb"><text:span text:style-name="T241">64</text:span></text:span><text:span text:style-name="bibus_5f_index_5f_base"><text:span text:style-name="T241">:pp. 5245-5250</text:span></text:span></text:p>
      <text:p text:style-name="P52"><text:span text:style-name="bibus_5f_index_5f_base"><text:span text:style-name="T241"/></text:span></text:p>
      <text:p text:style-name="P52"><text:span text:style-name="bibus_5f_index_5f_base"><text:span text:style-name="T241"><text:s/>Angelier ,F. and WingfieldJ.C. <text:s/>2013. Importance of the glucocorticoid stress response in a changing world: theory, hypotheses and perspectives. </text:span></text:span><text:span text:style-name="bibus_5f_index_5f_basei"><text:span text:style-name="T241">Gen Comp Endocrinol</text:span></text:span><text:span text:style-name="bibus_5f_index_5f_base"><text:span text:style-name="T241"> </text:span></text:span><text:span text:style-name="bibus_5f_index_5f_baseb"><text:span text:style-name="T241">190</text:span></text:span><text:span text:style-name="bibus_5f_index_5f_base"><text:span text:style-name="T241">:pp. 118-128</text:span></text:span></text:p>
      <text:p text:style-name="P52"><text:span text:style-name="bibus_5f_index_5f_base"><text:span text:style-name="T241"/></text:span></text:p>
      <text:p text:style-name="P52"><text:span text:style-name="bibus_5f_index_5f_base"><text:span text:style-name="T241"><text:s/>Bickel ,M. <text:s/>1993. The role of interleukin-8 in inflammation and mechanisms of regulation. </text:span></text:span><text:span text:style-name="bibus_5f_index_5f_basei"><text:span text:style-name="T241">J Periodontol</text:span></text:span><text:span text:style-name="bibus_5f_index_5f_base"><text:span text:style-name="T241"> </text:span></text:span><text:span text:style-name="bibus_5f_index_5f_baseb"><text:span text:style-name="T241">64</text:span></text:span><text:span text:style-name="bibus_5f_index_5f_base"><text:span text:style-name="T241">:pp. 456-460</text:span></text:span></text:p>
      <text:p text:style-name="P52"><text:span text:style-name="bibus_5f_index_5f_base"><text:span text:style-name="T241"/></text:span></text:p>
      <text:p text:style-name="P52"><text:span text:style-name="bibus_5f_index_5f_base"><text:span text:style-name="T241"><text:s/>Bilesimo ,P., Jolivet,P., Alfama,G., Buisine,N., Le Mevel,S., Havis,E., Demeneix,B.A. and SachsL.M. <text:s/>2011. Specific histone lysine 4 methylation patterns define tr-binding capacity and differentiate direct t3 responses.. </text:span></text:span><text:span text:style-name="bibus_5f_index_5f_basei"><text:span text:style-name="T241">Molecular endocrinology (Baltimore, Md.)</text:span></text:span><text:span text:style-name="bibus_5f_index_5f_base"><text:span text:style-name="T241"> </text:span></text:span><text:span text:style-name="bibus_5f_index_5f_baseb"><text:span text:style-name="T241">25</text:span></text:span><text:span text:style-name="bibus_5f_index_5f_base"><text:span text:style-name="T241">:pp. 225-237</text:span></text:span></text:p>
      <text:p text:style-name="P52"><text:span text:style-name="bibus_5f_index_5f_base"><text:span text:style-name="T241"><text:s/>Boelaert ,K. and FranklynJ.A. <text:s/>2005. Thyroid hormone in health and disease.. </text:span></text:span><text:span text:style-name="bibus_5f_index_5f_basei"><text:span text:style-name="T241">The Journal of endocrinology</text:span></text:span><text:span text:style-name="bibus_5f_index_5f_base"><text:span text:style-name="T241"> </text:span></text:span><text:span text:style-name="bibus_5f_index_5f_baseb"><text:span text:style-name="T241">187</text:span></text:span><text:span text:style-name="bibus_5f_index_5f_base"><text:span text:style-name="T241">:pp. 1-15</text:span></text:span></text:p>
      <text:p text:style-name="P52"><text:span text:style-name="bibus_5f_index_5f_base"><text:span text:style-name="T241"/></text:span></text:p>
      <text:p text:style-name="P52"><text:span text:style-name="bibus_5f_index_5f_base"><text:span text:style-name="T241"><text:s/>Bonett ,R.M., Hoopfer,E.D. and DenverR.J. <text:s/>2010. Molecular mechanisms of corticosteroid synergy with thyroid hormone during tadpole metamorphosis. </text:span></text:span><text:span text:style-name="bibus_5f_index_5f_basei"><text:span text:style-name="T241">Gen Comp Endocrinol</text:span></text:span><text:span text:style-name="bibus_5f_index_5f_base"><text:span text:style-name="T241"> </text:span></text:span><text:span text:style-name="bibus_5f_index_5f_baseb"><text:span text:style-name="T241">168</text:span></text:span><text:span text:style-name="bibus_5f_index_5f_base"><text:span text:style-name="T241">:pp. 209-219</text:span></text:span></text:p>
      <text:p text:style-name="P52"><text:span text:style-name="bibus_5f_index_5f_base"><text:span text:style-name="T241"/></text:span></text:p>
      <text:p text:style-name="P52"><text:span text:style-name="bibus_5f_index_5f_base"><text:span text:style-name="T241"><text:s/>Bonett ,R.M., Hu,F., Bagamasbad,P. and DenverR.J. <text:s/>2009. Stressor and glucocorticoid-dependent induction of the immediate early gene kruppel-like factor 9: implications for neural development and plasticity.. </text:span></text:span><text:span text:style-name="bibus_5f_index_5f_basei"><text:span text:style-name="T241">Endocrinology</text:span></text:span><text:span text:style-name="bibus_5f_index_5f_base"><text:span text:style-name="T241"> </text:span></text:span><text:span text:style-name="bibus_5f_index_5f_baseb"><text:span text:style-name="T241">150</text:span></text:span><text:span text:style-name="bibus_5f_index_5f_base"><text:span text:style-name="T241">:pp. 1757-1765</text:span></text:span></text:p>
      <text:p text:style-name="P51"><text:span text:style-name="bibus_5f_index_5f_base"><text:span text:style-name="T275"/></text:span></text:p>
      <text:p text:style-name="P51"><text:span text:style-name="bibus_5f_index_5f_base"><text:span text:style-name="T275"><text:s/>Bouyacoub ,Y., Zribi,H., Azzouz,H., Nasrallah,F., Abdelaziz,R.B., Kacem,M., Rekaya,B., Messaoud,O., Romdhane,L., Charfeddine,C.et al. <text:s/>2013. Novel and recurrent mutations in the tat gene in tunisian families affected with richner-hanhart syndrome. </text:span></text:span><text:span text:style-name="bibus_5f_index_5f_basei"><text:span text:style-name="T332">Gene</text:span></text:span><text:span text:style-name="bibus_5f_index_5f_base"><text:span text:style-name="T275"> </text:span></text:span><text:span text:style-name="bibus_5f_index_5f_baseb"><text:span text:style-name="T275">529</text:span></text:span><text:span text:style-name="bibus_5f_index_5f_base"><text:span text:style-name="T275">:pp. </text:span></text:span><text:soft-page-break/><text:span text:style-name="bibus_5f_index_5f_base"><text:span text:style-name="T275">45-49</text:span></text:span></text:p>
      <text:p text:style-name="P52"><text:span text:style-name="bibus_5f_index_5f_base"><text:span text:style-name="T241"/></text:span></text:p>
      <text:p text:style-name="P52"><text:span text:style-name="bibus_5f_index_5f_base"><text:span text:style-name="T241"><text:s/>Bowes ,J.B., Snyder,K.A., Segerdell,E., Gibb,R., Jarabek,C., Noumen,E., Pollet,N. and VizeP.D. <text:s/>2008. Xenbase: a xenopus biology and genomics resource. </text:span></text:span><text:span text:style-name="bibus_5f_index_5f_basei"><text:span text:style-name="T241">Nucleic Acids Res</text:span></text:span><text:span text:style-name="bibus_5f_index_5f_base"><text:span text:style-name="T241"> </text:span></text:span><text:span text:style-name="bibus_5f_index_5f_baseb"><text:span text:style-name="T241">36</text:span></text:span><text:span text:style-name="bibus_5f_index_5f_base"><text:span text:style-name="T241">:p. D761-7</text:span></text:span></text:p>
      <text:p text:style-name="P52"><text:span text:style-name="bibus_5f_index_5f_base"><text:span text:style-name="T241"/></text:span></text:p>
      <text:p text:style-name="P52"><text:span text:style-name="bibus_5f_index_5f_base"><text:span text:style-name="T241"><text:s/>Braun ,T., Challis,J.R., Newnham,J.P. and SlobodaD.M. <text:s/>2013. Early-life glucocorticoid exposure: the hypothalamic-pituitary-adrenal axis, placental function, and long-term disease risk.. </text:span></text:span><text:span text:style-name="bibus_5f_index_5f_basei"><text:span text:style-name="T241">Endocrine reviews</text:span></text:span><text:span text:style-name="bibus_5f_index_5f_base"><text:span text:style-name="T241"> </text:span></text:span><text:span text:style-name="bibus_5f_index_5f_baseb"><text:span text:style-name="T241">34</text:span></text:span><text:span text:style-name="bibus_5f_index_5f_base"><text:span text:style-name="T241">:pp. 885-916</text:span></text:span></text:p>
      <text:p text:style-name="P52"><text:span text:style-name="bibus_5f_index_5f_base"><text:span text:style-name="T241"/></text:span></text:p>
      <text:p text:style-name="P52"><text:span text:style-name="bibus_5f_index_5f_base"><text:span text:style-name="T241"><text:s/>Crespi ,E.J. and WarneR.W. <text:s/>2013. Environmental conditions experienced during the tadpole stage alter post-metamorphic glucocorticoid response to stress in an amphibian. </text:span></text:span><text:span text:style-name="bibus_5f_index_5f_basei"><text:span text:style-name="T241">Integr Comp Biol</text:span></text:span><text:span text:style-name="bibus_5f_index_5f_base"><text:span text:style-name="T241"> </text:span></text:span><text:span text:style-name="bibus_5f_index_5f_baseb"><text:span text:style-name="T241">53</text:span></text:span><text:span text:style-name="bibus_5f_index_5f_base"><text:span text:style-name="T241">:pp. 989-1001</text:span></text:span></text:p>
      <text:p text:style-name="P52"><text:span text:style-name="bibus_5f_index_5f_base"><text:span text:style-name="T241"/></text:span></text:p>
      <text:p text:style-name="P52"><text:span text:style-name="bibus_5f_index_5f_base"><text:span text:style-name="T241"><text:s/>Denver ,R.J. <text:s/>2013. Neuroendocrinology of amphibian metamorphosis. </text:span></text:span><text:span text:style-name="bibus_5f_index_5f_basei"><text:span text:style-name="T241">Curr Top Dev Biol</text:span></text:span><text:span text:style-name="bibus_5f_index_5f_base"><text:span text:style-name="T241"> </text:span></text:span><text:span text:style-name="bibus_5f_index_5f_baseb"><text:span text:style-name="T241">103</text:span></text:span><text:span text:style-name="bibus_5f_index_5f_base"><text:span text:style-name="T241">:pp. 195-227</text:span></text:span></text:p>
      <text:p text:style-name="P52"><text:span text:style-name="bibus_5f_index_5f_base"><text:span text:style-name="T241"/></text:span></text:p>
      <text:p text:style-name="P52"><text:span text:style-name="bibus_5f_index_5f_base"><text:span text:style-name="T241"><text:s/>Denver ,R.J., Ouellet,L., Furling,D., Kobayashi,A., Fujii-Kuriyama,Y. and PuymiratJ. <text:s/>1999. Basic transcription element-binding protein (bteb) is a thyroid hormone-regulated gene in the developing central nervous system. evidence for a role in neurite outgrowth.. </text:span></text:span><text:span text:style-name="bibus_5f_index_5f_basei"><text:span text:style-name="T241">The Journal of biological chemistry</text:span></text:span><text:span text:style-name="bibus_5f_index_5f_base"><text:span text:style-name="T241"> </text:span></text:span><text:span text:style-name="bibus_5f_index_5f_baseb"><text:span text:style-name="T241">274</text:span></text:span><text:span text:style-name="bibus_5f_index_5f_base"><text:span text:style-name="T241">:pp. 23128-23134</text:span></text:span></text:p>
      <text:p text:style-name="P52"><text:span text:style-name="bibus_5f_index_5f_base"><text:span text:style-name="T241"/></text:span></text:p>
      <text:p text:style-name="P52"><text:span text:style-name="bibus_5f_index_5f_base"><text:span text:style-name="T241"><text:s/>Elgueta ,R., Benson,M.J., de Vries,V.C., Wasiuk,A., Guo,Y. and NoelleR.J. <text:s/>2009. Molecular mechanism and function of cd40/cd40l engagement in the immune system.. </text:span></text:span><text:span text:style-name="bibus_5f_index_5f_basei"><text:span text:style-name="T241">Immunological reviews</text:span></text:span><text:span text:style-name="bibus_5f_index_5f_base"><text:span text:style-name="T241"> </text:span></text:span><text:span text:style-name="bibus_5f_index_5f_baseb"><text:span text:style-name="T241">229</text:span></text:span><text:span text:style-name="bibus_5f_index_5f_base"><text:span text:style-name="T241">:pp. 152-172</text:span></text:span></text:p>
      <text:p text:style-name="P52"><text:span text:style-name="bibus_5f_index_5f_base"><text:span text:style-name="T241"/></text:span></text:p>
      <text:p text:style-name="P52"><text:span text:style-name="bibus_5f_index_5f_base"><text:span text:style-name="T241"><text:s/>Flicek ,P., Amode,M.R., Barrell,D., Beal,K., Billis,K., Brent,S., Carvalho-Silva,D., Clapham,P., Coates,G., Fitzgerald,S.et al. <text:s/>2014. Ensembl 2014. </text:span></text:span><text:span text:style-name="bibus_5f_index_5f_basei"><text:span text:style-name="T241">Nucleic Acids Res</text:span></text:span><text:span text:style-name="bibus_5f_index_5f_base"><text:span text:style-name="T241"> </text:span></text:span><text:span text:style-name="bibus_5f_index_5f_baseb"><text:span text:style-name="T241">42</text:span></text:span><text:span text:style-name="bibus_5f_index_5f_base"><text:span text:style-name="T241">:p. D749-55</text:span></text:span></text:p>
      <text:p text:style-name="P52"><text:span text:style-name="bibus_5f_index_5f_base"><text:span text:style-name="T241"/></text:span></text:p>
      <text:p text:style-name="P52"><text:span text:style-name="bibus_5f_index_5f_base"><text:span text:style-name="T241"><text:s/>Galton ,V.A. <text:s/>1990. Mechanisms underlying the acceleration of thyroid hormone-induced tadpole metamorphosis by corticosterone.. </text:span></text:span><text:span text:style-name="bibus_5f_index_5f_basei"><text:span text:style-name="T241">Endocrinology</text:span></text:span><text:span text:style-name="bibus_5f_index_5f_base"><text:span text:style-name="T241"> </text:span></text:span><text:span text:style-name="bibus_5f_index_5f_baseb"><text:span text:style-name="T241">127</text:span></text:span><text:span text:style-name="bibus_5f_index_5f_base"><text:span text:style-name="T241">:pp. 2997-3002</text:span></text:span></text:p>
      <text:p text:style-name="P52"><text:span text:style-name="bibus_5f_index_5f_base"><text:span text:style-name="T241"/></text:span></text:p>
      <text:p text:style-name="P52"><text:span text:style-name="bibus_5f_index_5f_base"><text:span text:style-name="T241"><text:s/>Grimaldi ,A., Buisine,N., Miller,T., Shi,Y. and SachsL.M. <text:s/>2012. Mechanisms of thyroid hormone receptor action during development: lessons from amphibian studies. </text:span></text:span><text:span text:style-name="bibus_5f_index_5f_basei"><text:span text:style-name="T241">Biochim Biophys Acta</text:span></text:span><text:span text:style-name="bibus_5f_index_5f_base"><text:span text:style-name="T241"> :</text:span></text:span></text:p>
      <text:p text:style-name="P52"><text:span text:style-name="bibus_5f_index_5f_base"><text:span text:style-name="T241"/></text:span></text:p>
      <text:p text:style-name="P52"><text:span text:style-name="bibus_5f_index_5f_base"><text:span text:style-name="T241"><text:s/>Gupta ,M.K., Singh,D.B., Shukla,R. and MisraK. <text:s/>2013. A comprehensive metabolic modeling of thyroid pathway in relation to thyroid pathophysiology and therapeutics. </text:span></text:span><text:span text:style-name="bibus_5f_index_5f_basei"><text:span text:style-name="T241">OMICS</text:span></text:span><text:span text:style-name="bibus_5f_index_5f_base"><text:span text:style-name="T241"> </text:span></text:span><text:span text:style-name="bibus_5f_index_5f_baseb"><text:span text:style-name="T241">17</text:span></text:span><text:span text:style-name="bibus_5f_index_5f_base"><text:span text:style-name="T241">:pp. 584-593</text:span></text:span></text:p>
      <text:p text:style-name="P52"><text:span text:style-name="bibus_5f_index_5f_base"><text:span text:style-name="T241"/></text:span></text:p>
      <text:p text:style-name="P52"><text:span text:style-name="bibus_5f_index_5f_base"><text:span text:style-name="T241"><text:s/>Hellsten ,U., Harland,R.M., Gilchrist,M.J., Hendrix,D., Jurka,J., Kapitonov,V., Ovcharenko,I., Putnam,N.H., Shu,S., Taher,L.et al. <text:s/>2010. The genome of the western clawed frog xenopus tropicalis.. </text:span></text:span><text:span text:style-name="bibus_5f_index_5f_basei"><text:span text:style-name="T241">Science (New York, N.Y.)</text:span></text:span><text:span text:style-name="bibus_5f_index_5f_base"><text:span text:style-name="T241"> </text:span></text:span><text:span text:style-name="bibus_5f_index_5f_baseb"><text:span text:style-name="T241">328</text:span></text:span><text:span text:style-name="bibus_5f_index_5f_base"><text:span text:style-name="T241">:pp. 633-636</text:span></text:span></text:p>
      <text:p text:style-name="P52"><text:span text:style-name="bibus_5f_index_5f_base"><text:span text:style-name="T241"/></text:span></text:p>
      <text:p text:style-name="P52"><text:span text:style-name="bibus_5f_index_5f_base"><text:span text:style-name="T241"><text:s/>Hercbergs ,A.H., Ashur-Fabian,O. and GarfieldD. <text:s/>2010. Thyroid hormones and cancer: clinical studies of hypothyroidism in oncology. </text:span></text:span><text:span text:style-name="bibus_5f_index_5f_basei"><text:span text:style-name="T241">Curr Opin Endocrinol Diabetes Obes</text:span></text:span><text:span text:style-name="bibus_5f_index_5f_base"><text:span text:style-name="T241"> </text:span></text:span><text:span text:style-name="bibus_5f_index_5f_baseb"><text:span text:style-name="T241">17</text:span></text:span><text:span text:style-name="bibus_5f_index_5f_base"><text:span text:style-name="T241">:pp. 432-436</text:span></text:span></text:p>
      <text:p text:style-name="P52"><text:span text:style-name="bibus_5f_index_5f_base"><text:span text:style-name="T241"/></text:span></text:p>
      <text:p text:style-name="P52"><text:span text:style-name="bibus_5f_index_5f_base"><text:span text:style-name="T241"><text:s/>Holstein ,T.W. and LaudetV. <text:s/>2014. Life-history evolution: at the origins of metamorphosis.. </text:span></text:span><text:soft-page-break/><text:span text:style-name="bibus_5f_index_5f_basei"><text:span text:style-name="T241">Current biology : CB</text:span></text:span><text:span text:style-name="bibus_5f_index_5f_base"><text:span text:style-name="T241"> </text:span></text:span><text:span text:style-name="bibus_5f_index_5f_baseb"><text:span text:style-name="T241">24</text:span></text:span><text:span text:style-name="bibus_5f_index_5f_base"><text:span text:style-name="T241">:p. R159-61</text:span></text:span></text:p>
      <text:p text:style-name="P52"><text:span text:style-name="bibus_5f_index_5f_base"><text:span text:style-name="T241"/></text:span></text:p>
      <text:p text:style-name="P52"><text:span text:style-name="bibus_5f_index_5f_base"><text:span text:style-name="T241"><text:s/>Karmakar ,S., Jin,Y. and NagaichA.K. <text:s/>2013. Interaction of glucocorticoid receptor (gr) with estrogen receptor (er) alpha and activator protein 1 (ap1) in dexamethasone-mediated interference of eralpha activity. </text:span></text:span><text:span text:style-name="bibus_5f_index_5f_basei"><text:span text:style-name="T241">J Biol Chem</text:span></text:span><text:span text:style-name="bibus_5f_index_5f_base"><text:span text:style-name="T241"> </text:span></text:span><text:span text:style-name="bibus_5f_index_5f_baseb"><text:span text:style-name="T241">288</text:span></text:span><text:span text:style-name="bibus_5f_index_5f_base"><text:span text:style-name="T241">:pp. 24020-24034</text:span></text:span></text:p>
      <text:p text:style-name="P52"><text:span text:style-name="bibus_5f_index_5f_base"><text:span text:style-name="T241"/></text:span></text:p>
      <text:p text:style-name="P52"><text:span text:style-name="bibus_5f_index_5f_base"><text:span text:style-name="T241"><text:s/>Kikuyama ,S., Niki,K., Mayumi,M., Shibayama,R., Nishikawa,M. and ShintakeN. <text:s/>1983. Studies on corticoid action on the toad tadpole tail in vitro.. </text:span></text:span><text:span text:style-name="bibus_5f_index_5f_basei"><text:span text:style-name="T241">General and comparative endocrinology</text:span></text:span><text:span text:style-name="bibus_5f_index_5f_base"><text:span text:style-name="T241"> </text:span></text:span><text:span text:style-name="bibus_5f_index_5f_baseb"><text:span text:style-name="T241">52</text:span></text:span><text:span text:style-name="bibus_5f_index_5f_base"><text:span text:style-name="T241">:pp. 395-399</text:span></text:span></text:p>
      <text:p text:style-name="P52"><text:span text:style-name="bibus_5f_index_5f_base"><text:span text:style-name="T241"/></text:span></text:p>
      <text:p text:style-name="P52"><text:span text:style-name="bibus_5f_index_5f_base"><text:span text:style-name="T241"><text:s/>Kulkarni ,S.S. and BuchholzD.R. <text:s/>2012. Beyond synergy: corticosterone and thyroid hormone have numerous interaction effects on gene regulation in xenopus tropicalis tadpoles.. </text:span></text:span><text:span text:style-name="bibus_5f_index_5f_basei"><text:span text:style-name="T241">Endocrinology</text:span></text:span><text:span text:style-name="bibus_5f_index_5f_base"><text:span text:style-name="T241"> </text:span></text:span><text:span text:style-name="bibus_5f_index_5f_baseb"><text:span text:style-name="T241">153</text:span></text:span><text:span text:style-name="bibus_5f_index_5f_base"><text:span text:style-name="T241">:pp. 5309-5324</text:span></text:span></text:p>
      <text:p text:style-name="P52"><text:span text:style-name="bibus_5f_index_5f_base"><text:span text:style-name="T241"/></text:span></text:p>
      <text:p text:style-name="P52"><text:span text:style-name="bibus_5f_index_5f_base"><text:span text:style-name="T241"><text:s/>Kumar ,L. and E FutschikM. <text:s/>2007. Mfuzz: a software package for soft clustering of microarray data. </text:span></text:span><text:span text:style-name="bibus_5f_index_5f_basei"><text:span text:style-name="T241">Bioinformation</text:span></text:span><text:span text:style-name="bibus_5f_index_5f_base"><text:span text:style-name="T241"> </text:span></text:span><text:span text:style-name="bibus_5f_index_5f_baseb"><text:span text:style-name="T241">2</text:span></text:span><text:span text:style-name="bibus_5f_index_5f_base"><text:span text:style-name="T241">:pp. 5-7</text:span></text:span></text:p>
      <text:p text:style-name="P52"><text:span text:style-name="bibus_5f_index_5f_base"><text:span text:style-name="T241"/></text:span></text:p>
      <text:p text:style-name="P52"><text:span text:style-name="bibus_5f_index_5f_base"><text:span text:style-name="T241"><text:s/>Langmead ,B. <text:s/>2010. Aligning short sequencing reads with bowtie.. </text:span></text:span><text:span text:style-name="bibus_5f_index_5f_basei"><text:span text:style-name="T241">Current protocols in bioinformatics / editoral board, Andreas D. Baxevanis ... [et al.]</text:span></text:span><text:span text:style-name="bibus_5f_index_5f_base"><text:span text:style-name="T241"> </text:span></text:span><text:span text:style-name="bibus_5f_index_5f_baseb"><text:span text:style-name="T241">Chapter 11</text:span></text:span><text:span text:style-name="bibus_5f_index_5f_base"><text:span text:style-name="T241">:p. Unit 11.7</text:span></text:span></text:p>
      <text:p text:style-name="P52"><text:span text:style-name="bibus_5f_index_5f_base"><text:span text:style-name="T241"/></text:span></text:p>
      <text:p text:style-name="P52"><text:span text:style-name="bibus_5f_index_5f_base"><text:span text:style-name="T241"><text:s/>Mastorci ,F., Vicentini,M., Viltart,O., Manghi,M., Graiani,G., Quaini,F., Meerlo,P., Nalivaiko,E., Maccari,S. and SgoifoA. <text:s/>2009. Long-term effects of prenatal stress: changes in adult cardiovascular regulation and sensitivity to stress. </text:span></text:span><text:span text:style-name="bibus_5f_index_5f_basei"><text:span text:style-name="T241">Neurosci Biobehav Rev</text:span></text:span><text:span text:style-name="bibus_5f_index_5f_base"><text:span text:style-name="T241"> </text:span></text:span><text:span text:style-name="bibus_5f_index_5f_baseb"><text:span text:style-name="T241">33</text:span></text:span><text:span text:style-name="bibus_5f_index_5f_base"><text:span text:style-name="T241">:pp. 191-203</text:span></text:span></text:p>
      <text:p text:style-name="P52"><text:span text:style-name="bibus_5f_index_5f_base"><text:span text:style-name="T241"/></text:span></text:p>
      <text:p text:style-name="P52"><text:span text:style-name="bibus_5f_index_5f_base"><text:span text:style-name="T241"><text:s/>Montesinos ,M.M., Pellizas,C.G., Vélez,M.L., Susperreguy,S., Masini-Repiso,A.M. and ColeoniA.H. <text:s/>2006. Thyroid hormone receptor beta1 gene expression is increased by dexamethasone at transcriptional level in rat liver.. </text:span></text:span><text:span text:style-name="bibus_5f_index_5f_basei"><text:span text:style-name="T241">Life sciences</text:span></text:span><text:span text:style-name="bibus_5f_index_5f_base"><text:span text:style-name="T241"> </text:span></text:span><text:span text:style-name="bibus_5f_index_5f_baseb"><text:span text:style-name="T241">78</text:span></text:span><text:span text:style-name="bibus_5f_index_5f_base"><text:span text:style-name="T241">:pp. 2584-2594</text:span></text:span></text:p>
      <text:p text:style-name="P52"><text:span text:style-name="bibus_5f_index_5f_base"><text:span text:style-name="T241"/></text:span></text:p>
      <text:p text:style-name="P52"><text:span text:style-name="bibus_5f_index_5f_base"><text:span text:style-name="T241"><text:s/>Munck ,A.U., Náray-Fejes-Tóth,A., Jameson,J.L., Groot,L.J.D., de Kretser,D., Grossman,A., Marshall,J.C., Melmed,S., Potts,J.T. and WeirG.C.. Glucocorticoid action: physiology. In </text:span></text:span><text:span text:style-name="bibus_5f_index_5f_basei"><text:span text:style-name="T241">Endocrinology: adult and pediatric</text:span></text:span><text:span text:style-name="bibus_5f_index_5f_base"><text:span text:style-name="T241">. . 2010. .</text:span></text:span></text:p>
      <text:p text:style-name="P52"><text:span text:style-name="bibus_5f_index_5f_base"><text:span text:style-name="T241"/></text:span></text:p>
      <text:p text:style-name="P52"><text:span text:style-name="bibus_5f_index_5f_base"><text:span text:style-name="T241"><text:s/>Nicholls ,J.J., Brassill,M.J., Williams,G.R. and BassettJ.H.D. <text:s/>2012. The skeletal consequences of thyrotoxicosis. </text:span></text:span><text:span text:style-name="bibus_5f_index_5f_basei"><text:span text:style-name="T241">J Endocrinol</text:span></text:span><text:span text:style-name="bibus_5f_index_5f_base"><text:span text:style-name="T241"> </text:span></text:span><text:span text:style-name="bibus_5f_index_5f_baseb"><text:span text:style-name="T241">213</text:span></text:span><text:span text:style-name="bibus_5f_index_5f_base"><text:span text:style-name="T241">:pp. 209-221</text:span></text:span></text:p>
      <text:p text:style-name="P52"><text:span text:style-name="bibus_5f_index_5f_base"><text:span text:style-name="T241"/></text:span></text:p>
      <text:p text:style-name="P52"><text:span text:style-name="bibus_5f_index_5f_base"><text:span text:style-name="T241"><text:s/>Patterson ,S.H., Hahn,T.P., Cornelius,J.M. and BreunerC.W. <text:s/>2014. Natural selection and glucocorticoid physiology.. </text:span></text:span><text:span text:style-name="bibus_5f_index_5f_basei"><text:span text:style-name="T241">Journal of evolutionary biology</text:span></text:span><text:span text:style-name="bibus_5f_index_5f_base"><text:span text:style-name="T241"> </text:span></text:span><text:span text:style-name="bibus_5f_index_5f_baseb"><text:span text:style-name="T241">27</text:span></text:span><text:span text:style-name="bibus_5f_index_5f_base"><text:span text:style-name="T241">:pp. 259-274</text:span></text:span></text:p>
      <text:p text:style-name="P52"><text:span text:style-name="bibus_5f_index_5f_base"><text:span text:style-name="T241"/></text:span></text:p>
      <text:p text:style-name="P52"><text:span text:style-name="bibus_5f_index_5f_base"><text:span text:style-name="T241"><text:s/>Reimand ,J., Arak,T. and ViloJ. <text:s/>2011. G:profiler--a web server for functional interpretation of gene lists (2011 update). </text:span></text:span><text:span text:style-name="bibus_5f_index_5f_basei"><text:span text:style-name="T241">Nucleic Acids Res</text:span></text:span><text:span text:style-name="bibus_5f_index_5f_base"><text:span text:style-name="T241"> </text:span></text:span><text:span text:style-name="bibus_5f_index_5f_baseb"><text:span text:style-name="T241">39</text:span></text:span><text:span text:style-name="bibus_5f_index_5f_base"><text:span text:style-name="T241">:p. W307-15</text:span></text:span></text:p>
      <text:p text:style-name="P52"><text:span text:style-name="bibus_5f_index_5f_base"><text:span text:style-name="T241"/></text:span></text:p>
      <text:p text:style-name="P52"><text:span text:style-name="bibus_5f_index_5f_base"><text:span text:style-name="T241"><text:s/>Rog-Zielinska ,E.A., Thomson,A., Kenyon,C.J., Brownstein,D.G., Moran,C.M., Szumska,D., Michailidou,Z., Richardson,J., Owen,E., Watt,A.et al. <text:s/>2013. Glucocorticoid receptor is required for foetal heart maturation.. </text:span></text:span><text:span text:style-name="bibus_5f_index_5f_basei"><text:span text:style-name="T241">Human molecular genetics</text:span></text:span><text:span text:style-name="bibus_5f_index_5f_base"><text:span text:style-name="T241"> </text:span></text:span><text:span text:style-name="bibus_5f_index_5f_baseb"><text:span text:style-name="T241">22</text:span></text:span><text:span text:style-name="bibus_5f_index_5f_base"><text:span text:style-name="T241">:pp. 3269-3282</text:span></text:span></text:p>
      <text:p text:style-name="P52"><text:span text:style-name="bibus_5f_index_5f_base"><text:span text:style-name="T241"/></text:span></text:p>
      <text:p text:style-name="P52"><text:span text:style-name="bibus_5f_index_5f_base"><text:span text:style-name="T241"><text:s/>Sahu ,B., Laakso,M., Pihlajamaa,P., Ovaska,K., Sinielnikov,I., Hautaniemi,S. and JanneO.A. 2013. Foxa1 specifies unique androgen and glucocorticoid receptor binding events in prostate cancer cells. </text:span></text:span><text:span text:style-name="bibus_5f_index_5f_basei"><text:span text:style-name="T241">Cancer Res</text:span></text:span><text:span text:style-name="bibus_5f_index_5f_base"><text:span text:style-name="T241"> </text:span></text:span><text:span text:style-name="bibus_5f_index_5f_baseb"><text:span text:style-name="T241">73</text:span></text:span><text:span text:style-name="bibus_5f_index_5f_base"><text:span text:style-name="T241">:pp. 1570-1580</text:span></text:span></text:p>
      <text:p text:style-name="P52"><text:span text:style-name="bibus_5f_index_5f_base"><text:span text:style-name="T241"/></text:span></text:p>
      <text:p text:style-name="P52"><text:soft-page-break/><text:span text:style-name="bibus_5f_index_5f_base"><text:span text:style-name="T241"><text:s/>Soloviev ,M., Esteves,M.P., Amiri,F., Crompton,M.R. and RiderC.C. <text:s/>2013. Elevated transcription of the gene qsox1 encoding quiescin q6 sulfhydryl oxidase 1 in breast cancer. </text:span></text:span><text:span text:style-name="bibus_5f_index_5f_basei"><text:span text:style-name="T241">PLoS One</text:span></text:span><text:span text:style-name="bibus_5f_index_5f_base"><text:span text:style-name="T241"> </text:span></text:span><text:span text:style-name="bibus_5f_index_5f_baseb"><text:span text:style-name="T241">8</text:span></text:span><text:span text:style-name="bibus_5f_index_5f_base"><text:span text:style-name="T241">:p. e57327</text:span></text:span></text:p>
      <text:p text:style-name="P52"><text:span text:style-name="bibus_5f_index_5f_base"><text:span text:style-name="T241"/></text:span></text:p>
      <text:p text:style-name="P52"><text:span text:style-name="bibus_5f_index_5f_base"><text:span text:style-name="T241"><text:s/>Stark ,C., Breitkreutz,B., Chatr-Aryamontri,A., Boucher,L., Oughtred,R., Livstone,M.S., Nixon,J., Van Auken,K., Wang,X., Shi,X.et al. <text:s/>2011. The biogrid interaction database: 2011 update. </text:span></text:span><text:span text:style-name="bibus_5f_index_5f_basei"><text:span text:style-name="T241">Nucleic Acids Res</text:span></text:span><text:span text:style-name="bibus_5f_index_5f_base"><text:span text:style-name="T241"> </text:span></text:span><text:span text:style-name="bibus_5f_index_5f_baseb"><text:span text:style-name="T241">39</text:span></text:span><text:span text:style-name="bibus_5f_index_5f_base"><text:span text:style-name="T241">:p. D698-704</text:span></text:span></text:p>
      <text:p text:style-name="P52"><text:span text:style-name="bibus_5f_index_5f_base"><text:span text:style-name="T241"/></text:span></text:p>
      <text:p text:style-name="P51"><text:span text:style-name="bibus_5f_index_5f_base"><text:span text:style-name="T143"><text:s/>Zimmermann ,M.B. <text:s/>2009. Iodine deficiency. </text:span></text:span><text:span text:style-name="bibus_5f_index_5f_basei"><text:span text:style-name="T268">Endocr Rev</text:span></text:span><text:span text:style-name="bibus_5f_index_5f_base"><text:span text:style-name="T143"> </text:span></text:span><text:span text:style-name="bibus_5f_index_5f_baseb"><text:span text:style-name="T143">30</text:span></text:span><text:span text:style-name="bibus_5f_index_5f_base"><text:span text:style-name="T143">:pp. 376-408</text:span></text:span></text:p>
      <text:p text:style-name="P12"><text:span text:style-name="Article_20_-_20_Figure_20_body"><text:span text:style-name="T116"/></text:span></text:p>
      <text:p text:style-name="P8">Figure legends</text:p>
      <text:p text:style-name="P5"/>
      <text:p text:style-name="P15"><text:span text:style-name="Article_20_-_20_Figure_20_number"><text:span text:style-name="T243">Fig </text:span></text:span><text:span text:style-name="Article_20_-_20_Figure_20_number"><text:span text:style-name="T244">1</text:span></text:span><text:span text:style-name="T243">:</text:span><text:span text:style-name="Article_20_-_20_Figure_20_title"><text:span text:style-name="T127"> </text:span></text:span><text:span text:style-name="Article_20_-_20_Figure_20_title"><text:span text:style-name="T244">TH and GC affect hindlimb transcriptome</text:span></text:span><text:span text:style-name="Article_20_-_20_Figure_20_title"><text:span text:style-name="T127">.</text:span></text:span><text:span text:style-name="Article_20_-_20_Figure_20_body"><text:span text:style-name="T243"> </text:span></text:span><text:span text:style-name="Article_20_-_20_Figure_20_body"><text:span text:style-name="T245">Relationship between the mean expression level and the difference of expression measured by RNA-Seq (MA plot)</text:span></text:span><text:span text:style-name="Article_20_-_20_Figure_20_body"><text:span text:style-name="T135">.</text:span></text:span><text:span text:style-name="Article_20_-_20_Figure_20_body"><text:span text:style-name="T136"> </text:span></text:span><text:span text:style-name="Article_20_-_20_Figure_20_body"><text:span text:style-name="T137">G</text:span></text:span><text:span text:style-name="Article_20_-_20_Figure_20_body"><text:span text:style-name="T136">enes reported as differentially expressed by DESeq (FDR=0.05) </text:span></text:span><text:span text:style-name="Article_20_-_20_Figure_20_body"><text:span text:style-name="T138">relative to the control</text:span></text:span><text:span text:style-name="Article_20_-_20_Figure_20_body"><text:span text:style-name="T136"> are colored in blue.</text:span></text:span></text:p>
      <text:p text:style-name="P30"><text:span text:style-name="Article_20_-_20_Figure_20_number"><text:span text:style-name="T247"/></text:span></text:p>
      <text:p text:style-name="P30"><text:span text:style-name="Article_20_-_20_Figure_20_number"><text:span text:style-name="T246">Fig </text:span></text:span><text:span text:style-name="Article_20_-_20_Figure_20_number"><text:span text:style-name="T248">2</text:span></text:span><text:span text:style-name="Article_20_-_20_Figure_20_number"><text:span text:style-name="T246">: </text:span></text:span><text:span text:style-name="Article_20_-_20_Figure_20_title"><text:span text:style-name="T249">I</text:span></text:span><text:span text:style-name="Article_20_-_20_Figure_20_title"><text:span text:style-name="T246">nteractions between TH and GC </text:span></text:span><text:span text:style-name="Article_20_-_20_Figure_20_title"><text:span text:style-name="T250">signaling results in a limited number expression profiles</text:span></text:span><text:span text:style-name="Article_20_-_20_Figure_20_body"><text:span text:style-name="T246">. </text:span></text:span><text:span text:style-name="Article_20_-_20_Figure_20_body"><text:span text:style-name="T251">Expression profiles are categorized in 11 clusters. Within each cluster, expression values are summarized by a box plot.</text:span></text:span><text:span text:style-name="Article_20_-_20_Figure_20_body"><text:span text:style-name="T246"> </text:span></text:span><text:span text:style-name="Article_20_-_20_Figure_20_body"><text:span text:style-name="T251">Upper and lower "hinges" correspond to the first and third quartiles. The upper and lower whiskers extend from the hinge to respectively the highest or lowest value that is within 1.5 times the inter-quartile range of the hinge. Data beyond the end of the whiskers are outliers and plotted as points</text:span></text:span><text:span text:style-name="Article_20_-_20_Figure_20_body"><text:span text:style-name="T246">. A) “Antagonistic” </text:span></text:span><text:span text:style-name="Article_20_-_20_Figure_20_body"><text:span text:style-name="T252">profiles</text:span></text:span><text:span text:style-name="Article_20_-_20_Figure_20_body"><text:span text:style-name="T246">: GC decrease either TH induced </text:span></text:span><text:span text:style-name="Article_20_-_20_Figure_20_body"><text:span text:style-name="T252">repression</text:span></text:span><text:span text:style-name="Article_20_-_20_Figure_20_body"><text:span text:style-name="T246"> (clusters 1-</text:span></text:span><text:span text:style-name="Article_20_-_20_Figure_20_body"><text:span text:style-name="T253">3</text:span></text:span><text:span text:style-name="Article_20_-_20_Figure_20_body"><text:span text:style-name="T246">) or </text:span></text:span><text:span text:style-name="Article_20_-_20_Figure_20_body"><text:span text:style-name="T254">induction</text:span></text:span><text:span text:style-name="Article_20_-_20_Figure_20_body"><text:span text:style-name="T246"> (clusters </text:span></text:span><text:span text:style-name="Article_20_-_20_Figure_20_body"><text:span text:style-name="T255">4 and 5</text:span></text:span><text:span text:style-name="Article_20_-_20_Figure_20_body"><text:span text:style-name="T246">). </text:span></text:span><text:span text:style-name="Article_20_-_20_Figure_20_body"><text:span text:style-name="T256">B)</text:span></text:span><text:span text:style-name="Article_20_-_20_Figure_20_body"><text:span text:style-name="T246"> </text:span></text:span><text:span text:style-name="Article_20_-_20_Figure_20_body"><text:span text:style-name="T255">Cluster 6 contains genes for which the GC induced up-regulation is decreased by TH</text:span></text:span><text:span text:style-name="Article_20_-_20_Figure_20_body"><text:span text:style-name="T246">. </text:span></text:span><text:span text:style-name="Article_20_-_20_Figure_20_body"><text:span text:style-name="T256">C</text:span></text:span><text:span text:style-name="Article_20_-_20_Figure_20_body"><text:span text:style-name="T246">) “Potentiating” </text:span></text:span><text:span text:style-name="Article_20_-_20_Figure_20_body"><text:span text:style-name="T257">clusters</text:span></text:span><text:span text:style-name="Article_20_-_20_Figure_20_body"><text:span text:style-name="T246">: GC </text:span></text:span><text:span text:style-name="Article_20_-_20_Figure_20_body"><text:span text:style-name="T250">enhances</text:span></text:span><text:span text:style-name="Article_20_-_20_Figure_20_body"><text:span text:style-name="T246"> either TH </text:span></text:span><text:span text:style-name="Article_20_-_20_Figure_20_body"><text:span text:style-name="T258">driven</text:span></text:span><text:span text:style-name="Article_20_-_20_Figure_20_body"><text:span text:style-name="T246"> </text:span></text:span><text:span text:style-name="Article_20_-_20_Figure_20_body"><text:span text:style-name="T258">induction</text:span></text:span><text:span text:style-name="Article_20_-_20_Figure_20_body"><text:span text:style-name="T246"> (clusters </text:span></text:span><text:span text:style-name="Article_20_-_20_Figure_20_body"><text:span text:style-name="T256">7</text:span></text:span><text:span text:style-name="Article_20_-_20_Figure_20_body"><text:span text:style-name="T246"> </text:span></text:span><text:span text:style-name="Article_20_-_20_Figure_20_body"><text:span text:style-name="T256">and 8</text:span></text:span><text:span text:style-name="Article_20_-_20_Figure_20_body"><text:span text:style-name="T246">) or </text:span></text:span><text:span text:style-name="Article_20_-_20_Figure_20_body"><text:span text:style-name="T258">repression</text:span></text:span><text:span text:style-name="Article_20_-_20_Figure_20_body"><text:span text:style-name="T246"> (cluster </text:span></text:span><text:span text:style-name="Article_20_-_20_Figure_20_body"><text:span text:style-name="T256">9 and 10</text:span></text:span><text:span text:style-name="Article_20_-_20_Figure_20_body"><text:span text:style-name="T246">). </text:span></text:span><text:span text:style-name="Article_20_-_20_Figure_20_body"><text:span text:style-name="T256">D) Cluster 11 contains genes for which the GC induced up-regulation is increased by TH. For each gene, the expression level was adjusted to a variance of 1, and normalized by the mean expression level accross all four conditions. </text:span></text:span><text:span text:style-name="Article_20_-_20_Figure_20_body"><text:span text:style-name="T255">Ø=control; T=T3; C=corticosterone; T+C=T3+corticosterone.</text:span></text:span></text:p>
      <text:p text:style-name="P30"><text:span text:style-name="Article_20_-_20_Figure_20_body"><text:span text:style-name="T255"/></text:span></text:p>
      <text:p text:style-name="P31"><text:span text:style-name="Article_20_-_20_Figure_20_number"><text:span text:style-name="T247">Fig </text:span></text:span><text:span text:style-name="Article_20_-_20_Figure_20_number"><text:span text:style-name="T259">3</text:span></text:span><text:span text:style-name="Article_20_-_20_Figure_20_number"><text:span text:style-name="T247">: </text:span></text:span><text:span text:style-name="Article_20_-_20_Figure_20_title"><text:span text:style-name="T260">Genes co</text:span></text:span><text:span text:style-name="Article_20_-_20_Figure_20_title"><text:span text:style-name="T261">-</text:span></text:span><text:span text:style-name="Article_20_-_20_Figure_20_title"><text:span text:style-name="T260">regulated by TH and GC are functionally enriched </text:span></text:span><text:span text:style-name="Article_20_-_20_Figure_20_title"><text:span text:style-name="T262">in</text:span></text:span><text:span text:style-name="Article_20_-_20_Figure_20_title"><text:span text:style-name="T260"> </text:span></text:span><text:span text:style-name="Article_20_-_20_Figure_20_title"><text:span text:style-name="T262">terms </text:span></text:span><text:span text:style-name="Article_20_-_20_Figure_20_title"><text:span text:style-name="T261">related to </text:span></text:span><text:span text:style-name="Article_20_-_20_Figure_20_title"><text:span text:style-name="T260">skelet</text:span></text:span><text:span text:style-name="Article_20_-_20_Figure_20_title"><text:span text:style-name="T261">al structures</text:span></text:span><text:span text:style-name="Article_20_-_20_Figure_20_title"><text:span text:style-name="T260">.</text:span></text:span><text:span text:style-name="Article_20_-_20_Figure_20_body"><text:span text:style-name="T263"> </text:span></text:span><text:span text:style-name="Article_20_-_20_Figure_20_body"><text:span text:style-name="T260">A) </text:span></text:span><text:span text:style-name="Article_20_-_20_Figure_20_body"><text:span text:style-name="T264">Biological terms or pathologies associated to “antagonistic” or “potentiated” genes</text:span></text:span><text:span text:style-name="Article_20_-_20_Figure_20_body"><text:span text:style-name="T260">. Light blue terms are associated to the skeleton structure. B) Interaction map </text:span></text:span><text:span text:style-name="Article_20_-_20_Figure_20_body"><text:span text:style-name="T265">between the genes linked to skeletal components (corresponding to light blue terms in A) and human pathologies</text:span></text:span><text:span text:style-name="Article_20_-_20_Figure_20_body"><text:span text:style-name="T260">. Magenta</text:span></text:span><text:span text:style-name="Article_20_-_20_Figure_20_body"><text:span text:style-name="T266"> e</text:span></text:span><text:span text:style-name="Article_20_-_20_Figure_20_body"><text:span text:style-name="T263">dges between genes correspond to interactions </text:span></text:span><text:span text:style-name="Article_20_-_20_Figure_20_body"><text:span text:style-name="T261">described in</text:span></text:span><text:span text:style-name="Article_20_-_20_Figure_20_body"><text:span text:style-name="T263"> </text:span></text:span><text:span text:style-name="Article_20_-_20_Figure_20_body"><text:span text:style-name="T266">the</text:span></text:span><text:span text:style-name="Article_20_-_20_Figure_20_body"><text:span text:style-name="T263"> BioGrid </text:span></text:span><text:span text:style-name="Article_20_-_20_Figure_20_body"><text:span text:style-name="T266">database</text:span></text:span><text:span text:style-name="Article_20_-_20_Figure_20_body"><text:span text:style-name="T263">.</text:span></text:span></text:p>
      <text:p text:style-name="P30"><text:span text:style-name="Article_20_-_20_Figure_20_body"><text:span text:style-name="T263"/></text:span></text:p>
      <text:p text:style-name="P14"><text:span text:style-name="Article_20_-_20_Figure_20_title"><text:span text:style-name="T267">Fig 4: </text:span></text:span><text:span text:style-name="Article_20_-_20_Figure_20_title"><text:span text:style-name="T269">Brief</text:span></text:span><text:span text:style-name="Article_20_-_20_Figure_20_title"><text:span text:style-name="T270"> glucocorticoid treatment </text:span></text:span><text:span text:style-name="Article_20_-_20_Figure_20_title"><text:span text:style-name="T127">affects skeletal development </text:span></text:span><text:span text:style-name="Article_20_-_20_Figure_20_title"><text:span text:style-name="T271">during natural metamorphosis</text:span></text:span><text:span text:style-name="Article_20_-_20_Figure_20_title"><text:span text:style-name="T127">.</text:span></text:span><text:span text:style-name="Article_20_-_20_Figure_20_body"><text:span text:style-name="T127"> </text:span></text:span><text:span text:style-name="Article_20_-_20_Figure_20_body"><text:span text:style-name="T272">Morphology of hindlimb buds 24 hours after a 24 hour treatment (upper </text:span></text:span><text:soft-page-break/><text:span text:style-name="Article_20_-_20_Figure_20_body"><text:span text:style-name="T272">panel). Skeletal preparation (Alcian/Alizarin) of the same samples (bottom panel). Cartilage is stained with alcian blue and bone with alizarin red.</text:span></text:span></text:p>
      <text:p text:style-name="P14"><text:span text:style-name="Article_20_-_20_Figure_20_body"><text:span text:style-name="T133"/></text:span></text:p>
      <text:p text:style-name="P14"><text:span text:style-name="Article_20_-_20_Figure_20_body"><text:span text:style-name="T133"/></text:span></text:p>
      <text:p text:style-name="P9"><text:span text:style-name="Article_20_-_20_Figure_20_body"><text:span text:style-name="T139">Supplementary </text:span></text:span><text:span text:style-name="Article_20_-_20_Figure_20_body"><text:span text:style-name="T273">Figure</text:span></text:span><text:span text:style-name="Article_20_-_20_Figure_20_body"><text:span text:style-name="T139">s</text:span></text:span><text:span text:style-name="Article_20_-_20_Figure_20_body"><text:span text:style-name="T273"> </text:span></text:span><text:span text:style-name="Article_20_-_20_Figure_20_body"><text:span text:style-name="T274">(available from the website)</text:span></text:span></text:p>
      <text:p text:style-name="P14"><text:span text:style-name="Article_20_-_20_Figure_20_body"><text:span text:style-name="T133"/></text:span></text:p>
      <text:p text:style-name="P14"><text:span text:style-name="Article_20_-_20_Figure_20_body"><text:span text:style-name="T11">Fig S1: </text:span></text:span><text:span text:style-name="Article_20_-_20_Figure_20_body"><text:span text:style-name="T14">G</text:span></text:span><text:span text:style-name="Article_20_-_20_Figure_20_body"><text:span text:style-name="T13">eneral workflow of data production, processing and analysis.</text:span></text:span></text:p>
      <text:p text:style-name="P14"><text:span text:style-name="Article_20_-_20_Figure_20_body"><text:span text:style-name="T133"/></text:span></text:p>
      <text:p text:style-name="P17"><text:span text:style-name="Article_20_-_20_Figure_20_body"><text:span text:style-name="T134">Fig S2: </text:span></text:span><text:span text:style-name="Article_20_-_20_Figure_20_body"><text:span text:style-name="T141">Measure of KLF9 gene expression by rt-qPCR.</text:span></text:span><text:span text:style-name="Article_20_-_20_Figure_20_body"><text:span text:style-name="T134"> Letters a and b indicate significant differences between the group means based on a two tailed student t-test.</text:span></text:span></text:p>
      <text:p text:style-name="P14"><text:span text:style-name="Article_20_-_20_Figure_20_body"><text:span text:style-name="T132"/></text:span></text:p>
      <text:p text:style-name="P16"><text:span text:style-name="Article_20_-_20_Figure_20_body"><text:span text:style-name="T132">Fig S3: </text:span></text:span><text:span text:style-name="Article_20_-_20_Figure_20_body"><text:span text:style-name="T140">Saturation analysis of RNA-seq data. </text:span></text:span><text:span text:style-name="Article_20_-_20_Figure_20_body"><text:span text:style-name="T132">The number of expressed gene (y axis) is plotted as a function and increasing number of reads (x axis).</text:span></text:span></text:p>
      <text:p text:style-name="P14"><text:span text:style-name="Article_20_-_20_Figure_20_body"><text:span text:style-name="T172"/></text:span></text:p>
      <text:p text:style-name="P21"><text:span text:style-name="Article_20_-_20_Figure_20_body"><text:span text:style-name="T3">Fig S4</text:span></text:span><text:span text:style-name="Article_20_-_20_Figure_20_body"><text:span text:style-name="T4">: </text:span></text:span><text:span text:style-name="Article_20_-_20_Figure_20_body"><text:span text:style-name="T6">Principal component analysis of RNA-Seq data</text:span></text:span><text:span text:style-name="Article_20_-_20_Figure_20_body"><text:span text:style-name="T4">. </text:span></text:span><text:span text:style-name="Article_20_-_20_Figure_20_body"><text:span text:style-name="T5">The analysis was </text:span></text:span><text:span text:style-name="Article_20_-_20_Figure_20_body"><text:span text:style-name="T4">carried out </text:span></text:span><text:span text:style-name="T2">on raw data (A) or after reduction of batch effects (B).</text:span></text:p>
      <text:p text:style-name="P14"><text:span text:style-name="Article_20_-_20_Figure_20_body"><text:span text:style-name="T172"/></text:span></text:p>
      <text:p text:style-name="P14"><text:span text:style-name="Article_20_-_20_Figure_20_body"><text:span text:style-name="T7">Fig S5:</text:span></text:span><text:span text:style-name="Article_20_-_20_Figure_20_body"><text:span text:style-name="T12"> RT-qPCR v</text:span></text:span><text:span text:style-name="Article_20_-_20_Figure_20_body"><text:span text:style-name="T13">alidations of gene expression levels measured by RNA-Seq</text:span></text:span><text:span text:style-name="Article_20_-_20_Figure_20_body"><text:span text:style-name="T8">. </text:span></text:span><text:span text:style-name="Article_20_-_20_Figure_20_body"><text:span text:style-name="T9">Thirteen</text:span></text:span><text:span text:style-name="Article_20_-_20_Figure_20_body"><text:span text:style-name="T8"> genes were chosen from RNA-Seq results </text:span></text:span><text:span text:style-name="Article_20_-_20_Figure_20_body"><text:span text:style-name="T9">over</text:span></text:span><text:span text:style-name="Article_20_-_20_Figure_20_body"><text:span text:style-name="T8"> wide dynamic range of expression, </text:span></text:span><text:span text:style-name="Article_20_-_20_Figure_20_body"><text:span text:style-name="T9">as illustrated on the MA plots (A)</text:span></text:span><text:span text:style-name="Article_20_-_20_Figure_20_body"><text:span text:style-name="T8">. </text:span></text:span><text:span text:style-name="Article_20_-_20_Figure_20_body"><text:span text:style-name="T9">Expression levels were measured by RT-qPCR and </text:span></text:span><text:span text:style-name="Article_20_-_20_Figure_20_body"><text:span text:style-name="T8">normalized using rpl8 as internal control, with </text:span></text:span><text:span text:style-name="Article_20_-_20_Figure_20_body"><text:span text:style-name="T9">three biological replicated</text:span></text:span><text:span text:style-name="Article_20_-_20_Figure_20_body"><text:span text:style-name="T8">. </text:span></text:span><text:span text:style-name="Article_20_-_20_Figure_20_body"><text:span text:style-name="T9">The relation</text:span></text:span><text:span text:style-name="Article_20_-_20_Figure_20_body"><text:span text:style-name="T10">ship between fold changes (in log2 scale) measured by RT-qPCR and by RNA-Seq is shown in panel B.</text:span></text:span></text:p>
      <text:p text:style-name="P14"><text:span text:style-name="Article_20_-_20_Figure_20_body"><text:span text:style-name="T10"/></text:span></text:p>
      <text:p text:style-name="P18"><text:span text:style-name="Article_20_-_20_Figure_20_body"><text:span text:style-name="T130">Fig S6: </text:span></text:span><text:span text:style-name="Article_20_-_20_Figure_20_body"><text:span text:style-name="T142">Interaction network between genes differentially expressed and biological functions and pathologies. <text:s/></text:span></text:span><text:span text:style-name="Article_20_-_20_Figure_20_body"><text:span text:style-name="T130">Yellow hexagons identify biological functions and pathologies, red vertices identifies genes with antagonistic expression profiles, green vertices identifies genes with potentiated expression profiles. Black links correspond to connections between genes and biological processes or pathologies,</text:span></text:span><text:span text:style-name="Article_20_-_20_Figure_20_body"><text:span text:style-name="T128"> </text:span></text:span><text:span text:style-name="Article_20_-_20_Figure_20_body"><text:span text:style-name="T130">red dotted links represent connections between pathologies </text:span></text:span><text:span text:style-name="Article_20_-_20_Figure_20_body"><text:span text:style-name="T131">and</text:span></text:span><text:span text:style-name="Article_20_-_20_Figure_20_body"><text:span text:style-name="T130"> </text:span></text:span><text:span text:style-name="Article_20_-_20_Figure_20_body"><text:span text:style-name="T131">blue links interactions between gene products.</text:span></text:span></text:p>
      <text:p text:style-name="P18"><text:span text:style-name="Article_20_-_20_Figure_20_body"><text:span text:style-name="T131">F</text:span></text:span><text:span text:style-name="Article_20_-_20_Figure_20_body"><text:span text:style-name="T129">unctional interaction </text:span></text:span><text:span text:style-name="Article_20_-_20_Figure_20_body"><text:span text:style-name="T131">data between genes</text:span></text:span><text:span text:style-name="Article_20_-_20_Figure_20_body"><text:span text:style-name="T129"> </text:span></text:span><text:span text:style-name="Article_20_-_20_Figure_20_body"><text:span text:style-name="T131">were collected from</text:span></text:span><text:span text:style-name="Article_20_-_20_Figure_20_body"><text:span text:style-name="T129"> the BioGrid database </text:span></text:span><text:span text:style-name="Article_20_-_20_Figure_20_body"><text:span text:style-name="T110">(Stark et al., 2011).</text:span></text:span></text:p>
      <text:p text:style-name="P18"><text:soft-page-break/><text:span text:style-name="Article_20_-_20_Figure_20_body"><text:span text:style-name="T110"/></text:span></text:p>
      <text:p text:style-name="P20"><text:span text:style-name="Article_20_-_20_Figure_20_body"><text:span text:style-name="T112">Fig S</text:span></text:span><text:span text:style-name="Article_20_-_20_Figure_20_body"><text:span text:style-name="T113">7</text:span></text:span><text:span text:style-name="Article_20_-_20_Figure_20_body"><text:span text:style-name="T112">: </text:span></text:span><text:span text:style-name="Article_20_-_20_Figure_20_body"><text:span text:style-name="T115">Interaction network between genes differentially expressed and biological functions and pathologies. </text:span></text:span></text:p>
      <text:p text:style-name="P19"><text:span text:style-name="Article_20_-_20_Figure_20_body"><text:span text:style-name="T111"/></text:span></text:p>
      <text:p text:style-name="P19"><text:span text:style-name="Article_20_-_20_Figure_20_body"><text:span text:style-name="T111"/></text:span></text:p>
      <text:p text:style-name="P9"><text:span text:style-name="Article_20_-_20_Figure_20_body"><text:span text:style-name="T114">Supplementary Tabl</text:span></text:span><text:span text:style-name="Article_20_-_20_Figure_20_body"><text:span text:style-name="T109">e</text:span></text:span><text:span text:style-name="Article_20_-_20_Figure_20_body"><text:span text:style-name="T114">s</text:span></text:span><text:span text:style-name="Article_20_-_20_Figure_20_body"><text:span text:style-name="T109"> </text:span></text:span><text:span text:style-name="Article_20_-_20_Figure_20_body"><text:span text:style-name="T117">(available from the website)</text:span></text:span></text:p>
      <text:p text:style-name="P9"><text:span text:style-name="Article_20_-_20_Figure_20_body"><text:span text:style-name="T117"/></text:span></text:p>
      <text:p text:style-name="P10"><text:span text:style-name="Article_20_-_20_Figure_20_body"><text:span text:style-name="T118">Table S1: </text:span></text:span><text:span text:style-name="Article_20_-_20_Figure_20_body"><text:span text:style-name="T119">Mapping statistics.</text:span></text:span></text:p>
      <text:p text:style-name="P10"><text:span text:style-name="Article_20_-_20_Figure_20_body"><text:span text:style-name="T118"/></text:span></text:p>
      <text:p text:style-name="P11"><text:span text:style-name="Article_20_-_20_Figure_20_body"><text:span text:style-name="T118">Table S2: </text:span></text:span><text:span text:style-name="Article_20_-_20_Figure_20_body"><text:span text:style-name="T120">Expression level of differentially expressed genes.</text:span></text:span></text:p>
      <text:p text:style-name="P10"><text:span text:style-name="Article_20_-_20_Figure_20_body"><text:span text:style-name="T118"/></text:span></text:p>
      <text:p text:style-name="P10"><text:span text:style-name="Article_20_-_20_Figure_20_body"><text:span text:style-name="T118">Table S3: </text:span></text:span><text:span text:style-name="Article_20_-_20_Figure_20_body"><text:span text:style-name="T121">Expression level of genes affected by TH and GC crosstalk.</text:span></text:span></text:p>
      <text:p text:style-name="P53"><text:span text:style-name="bibus_5f_index_5f_base"><text:span text:style-name="T2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erif1" svg:font-family="'Droid Serif'"/>
    <style:font-face style:name="Lohit Hindi2" svg:font-family="'Lohit Hindi'"/>
    <style:font-face style:name="Trebuchet MS" svg:font-family="'Trebuchet MS'"/>
    <style:font-face style:name="Helvetica1" svg:font-family="Helvetica" style:font-family-generic="roman"/>
    <style:font-face style:name="Arial" svg:font-family="Arial" style:font-family-generic="swiss"/>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DejaVu Sans Mono" svg:font-family="'DejaVu Sans Mono'" style:font-family-generic="modern" style:font-pitch="fixed"/>
    <style:font-face style:name="Lohit Hindi" svg:font-family="'Lohit Hindi'" style:font-pitch="variable"/>
    <style:font-face style:name="Times New Roman" svg:font-family="'Times New Roman', Times" style:font-pitch="variable"/>
    <style:font-face style:name="Arial2" svg:font-family="Arial"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Standard" style:class="text" style:master-page-name="">
      <style:paragraph-properties fo:margin-top="0.139in" fo:margin-bottom="0in" style:contextual-spacing="false" fo:line-height="150%" style:page-number="auto" fo:break-before="auto" fo:break-after="auto" style:writing-mode="lr-tb"/>
      <style:text-properties style:font-name="Liberation Sans1" fo:font-family="'Liberation Sans'" style:font-style-name="Bold" style:font-family-generic="swiss"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in" fo:margin-right="0in" fo:margin-top="0.139in" fo:margin-bottom="0in" style:contextual-spacing="false" fo:line-height="150%" fo:text-indent="0in" style:auto-text-indent="false" fo:break-before="auto" fo:break-after="auto" style:writing-mode="lr-tb"/>
      <style:text-properties style:font-name="Liberation Sans1" fo:font-family="'Liberation Sans'" style:font-style-name="Bold" style:font-family-generic="swiss" style:font-pitch="variable" fo:font-size="12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font-name="Lohit Hindi" fo:font-family="'Lohit Hindi'" style:font-pitch="variable" fo:font-size="31.5pt"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text-autospace="none"/>
      <style:text-properties style:use-window-font-color="true" style:text-outline="false" style:text-line-through-style="none" style:font-name="Lohit Hindi" fo:font-family="'Lohit Hindi'" style:font-pitch="variable" fo:font-size="31.5pt"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style: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style: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Object_20_with_20_no_20_fill_20_and_20_no_20_line" style:display-name="Object with no fill and no line" style:family="paragraph" style:parent-style-name="Standard"/>
    <style:style style:name="WW-Heading1" style:family="paragraph" style:parent-style-name="Standard">
      <style:paragraph-properties fo:margin-top="0.1654in" fo:margin-bottom="0.0827in" style:contextual-spacing="false"/>
    </style:style>
    <style:style style:name="WW-Heading12" style:family="paragraph" style:parent-style-name="Standard">
      <style:paragraph-properties fo:margin-top="0.1654in" fo:margin-bottom="0.0827in" style:contextual-spacing="false"/>
    </style:style>
    <style:style style:name="WW-Heading123" style:family="paragraph" style:parent-style-name="Standard">
      <style:paragraph-properties fo:margin-top="0.1654in" fo:margin-bottom="0.0827in" style:contextual-spacing="false"/>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Article_20_-_20_Figure" style:display-name="Article - Figure" style:family="text">
      <style:text-properties fo:color="#000000" style:text-line-through-style="none" fo:font-size="12pt" fo:font-style="normal" style:text-underline-style="none" fo:font-weight="normal" officeooo:rsid="00309fbf" fo:background-color="#99cc66" style:font-name-asian="Droid Serif1" style:font-family-asian="'Droid Serif'" style:font-size-asian="12pt" style:font-style-asian="normal" style:font-weight-asian="normal" style:font-name-complex="Droid Serif1" style:font-family-complex="'Droid Serif'" style:font-size-complex="12pt" style:font-style-complex="normal" style:font-weight-complex="normal"/>
    </style:style>
    <style:style style:name="Article_20_-_20_Supplemental_20_Figure" style:display-name="Article - Supplemental Figure" style:family="text">
      <style:text-properties fo:color="#000000" style:text-line-through-style="none" fo:font-size="12pt" fo:font-style="normal" style:text-underline-style="none" fo:font-weight="normal" fo:background-color="#669999" style:font-name-asian="Droid Serif1" style:font-family-asian="'Droid Serif'" style:font-size-asian="12pt" style:font-style-asian="normal" style:font-weight-asian="normal" style:font-name-complex="Droid Serif1" style:font-family-complex="'Droid Serif'" style:font-size-complex="12pt" style:font-style-complex="normal" style:font-weight-complex="normal"/>
    </style:style>
    <style:style style:name="Article_20_-_20_Gene_20_Name" style:display-name="Article - Gene Name" style:family="text">
      <style:text-properties fo:text-transform="lowercase" fo:color="#000000" style:text-line-through-style="none" fo:font-size="12pt" fo:font-style="italic" style:text-underline-style="none" fo:font-weight="normal" officeooo:rsid="003386e7" fo:background-color="transparent" style:font-name-asian="Droid Serif1" style:font-family-asian="'Droid Serif'" style:font-size-asian="12pt" style:font-style-asian="italic" style:font-weight-asian="normal" style:font-name-complex="Droid Serif1" style:font-family-complex="'Droid Serif'" style:font-size-complex="12pt" style:font-style-complex="italic" style:font-weight-complex="normal"/>
    </style:style>
    <style:style style:name="Article_20_-_20_Product" style:display-name="Article - Product" style:family="text">
      <style:text-properties fo:color="#000000" style:text-line-through-style="none" fo:font-size="12pt" fo:font-style="normal" style:text-underline-style="none" fo:font-weight="normal" fo:background-color="#ff99cc" style:font-name-asian="Droid Serif1" style:font-family-asian="'Droid Serif'" style:font-size-asian="12pt" style:font-style-asian="normal" style:font-weight-asian="normal" style:font-name-complex="Droid Serif1" style:font-family-complex="'Droid Serif'" style:font-size-complex="12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rticle_20_-_20_Figure_20_number" style:display-name="Article - Figure number" style:family="text">
      <style:text-properties style:font-name="Liberation Sans" fo:font-family="'Liberation Sans'" style:font-family-generic="swiss" style:font-pitch="variable"/>
    </style:style>
    <style:style style:name="Article_20_-_20_Figure_20_title" style:display-name="Article - Figure title" style:family="text">
      <style:text-properties style:font-name="Liberation Sans" fo:font-family="'Liberation Sans'" style:font-family-generic="swiss" style:font-pitch="variable" fo:font-weight="bold" officeooo:rsid="001ab491" style:font-weight-asian="bold" style:font-weight-complex="bold"/>
    </style:style>
    <style:style style:name="Article_20_-_20_Figure_20_body" style:display-name="Article - Figure body" style:family="text">
      <style:text-properties style:font-name="Liberation Serif" fo:font-family="'Liberation Serif'" style:font-family-generic="roman" style:font-pitch="variable"/>
    </style:style>
    <style:style style:name="MISSING_20_REFERENCE" style:display-name="MISSING REFERENCE" style:family="text" style:parent-style-name="Source_20_Text">
      <style:text-properties fo:background-color="#ff00ff"/>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bibus_5f_index_5f_baseb" style:display-name="bibus_index_baseb" style:family="text" style:parent-style-name="bibus_5f_index_5f_base">
      <style:text-properties style:text-position="0% 100%" fo:font-weight="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9:19:42</meta:creation-date>
    <dc:date>2014-04-24T14:50:00.075996367</dc:date>
    <meta:editing-duration>PT10H46M34S</meta:editing-duration>
    <meta:editing-cycles>144</meta:editing-cycles>
    <meta:generator>LibreOffice/4.1.3.2$Linux_X86_64 LibreOffice_project/410m0$Build-2</meta:generator>
    <dc:title>Paper_LS_NB_bib-formatted</dc:title>
    <dc:creator>Alexis GRIMALDI</dc:creator>
    <meta:document-statistic meta:table-count="0" meta:image-count="0" meta:object-count="0" meta:page-count="20" meta:paragraph-count="117" meta:word-count="6216" meta:character-count="42589" meta:non-whitespace-character-count="36409"/>
    <meta:user-defined meta:name="Info 1"/>
    <meta:user-defined meta:name="Info 2"/>
    <meta:user-defined meta:name="Info 3"/>
    <meta:user-defined meta:name="Info 4"/>
  </office:meta>
</office:document-meta>
</file>